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fo:border-bottom="2.01pt solid #000000" fo:background-color="#ffffff" fo:border-left="2.01pt solid #000000" fo:border-right="0.06pt solid #000000" fo:border-top="0.06pt solid #000000"/>
      <style:text-properties style:text-position="" style:font-name="Liberation Serif" fo:font-size="10pt" style:font-name-asian="Liberation Serif" style:font-size-asian="10pt" style:font-name-complex="Liberation Serif" style:font-size-complex="10pt"/>
    </style:style>
    <style:style style:name="ce11" style:family="table-cell" style:parent-style-name="Default" style:data-style-name="N0">
      <style:table-cell-properties fo:border-bottom="2.01pt solid #000000" fo:background-color="#ffffff" fo:border-left="0.06pt solid #000000" fo:border-right="0.06pt solid #000000" fo:border-top="0.06pt solid #000000"/>
      <style:text-properties style:text-position="" style:font-name="Liberation Serif" fo:font-size="10pt" style:font-name-asian="Liberation Serif" style:font-size-asian="10pt" style:font-name-complex="Liberation Serif" style:font-size-complex="10pt"/>
    </style:style>
    <style:style style:name="ce12" style:family="table-cell" style:parent-style-name="Default" style:data-style-name="N100">
      <style:table-cell-properties fo:border-bottom="2.01pt solid #000000" fo:background-color="#ffffff" fo:border-left="0.06pt solid #000000" fo:border-right="0.06pt solid #000000" fo:border-top="0.06pt solid #000000"/>
      <style:text-properties style:text-position="" style:font-name="Liberation Serif" fo:font-size="10pt" style:font-name-asian="Liberation Serif" style:font-size-asian="10pt" style:font-name-complex="Liberation Serif" style:font-size-complex="10pt"/>
    </style:style>
    <style:style style:name="ce13" style:family="table-cell" style:parent-style-name="Default" style:data-style-name="N0">
      <style:table-cell-properties fo:border-bottom="2.01pt solid #000000" fo:background-color="#ffffff" fo:border-left="0.06pt solid #000000" fo:border-right="2.01pt solid #000000" fo:border-top="0.06pt solid #000000"/>
      <style:text-properties style:text-position="" style:font-name="Liberation Serif" fo:font-size="10pt" style:font-name-asian="Liberation Serif" style:font-size-asian="10pt" style:font-name-complex="Liberation Serif" style:font-size-complex="10pt"/>
    </style:style>
    <style:style style:name="ce2" style:family="table-cell" style:parent-style-name="Default" style:data-style-name="N0">
      <style:text-properties style:text-position=""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 style:data-style-name="N0">
      <style:table-cell-properties fo:border-bottom="0.06pt solid #000000" fo:background-color="#ffffff" fo:border-left="2.01pt solid #000000" fo:border-right="0.06pt solid #000000" fo:border-top="2.01pt solid #000000"/>
      <style:text-properties style:text-position="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2.01pt solid #000000"/>
      <style:text-properties style:text-position="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5" style:family="table-cell" style:parent-style-name="Default" style:data-style-name="N0">
      <style:table-cell-properties fo:border-bottom="0.06pt solid #000000" fo:background-color="#ffffff" fo:border-left="0.06pt solid #000000" fo:border-right="2.01pt solid #000000" fo:border-top="2.01pt solid #000000"/>
      <style:text-properties style:text-position="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6" style:family="table-cell" style:parent-style-name="Default" style:data-style-name="N0">
      <style:table-cell-properties fo:border-bottom="0.06pt solid #000000" fo:background-color="#ffffff" fo:border-left="2.01pt solid #000000" fo:border-right="0.06pt solid #000000" fo:border-top="0.06pt solid #000000"/>
      <style:text-properties style:text-position=""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fo:background-color="#ffffff" fo:border="0.06pt solid #000000"/>
      <style:text-properties style:text-position=""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100">
      <style:table-cell-properties fo:background-color="#ffffff" fo:border="0.06pt solid #000000"/>
      <style:text-properties style:text-position=""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>
      <style:table-cell-properties fo:border-bottom="0.06pt solid #000000" fo:background-color="#ffffff" fo:border-left="0.06pt solid #000000" fo:border-right="2.01pt solid #000000" fo:border-top="0.06pt solid #000000"/>
      <style:text-properties style:text-position=""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9" style:family="table-cell" style:parent-style-name="Default" style:data-style-name="N0">
      <style:table-cell-properties fo:border-bottom="0.06pt solid #000000" fo:background-color="#ffffff" fo:border-left="2.01pt solid #000000" fo:border-right="0.06pt solid #000000" fo:border-top="2.01pt solid #000000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20" style:family="table-cell" style:parent-style-name="Default" style:data-style-name="N0">
      <style:table-cell-properties fo:border-bottom="0.06pt solid #000000" fo:background-color="#ffffff" fo:border-left="2.01pt solid #000000" fo:border-right="0.06pt solid #000000" fo:border-top="0.06pt solid #000000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1" style:family="table-cell" style:parent-style-name="Default" style:data-style-name="N0">
      <style:table-cell-properties fo:border-bottom="2.01pt solid #000000" fo:background-color="#ffffff" fo:border-left="2.01pt solid #000000" fo:border-right="0.06pt solid #000000" fo:border-top="0.06pt solid #000000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2.01pt solid #000000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24" style:family="table-cell" style:parent-style-name="Default" style:data-style-name="N0">
      <style:table-cell-properties fo:background-color="#ffffff" fo:border="0.06pt solid #000000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5" style:family="table-cell" style:parent-style-name="Default" style:data-style-name="N0">
      <style:table-cell-properties fo:border-bottom="2.01pt solid #000000" fo:background-color="#ffffff" fo:border-left="0.06pt solid #000000" fo:border-right="0.06pt solid #000000" fo:border-top="0.06pt solid #000000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6" style:family="table-cell" style:parent-style-name="Default" style:data-style-name="N0">
      <style:table-cell-properties fo:background-color="#ff3333" fo:border="0.06pt solid #000000"/>
      <style:text-properties fo:color="#ffffff" style:font-name="Liberation Serif" fo:font-size="10pt" style:font-name-asian="Liberation Serif" style:font-size-asian="10pt" style:font-name-complex="Liberation Serif" style:font-size-complex="10pt"/>
    </style:style>
    <style:style style:name="ce27" style:family="table-cell" style:parent-style-name="Default" style:data-style-name="N0">
      <style:table-cell-properties fo:background-color="#ffff00" fo:border="0.06pt solid #000000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8" style:family="table-cell" style:parent-style-name="Default" style:data-style-name="N0">
      <style:table-cell-properties fo:background-color="#ffff66" fo:border="0.06pt solid #000000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9" style:family="table-cell" style:parent-style-name="Default" style:data-style-name="N0">
      <style:table-cell-properties fo:border-bottom="2.01pt solid #000000" fo:background-color="#ffff66" fo:border-left="0.06pt solid #000000" fo:border-right="0.06pt solid #000000" fo:border-top="0.06pt solid #000000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0" style:family="table-cell" style:parent-style-name="Default" style:data-style-name="N0">
      <style:table-cell-properties fo:background-color="#dddddd"/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ffffff" fo:border="0.06pt solid #000000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3" style:family="table-cell" style:parent-style-name="Default" style:data-style-name="N100">
      <style:table-cell-properties fo:border-bottom="2.01pt solid #000000" fo:background-color="#ffffff" fo:border-left="0.06pt solid #000000" fo:border-right="0.06pt solid #000000" fo:border-top="0.06pt solid #000000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4" style:family="table-cell" style:parent-style-name="Default" style:data-style-name="N0">
      <style:table-cell-properties fo:border-bottom="0.06pt solid #000000" fo:background-color="#ffffff" fo:border-left="0.06pt solid #000000" fo:border-right="2.01pt solid #000000" fo:border-top="2.01pt solid #000000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5" style:family="table-cell" style:parent-style-name="Default" style:data-style-name="N0">
      <style:table-cell-properties fo:border-bottom="0.06pt solid #000000" fo:background-color="#ffffff" fo:border-left="0.06pt solid #000000" fo:border-right="2.01pt solid #000000" fo:border-top="0.06pt solid #000000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6" style:family="table-cell" style:parent-style-name="Default" style:data-style-name="N0">
      <style:table-cell-properties fo:border-bottom="2.01pt solid #000000" fo:background-color="#ffffff" fo:border-left="0.06pt solid #000000" fo:border-right="2.01pt solid #000000" fo:border-top="0.06pt solid #000000"/>
      <style:text-properties style:font-name="Liberation Serif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/>
      <table:table table:name="Finalizados" table:style-name="ta1">
        <table:table-column table:style-name="co1" table:number-columns-repeated="31" table:default-cell-style-name="ce22"/>
        <table:table-column table:style-name="co2" table:number-columns-repeated="993" table:default-cell-style-name="ce22"/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19" office:value-type="string" calcext:value-type="string">
            <text:p>CUSTOMER ID</text:p>
          </table:table-cell>
          <table:table-cell table:style-name="ce23" office:value-type="string" calcext:value-type="string">
            <text:p>FIRST NAME</text:p>
          </table:table-cell>
          <table:table-cell table:style-name="ce23" office:value-type="string" calcext:value-type="string">
            <text:p>MIDDLE NAME</text:p>
          </table:table-cell>
          <table:table-cell table:style-name="ce23" office:value-type="string" calcext:value-type="string">
            <text:p>LAST NAME</text:p>
          </table:table-cell>
          <table:table-cell table:style-name="ce23" office:value-type="string" calcext:value-type="string">
            <text:p>EMAIL ID</text:p>
          </table:table-cell>
          <table:table-cell table:style-name="ce23" office:value-type="string" calcext:value-type="string">
            <text:p>GENDER</text:p>
          </table:table-cell>
          <table:table-cell table:style-name="ce23" office:value-type="string" calcext:value-type="string">
            <text:p>DOB</text:p>
          </table:table-cell>
          <table:table-cell table:style-name="ce23" office:value-type="string" calcext:value-type="string">
            <text:p>CITIZENSHIP</text:p>
          </table:table-cell>
          <table:table-cell table:style-name="ce23" office:value-type="string" calcext:value-type="string">
            <text:p>PRIMARY CONTACT NO</text:p>
          </table:table-cell>
          <table:table-cell table:style-name="ce23" office:value-type="string" calcext:value-type="string">
            <text:p>ADDRESS LINE 1</text:p>
          </table:table-cell>
          <table:table-cell table:style-name="ce23" office:value-type="string" calcext:value-type="string">
            <text:p>ADDRESS LINE 2</text:p>
          </table:table-cell>
          <table:table-cell table:style-name="ce23" office:value-type="string" calcext:value-type="string">
            <text:p>STATE</text:p>
          </table:table-cell>
          <table:table-cell table:style-name="ce23" office:value-type="string" calcext:value-type="string">
            <text:p>CITY</text:p>
          </table:table-cell>
          <table:table-cell table:style-name="ce23" office:value-type="string" calcext:value-type="string">
            <text:p>POSTAL CODE</text:p>
          </table:table-cell>
          <table:table-cell table:style-name="ce23" office:value-type="string" calcext:value-type="string">
            <text:p>COUNTRY</text:p>
          </table:table-cell>
          <table:table-cell table:style-name="ce23" office:value-type="string" calcext:value-type="string">
            <text:p>MAILING ADDRESS LINE 1</text:p>
          </table:table-cell>
          <table:table-cell table:style-name="ce23" office:value-type="string" calcext:value-type="string">
            <text:p>MAILING ADDRESS LINE 2</text:p>
          </table:table-cell>
          <table:table-cell table:style-name="ce23" office:value-type="string" calcext:value-type="string">
            <text:p>MAILING ADDRESS STATE</text:p>
          </table:table-cell>
          <table:table-cell table:style-name="ce23" office:value-type="string" calcext:value-type="string">
            <text:p>MAILING ADDRESS CITY</text:p>
          </table:table-cell>
          <table:table-cell table:style-name="ce23" office:value-type="string" calcext:value-type="string">
            <text:p>MAILING ADDRESS POSTAL CODE</text:p>
          </table:table-cell>
          <table:table-cell table:style-name="ce23" office:value-type="string" calcext:value-type="string">
            <text:p>MAILING COUNTRY</text:p>
          </table:table-cell>
          <table:table-cell table:style-name="ce23" office:value-type="string" calcext:value-type="string">
            <text:p>EMG CONTACT NAME</text:p>
          </table:table-cell>
          <table:table-cell table:style-name="ce23" office:value-type="string" calcext:value-type="string">
            <text:p>EMG CONTACT NO</text:p>
          </table:table-cell>
          <table:table-cell table:style-name="ce23" office:value-type="string" calcext:value-type="string">
            <text:p>LANGUAGE PREFERENCE</text:p>
          </table:table-cell>
          <table:table-cell table:style-name="ce23" office:value-type="string" calcext:value-type="string">
            <text:p>BIB NUMBER</text:p>
          </table:table-cell>
          <table:table-cell table:style-name="ce23" office:value-type="string" calcext:value-type="string">
            <text:p>STATUS</text:p>
          </table:table-cell>
          <table:table-cell table:style-name="ce23" office:value-type="string" calcext:value-type="string">
            <text:p>TRANSPORTATION OPTION</text:p>
          </table:table-cell>
          <table:table-cell table:style-name="ce23" office:value-type="string" calcext:value-type="string">
            <text:p>BAGGAGE OPTION</text:p>
          </table:table-cell>
          <table:table-cell table:style-name="ce23" office:value-type="string" calcext:value-type="string">
            <text:p>BEST PACE PER MILE</text:p>
          </table:table-cell>
          <table:table-cell table:style-name="ce23" office:value-type="string" calcext:value-type="string">
            <text:p>SHIRT SIZE</text:p>
          </table:table-cell>
          <table:table-cell table:style-name="ce34" office:value-type="string" calcext:value-type="string">
            <text:p>DISABILITY</text:p>
          </table:table-cell>
          <table:table-cell table:number-columns-repeated="993"/>
        </table:table-row>
        <table:table-row table:style-name="ro1">
          <table:table-cell table:style-name="ce20" table:formula="of:=&quot;13564975&quot;" office:value-type="string" office:string-value="13564975" calcext:value-type="string">
            <text:p>13564975</text:p>
          </table:table-cell>
          <table:table-cell table:style-name="ce24" table:formula="of:=&quot;OSCAR&quot;" office:value-type="string" office:string-value="OSCAR" calcext:value-type="string">
            <text:p>OSCA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BELLOSO&quot;" office:value-type="string" office:string-value="BELLOSO" calcext:value-type="string">
            <text:p>BELLOSO</text:p>
          </table:table-cell>
          <table:table-cell table:style-name="ce24" table:formula="of:=&quot;oscarbelloso@icloud.com&quot;" office:value-type="string" office:string-value="oscarbelloso@icloud.com" calcext:value-type="string">
            <text:p>oscarbelloso@icloud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7/18/1970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58) 4122601317&quot;" office:value-type="string" office:string-value="Cell-(+58) 4122601317" calcext:value-type="string">
            <text:p>Cell-(+58) 4122601317</text:p>
          </table:table-cell>
          <table:table-cell table:style-name="ce24" table:formula="of:=&quot;Ave. 10 C 64A #10-84&quot;" office:value-type="string" office:string-value="Ave. 10 C 64A #10-84" calcext:value-type="string">
            <text:p>Ave. 10 C 64A #10-84</text:p>
          </table:table-cell>
          <table:table-cell table:style-name="ce24" table:formula="of:=&quot;Urb. La Estrella&quot;" office:value-type="string" office:string-value="Urb. La Estrella" calcext:value-type="string">
            <text:p>Urb. La Estrella</text:p>
          </table:table-cell>
          <table:table-cell table:style-name="ce24" table:formula="of:=&quot;Zulia&quot;" office:value-type="string" office:string-value="Zulia" calcext:value-type="string">
            <text:p>Zulia</text:p>
          </table:table-cell>
          <table:table-cell table:style-name="ce24" table:formula="of:=&quot;Maracaibo&quot;" office:value-type="string" office:string-value="Maracaibo" calcext:value-type="string">
            <text:p>Maracaibo</text:p>
          </table:table-cell>
          <table:table-cell table:style-name="ce24" table:formula="of:=&quot;4002&quot;" office:value-type="string" office:string-value="4002" calcext:value-type="string">
            <text:p>4002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Claudia Leon de Belloso&quot;" office:value-type="string" office:string-value="Claudia Leon de Belloso" calcext:value-type="string">
            <text:p>Claudia Leon de Belloso</text:p>
          </table:table-cell>
          <table:table-cell table:style-name="ce24" table:formula="of:=&quot;Cell-(+58) 4146326143&quot;" office:value-type="string" office:string-value="Cell-(+58) 4146326143" calcext:value-type="string">
            <text:p>Cell-(+58) 4146326143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Accepted&quot;" office:value-type="string" office:string-value="Accepted" calcext:value-type="string">
            <text:p>Accepted</text:p>
          </table:table-cell>
          <table:table-cell table:style-name="ce24" table:formula="of:=&quot;ITP Charter Transportation&quot;" office:value-type="string" office:string-value="ITP Charter Transportation" calcext:value-type="string">
            <text:p>ITP Charter Transportation</text:p>
          </table:table-cell>
          <table:table-cell table:style-name="ce24" table:formula="of:=&quot;Bag Check&quot;" office:value-type="string" office:string-value="Bag Check" calcext:value-type="string">
            <text:p>Bag Check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580085&quot;" office:value-type="string" office:string-value="13580085" calcext:value-type="string">
            <text:p>13580085</text:p>
          </table:table-cell>
          <table:table-cell table:style-name="ce24" table:formula="of:=&quot;Carolina&quot;" office:value-type="string" office:string-value="Carolina" calcext:value-type="string">
            <text:p>Carolina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Bonilla Perez&quot;" office:value-type="string" office:string-value="Bonilla Perez" calcext:value-type="string">
            <text:p>Bonilla Perez</text:p>
          </table:table-cell>
          <table:table-cell table:style-name="ce24" table:formula="of:=&quot;carobonillap@gmail.com&quot;" office:value-type="string" office:string-value="carobonillap@gmail.com" calcext:value-type="string">
            <text:p>carobonillap@gmail.com</text:p>
          </table:table-cell>
          <table:table-cell table:style-name="ce24" table:formula="of:=&quot;Female&quot;" office:value-type="string" office:string-value="Female" calcext:value-type="string">
            <text:p>Female</text:p>
          </table:table-cell>
          <table:table-cell table:style-name="ce32" office:value-type="string" calcext:value-type="string">
            <text:p>09/20/1970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58) 0584143956180&quot;" office:value-type="string" office:string-value="Cell-(+58) 0584143956180" calcext:value-type="string">
            <text:p>Cell-(+58) 0584143956180</text:p>
          </table:table-cell>
          <table:table-cell table:style-name="ce24" table:formula="of:=&quot;Calle Orinoco&quot;" office:value-type="string" office:string-value="Calle Orinoco" calcext:value-type="string">
            <text:p>Calle Orinoco</text:p>
          </table:table-cell>
          <table:table-cell table:style-name="ce24" table:formula="of:=&quot;Quinta Los Pequenos&quot;" office:value-type="string" office:string-value="Quinta Los Pequenos" calcext:value-type="string">
            <text:p>Quinta Los Pequenos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50&quot;" office:value-type="string" office:string-value="1050" calcext:value-type="string">
            <text:p>105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Calle Orinoco&quot;" office:value-type="string" office:string-value="Calle Orinoco" calcext:value-type="string">
            <text:p>Calle Orinoco</text:p>
          </table:table-cell>
          <table:table-cell table:style-name="ce24" table:formula="of:=&quot;Quinta Los Pequenos&quot;" office:value-type="string" office:string-value="Quinta Los Pequenos" calcext:value-type="string">
            <text:p>Quinta Los Pequenos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50&quot;" office:value-type="string" office:string-value="1050" calcext:value-type="string">
            <text:p>105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Ilya Perdomo Bazan&quot;" office:value-type="string" office:string-value="Ilya Perdomo Bazan" calcext:value-type="string">
            <text:p>Ilya Perdomo Bazan</text:p>
          </table:table-cell>
          <table:table-cell table:style-name="ce24" table:formula="of:=&quot;Cell-(+58) 0584241141401&quot;" office:value-type="string" office:string-value="Cell-(+58) 0584241141401" calcext:value-type="string">
            <text:p>Cell-(+58) 0584241141401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765982&quot;" office:value-type="string" office:string-value="13765982" calcext:value-type="string">
            <text:p>13765982</text:p>
          </table:table-cell>
          <table:table-cell table:style-name="ce24" table:formula="of:=&quot;Paz&quot;" office:value-type="string" office:string-value="Paz" calcext:value-type="string">
            <text:p>Paz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Carracedo&quot;" office:value-type="string" office:string-value="Carracedo" calcext:value-type="string">
            <text:p>Carracedo</text:p>
          </table:table-cell>
          <table:table-cell table:style-name="ce24" table:formula="of:=&quot;pazcarracedo@hotmail.com&quot;" office:value-type="string" office:string-value="pazcarracedo@hotmail.com" calcext:value-type="string">
            <text:p>pazcarracedo@hotmail.com</text:p>
          </table:table-cell>
          <table:table-cell table:style-name="ce24" table:formula="of:=&quot;Female&quot;" office:value-type="string" office:string-value="Female" calcext:value-type="string">
            <text:p>Female</text:p>
          </table:table-cell>
          <table:table-cell table:style-name="ce32" office:value-type="string" calcext:value-type="string">
            <text:p>07/27/1975</text:p>
          </table:table-cell>
          <table:table-cell table:style-name="ce24" table:formula="of:=&quot;Argentina&quot;" office:value-type="string" office:string-value="Argentina" calcext:value-type="string">
            <text:p>Argentina</text:p>
          </table:table-cell>
          <table:table-cell table:style-name="ce24" table:formula="of:=&quot;Cell-(+1) 3052054099&quot;" office:value-type="string" office:string-value="Cell-(+1) 3052054099" calcext:value-type="string">
            <text:p>Cell-(+1) 3052054099</text:p>
          </table:table-cell>
          <table:table-cell table:style-name="ce24" table:formula="of:=&quot;749 Glenridge Rd&quot;" office:value-type="string" office:string-value="749 Glenridge Rd" calcext:value-type="string">
            <text:p>749 Glenridge R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Key Biscayne&quot;" office:value-type="string" office:string-value="Key Biscayne" calcext:value-type="string">
            <text:p>Key Biscayne</text:p>
          </table:table-cell>
          <table:table-cell table:style-name="ce24" table:formula="of:=&quot;33149&quot;" office:value-type="string" office:string-value="33149" calcext:value-type="string">
            <text:p>33149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749 Glenridge Rd&quot;" office:value-type="string" office:string-value="749 Glenridge Rd" calcext:value-type="string">
            <text:p>749 Glenridge R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Key Biscayne&quot;" office:value-type="string" office:string-value="Key Biscayne" calcext:value-type="string">
            <text:p>Key Biscayne</text:p>
          </table:table-cell>
          <table:table-cell table:style-name="ce24" table:formula="of:=&quot;33149&quot;" office:value-type="string" office:string-value="33149" calcext:value-type="string">
            <text:p>33149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Ezequiel Olivero&quot;" office:value-type="string" office:string-value="Ezequiel Olivero" calcext:value-type="string">
            <text:p>Ezequiel Olivero</text:p>
          </table:table-cell>
          <table:table-cell table:style-name="ce24" table:formula="of:=&quot;Cell-(+1) 9546098375&quot;" office:value-type="string" office:string-value="Cell-(+1) 9546098375" calcext:value-type="string">
            <text:p>Cell-(+1) 9546098375</text:p>
          </table:table-cell>
          <table:table-cell table:style-name="ce24" table:formula="of:=&quot;English&quot;" office:value-type="string" office:string-value="English" calcext:value-type="string">
            <text:p>Engl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Accepted&quot;" office:value-type="string" office:string-value="Accepted" calcext:value-type="string">
            <text:p>Accepted</text:p>
          </table:table-cell>
          <table:table-cell table:style-name="ce24" table:formula="of:=&quot;ITP Charter Transportation&quot;" office:value-type="string" office:string-value="ITP Charter Transportation" calcext:value-type="string">
            <text:p>ITP Charter Transportation</text:p>
          </table:table-cell>
          <table:table-cell table:style-name="ce24" table:formula="of:=&quot;Bag Check&quot;" office:value-type="string" office:string-value="Bag Check" calcext:value-type="string">
            <text:p>Bag Check</text:p>
          </table:table-cell>
          <table:table-cell table:style-name="ce24" table:formula="of:=&quot;00:10:00&quot;" office:value-type="string" office:string-value="00:10:00" calcext:value-type="string">
            <text:p>00:10:00</text:p>
          </table:table-cell>
          <table:table-cell table:style-name="ce24" table:formula="of:=&quot;s&quot;" office:value-type="string" office:string-value="s" calcext:value-type="string">
            <text:p>s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-&quot;" office:value-type="string" office:string-value="-" calcext:value-type="string">
            <text:p>-</text:p>
          </table:table-cell>
          <table:table-cell table:style-name="ce24" table:formula="of:=&quot;Matias&quot;" office:value-type="string" office:string-value="Matias" calcext:value-type="string">
            <text:p>Matias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Cavalieri&quot;" office:value-type="string" office:string-value="Cavalieri" calcext:value-type="string">
            <text:p>Cavalieri</text:p>
          </table:table-cell>
          <table:table-cell table:style-name="ce24" table:formula="of:=&quot;matiascavalieri@morganstanley.com&quot;" office:value-type="string" office:string-value="matiascavalieri@morganstanley.com" calcext:value-type="string">
            <text:p>matiascavalieri@morganstanley.com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32" office:value-type="string" calcext:value-type="string">
            <text:p>08/15/1973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Non Registered&quot;" office:value-type="string" office:string-value="Non Registered" calcext:value-type="string">
            <text:p>Non Registere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788576&quot;" office:value-type="string" office:string-value="13788576" calcext:value-type="string">
            <text:p>13788576</text:p>
          </table:table-cell>
          <table:table-cell table:style-name="ce24" table:formula="of:=&quot;Tomas&quot;" office:value-type="string" office:string-value="Tomas" calcext:value-type="string">
            <text:p>Tomas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Corredor&quot;" office:value-type="string" office:string-value="Corredor" calcext:value-type="string">
            <text:p>Corredor</text:p>
          </table:table-cell>
          <table:table-cell table:style-name="ce24" table:formula="of:=&quot;tcorredor73@gmail.com&quot;" office:value-type="string" office:string-value="tcorredor73@gmail.com" calcext:value-type="string">
            <text:p>tcorredor73@g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1/12/1973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58) 584166663955&quot;" office:value-type="string" office:string-value="Cell-(+58) 584166663955" calcext:value-type="string">
            <text:p>Cell-(+58) 584166663955</text:p>
          </table:table-cell>
          <table:table-cell table:style-name="ce24" table:formula="of:=&quot;Calle El Limon, Qta San Rafael&quot;" office:value-type="string" office:string-value="Calle El Limon, Qta San Rafael" calcext:value-type="string">
            <text:p>Calle El Limon, Qta San Rafael</text:p>
          </table:table-cell>
          <table:table-cell table:style-name="ce24" table:formula="of:=&quot;El Cafetal&quot;" office:value-type="string" office:string-value="El Cafetal" calcext:value-type="string">
            <text:p>El Cafetal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0&quot;" office:value-type="string" office:string-value="1060" calcext:value-type="string">
            <text:p>106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Calle El Limon, Qta San Rafael&quot;" office:value-type="string" office:string-value="Calle El Limon, Qta San Rafael" calcext:value-type="string">
            <text:p>Calle El Limon, Qta San Rafael</text:p>
          </table:table-cell>
          <table:table-cell table:style-name="ce24" table:formula="of:=&quot;El Cafetal&quot;" office:value-type="string" office:string-value="El Cafetal" calcext:value-type="string">
            <text:p>El Cafetal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0&quot;" office:value-type="string" office:string-value="1060" calcext:value-type="string">
            <text:p>106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Celia Perdomo&quot;" office:value-type="string" office:string-value="Celia Perdomo" calcext:value-type="string">
            <text:p>Celia Perdomo</text:p>
          </table:table-cell>
          <table:table-cell table:style-name="ce24" table:formula="of:=&quot;Cell-(+58) 584166731693&quot;" office:value-type="string" office:string-value="Cell-(+58) 584166731693" calcext:value-type="string">
            <text:p>Cell-(+58) 584166731693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Accepted&quot;" office:value-type="string" office:string-value="Accepted" calcext:value-type="string">
            <text:p>Accepted</text:p>
          </table:table-cell>
          <table:table-cell table:style-name="ce24" table:formula="of:=&quot;ITP Charter Transportation&quot;" office:value-type="string" office:string-value="ITP Charter Transportation" calcext:value-type="string">
            <text:p>ITP Charter Transportation</text:p>
          </table:table-cell>
          <table:table-cell table:style-name="ce24" table:formula="of:=&quot;Bag Check&quot;" office:value-type="string" office:string-value="Bag Check" calcext:value-type="string">
            <text:p>Bag Check</text:p>
          </table:table-cell>
          <table:table-cell table:style-name="ce24" table:formula="of:=&quot;00:08:24&quot;" office:value-type="string" office:string-value="00:08:24" calcext:value-type="string">
            <text:p>00:08:24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-&quot;" office:value-type="string" office:string-value="-" calcext:value-type="string">
            <text:p>-</text:p>
          </table:table-cell>
          <table:table-cell table:style-name="ce24" table:formula="of:=&quot;Nicholas&quot;" office:value-type="string" office:string-value="Nicholas" calcext:value-type="string">
            <text:p>Nicholas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Coubrough&quot;" office:value-type="string" office:string-value="Coubrough" calcext:value-type="string">
            <text:p>Coubrough</text:p>
          </table:table-cell>
          <table:table-cell table:style-name="ce24" table:formula="of:=&quot;Nicholascou@hotmail.com&quot;" office:value-type="string" office:string-value="Nicholascou@hotmail.com" calcext:value-type="string">
            <text:p>Nicholascou@hotmail.com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32" office:value-type="string" calcext:value-type="string">
            <text:p>07/31/1979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Non Registered&quot;" office:value-type="string" office:string-value="Non Registered" calcext:value-type="string">
            <text:p>Non Registere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720585&quot;" office:value-type="string" office:string-value="13720585" calcext:value-type="string">
            <text:p>13720585</text:p>
          </table:table-cell>
          <table:table-cell table:style-name="ce24" table:formula="of:=&quot;Luis&quot;" office:value-type="string" office:string-value="Luis" calcext:value-type="string">
            <text:p>Luis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Cruz&quot;" office:value-type="string" office:string-value="Cruz" calcext:value-type="string">
            <text:p>Cruz</text:p>
          </table:table-cell>
          <table:table-cell table:style-name="ce24" table:formula="of:=&quot;Juridicoluiscruz@gmail.com&quot;" office:value-type="string" office:string-value="Juridicoluiscruz@gmail.com" calcext:value-type="string">
            <text:p>Juridicoluiscruz@g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5/15/1969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58) 584143265662&quot;" office:value-type="string" office:string-value="Cell-(+58) 584143265662" calcext:value-type="string">
            <text:p>Cell-(+58) 584143265662</text:p>
          </table:table-cell>
          <table:table-cell table:style-name="ce24" table:formula="of:=&quot;Urbe los naranjos res quizanda&quot;" office:value-type="string" office:string-value="Urbe los naranjos res quizanda" calcext:value-type="string">
            <text:p>Urbe los naranjos res quizanda</text:p>
          </table:table-cell>
          <table:table-cell table:style-name="ce24" table:formula="of:=&quot;Apto 8.3 el hatillo&quot;" office:value-type="string" office:string-value="Apto 8.3 el hatillo" calcext:value-type="string">
            <text:p>Apto 8.3 el hatillo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83&quot;" office:value-type="string" office:string-value="1083" calcext:value-type="string">
            <text:p>1083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Urbe los naranjos res quizanda&quot;" office:value-type="string" office:string-value="Urbe los naranjos res quizanda" calcext:value-type="string">
            <text:p>Urbe los naranjos res quizanda</text:p>
          </table:table-cell>
          <table:table-cell table:style-name="ce24" table:formula="of:=&quot;Apto 8.3 el hatillo&quot;" office:value-type="string" office:string-value="Apto 8.3 el hatillo" calcext:value-type="string">
            <text:p>Apto 8.3 el hatillo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83&quot;" office:value-type="string" office:string-value="1083" calcext:value-type="string">
            <text:p>1083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Andreina parada&quot;" office:value-type="string" office:string-value="Andreina parada" calcext:value-type="string">
            <text:p>Andreina parada</text:p>
          </table:table-cell>
          <table:table-cell table:style-name="ce24" table:formula="of:=&quot;Cell-(+58) 584143265662&quot;" office:value-type="string" office:string-value="Cell-(+58) 584143265662" calcext:value-type="string">
            <text:p>Cell-(+58) 584143265662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Accepted&quot;" office:value-type="string" office:string-value="Accepted" calcext:value-type="string">
            <text:p>Accepted</text:p>
          </table:table-cell>
          <table:table-cell table:style-name="ce24" table:formula="of:=&quot;ITP Charter Transportation&quot;" office:value-type="string" office:string-value="ITP Charter Transportation" calcext:value-type="string">
            <text:p>ITP Charter Transportation</text:p>
          </table:table-cell>
          <table:table-cell table:style-name="ce24" table:formula="of:=&quot;Bag Check&quot;" office:value-type="string" office:string-value="Bag Check" calcext:value-type="string">
            <text:p>Bag Check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2697168&quot;" office:value-type="string" office:string-value="12697168" calcext:value-type="string">
            <text:p>12697168</text:p>
          </table:table-cell>
          <table:table-cell table:style-name="ce24" table:formula="of:=&quot;Elda&quot;" office:value-type="string" office:string-value="Elda" calcext:value-type="string">
            <text:p>Elda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Garcia&quot;" office:value-type="string" office:string-value="Garcia" calcext:value-type="string">
            <text:p>Garcia</text:p>
          </table:table-cell>
          <table:table-cell table:style-name="ce24" table:formula="of:=&quot;emarianagarcia@yahoo.com&quot;" office:value-type="string" office:string-value="emarianagarcia@yahoo.com" calcext:value-type="string">
            <text:p>emarianagarcia@yahoo.com</text:p>
          </table:table-cell>
          <table:table-cell table:style-name="ce24" table:formula="of:=&quot;Female&quot;" office:value-type="string" office:string-value="Female" calcext:value-type="string">
            <text:p>Female</text:p>
          </table:table-cell>
          <table:table-cell table:style-name="ce32" office:value-type="string" calcext:value-type="string">
            <text:p>02/03/1983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Office-(+58) 584122370637&quot;" office:value-type="string" office:string-value="Office-(+58) 584122370637" calcext:value-type="string">
            <text:p>Office-(+58) 584122370637</text:p>
          </table:table-cell>
          <table:table-cell table:style-name="ce24" table:formula="of:=&quot;Av. PPal alto HatiLlo&quot;" office:value-type="string" office:string-value="Av. PPal alto HatiLlo" calcext:value-type="string">
            <text:p>Av. PPal alto HatiLlo</text:p>
          </table:table-cell>
          <table:table-cell table:style-name="ce24" table:formula="of:=&quot;Res. Cima Avila apto. 361&quot;" office:value-type="string" office:string-value="Res. Cima Avila apto. 361" calcext:value-type="string">
            <text:p>Res. Cima Avila apto. 361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83&quot;" office:value-type="string" office:string-value="1083" calcext:value-type="string">
            <text:p>1083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Av. PPal alto HatiLlo&quot;" office:value-type="string" office:string-value="Av. PPal alto HatiLlo" calcext:value-type="string">
            <text:p>Av. PPal alto HatiLlo</text:p>
          </table:table-cell>
          <table:table-cell table:style-name="ce24" table:formula="of:=&quot;Res. Cima Avila apto. 361&quot;" office:value-type="string" office:string-value="Res. Cima Avila apto. 361" calcext:value-type="string">
            <text:p>Res. Cima Avila apto. 361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83&quot;" office:value-type="string" office:string-value="1083" calcext:value-type="string">
            <text:p>1083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Doris Ruiz&quot;" office:value-type="string" office:string-value="Doris Ruiz" calcext:value-type="string">
            <text:p>Doris Ruiz</text:p>
          </table:table-cell>
          <table:table-cell table:style-name="ce24" table:formula="of:=&quot;Cell-(+58) 584122302797&quot;" office:value-type="string" office:string-value="Cell-(+58) 584122302797" calcext:value-type="string">
            <text:p>Cell-(+58) 584122302797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Accepted&quot;" office:value-type="string" office:string-value="Accepted" calcext:value-type="string">
            <text:p>Accepted</text:p>
          </table:table-cell>
          <table:table-cell table:style-name="ce24" table:formula="of:=&quot;ITP Charter Transportation&quot;" office:value-type="string" office:string-value="ITP Charter Transportation" calcext:value-type="string">
            <text:p>ITP Charter Transportation</text:p>
          </table:table-cell>
          <table:table-cell table:style-name="ce24" table:formula="of:=&quot;Bag Check&quot;" office:value-type="string" office:string-value="Bag Check" calcext:value-type="string">
            <text:p>Bag Check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s&quot;" office:value-type="string" office:string-value="s" calcext:value-type="string">
            <text:p>s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744017&quot;" office:value-type="string" office:string-value="13744017" calcext:value-type="string">
            <text:p>13744017</text:p>
          </table:table-cell>
          <table:table-cell table:style-name="ce24" table:formula="of:=&quot;EUCLYMAR&quot;" office:value-type="string" office:string-value="EUCLYMAR" calcext:value-type="string">
            <text:p>EUCLYMA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GOMEZ&quot;" office:value-type="string" office:string-value="GOMEZ" calcext:value-type="string">
            <text:p>GOMEZ</text:p>
          </table:table-cell>
          <table:table-cell table:style-name="ce24" table:formula="of:=&quot;gomezemu@gmail.com&quot;" office:value-type="string" office:string-value="gomezemu@gmail.com" calcext:value-type="string">
            <text:p>gomezemu@gmail.com</text:p>
          </table:table-cell>
          <table:table-cell table:style-name="ce24" table:formula="of:=&quot;Female&quot;" office:value-type="string" office:string-value="Female" calcext:value-type="string">
            <text:p>Female</text:p>
          </table:table-cell>
          <table:table-cell table:style-name="ce32" office:value-type="string" calcext:value-type="string">
            <text:p>04/01/1978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58) 584249726012&quot;" office:value-type="string" office:string-value="Cell-(+58) 584249726012" calcext:value-type="string">
            <text:p>Cell-(+58) 584249726012</text:p>
          </table:table-cell>
          <table:table-cell table:style-name="ce24" table:formula="of:=&quot;URB LOMA REAL TH 26&quot;" office:value-type="string" office:string-value="URB LOMA REAL TH 26" calcext:value-type="string">
            <text:p>URB LOMA REAL TH 26</text:p>
          </table:table-cell>
          <table:table-cell table:style-name="ce24" table:formula="of:=&quot;URB PALMA REAL&quot;" office:value-type="string" office:string-value="URB PALMA REAL" calcext:value-type="string">
            <text:p>URB PALMA REAL</text:p>
          </table:table-cell>
          <table:table-cell table:style-name="ce24" table:formula="of:=&quot;MONAGAS&quot;" office:value-type="string" office:string-value="MONAGAS" calcext:value-type="string">
            <text:p>MONAGAS</text:p>
          </table:table-cell>
          <table:table-cell table:style-name="ce24" table:formula="of:=&quot;MATURIN&quot;" office:value-type="string" office:string-value="MATURIN" calcext:value-type="string">
            <text:p>MATURIN</text:p>
          </table:table-cell>
          <table:table-cell table:style-name="ce24" table:formula="of:=&quot;06201&quot;" office:value-type="string" office:string-value="06201" calcext:value-type="string">
            <text:p>06201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URB LOMA REAL TH 26&quot;" office:value-type="string" office:string-value="URB LOMA REAL TH 26" calcext:value-type="string">
            <text:p>URB LOMA REAL TH 26</text:p>
          </table:table-cell>
          <table:table-cell table:style-name="ce24" table:formula="of:=&quot;URB PALMA REAL&quot;" office:value-type="string" office:string-value="URB PALMA REAL" calcext:value-type="string">
            <text:p>URB PALMA REAL</text:p>
          </table:table-cell>
          <table:table-cell table:style-name="ce24" table:formula="of:=&quot;MONAGAS&quot;" office:value-type="string" office:string-value="MONAGAS" calcext:value-type="string">
            <text:p>MONAGAS</text:p>
          </table:table-cell>
          <table:table-cell table:style-name="ce24" table:formula="of:=&quot;MATURIN&quot;" office:value-type="string" office:string-value="MATURIN" calcext:value-type="string">
            <text:p>MATURIN</text:p>
          </table:table-cell>
          <table:table-cell table:style-name="ce24" table:formula="of:=&quot;06201&quot;" office:value-type="string" office:string-value="06201" calcext:value-type="string">
            <text:p>06201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RODOLFO PEREZ&quot;" office:value-type="string" office:string-value="RODOLFO PEREZ" calcext:value-type="string">
            <text:p>RODOLFO PEREZ</text:p>
          </table:table-cell>
          <table:table-cell table:style-name="ce24" table:formula="of:=&quot;Cell-(+58) 584149885661&quot;" office:value-type="string" office:string-value="Cell-(+58) 584149885661" calcext:value-type="string">
            <text:p>Cell-(+58) 584149885661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Accepted&quot;" office:value-type="string" office:string-value="Accepted" calcext:value-type="string">
            <text:p>Accepted</text:p>
          </table:table-cell>
          <table:table-cell table:style-name="ce24" table:formula="of:=&quot;ITP Charter Transportation&quot;" office:value-type="string" office:string-value="ITP Charter Transportation" calcext:value-type="string">
            <text:p>ITP Charter Transportation</text:p>
          </table:table-cell>
          <table:table-cell table:style-name="ce24" table:formula="of:=&quot;Bag Check&quot;" office:value-type="string" office:string-value="Bag Check" calcext:value-type="string">
            <text:p>Bag Check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s&quot;" office:value-type="string" office:string-value="s" calcext:value-type="string">
            <text:p>s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534349&quot;" office:value-type="string" office:string-value="13534349" calcext:value-type="string">
            <text:p>13534349</text:p>
          </table:table-cell>
          <table:table-cell table:style-name="ce24" table:formula="of:=&quot;Juan&quot;" office:value-type="string" office:string-value="Juan" calcext:value-type="string">
            <text:p>Juan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Koch&quot;" office:value-type="string" office:string-value="Koch" calcext:value-type="string">
            <text:p>Koch</text:p>
          </table:table-cell>
          <table:table-cell table:style-name="ce24" table:formula="of:=&quot;juankochg@gmail.com&quot;" office:value-type="string" office:string-value="juankochg@gmail.com" calcext:value-type="string">
            <text:p>juankochg@g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8/21/1971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58) 4126407996&quot;" office:value-type="string" office:string-value="Cell-(+58) 4126407996" calcext:value-type="string">
            <text:p>Cell-(+58) 4126407996</text:p>
          </table:table-cell>
          <table:table-cell table:style-name="ce24" table:formula="of:=&quot;Av. 3F entre 66 y 67&quot;" office:value-type="string" office:string-value="Av. 3F entre 66 y 67" calcext:value-type="string">
            <text:p>Av. 3F entre 66 y 67</text:p>
          </table:table-cell>
          <table:table-cell table:style-name="ce24" table:formula="of:=&quot;Edificio Montecelo, Piso 11.&quot;" office:value-type="string" office:string-value="Edificio Montecelo, Piso 11." calcext:value-type="string">
            <text:p>Edificio Montecelo, Piso 11.</text:p>
          </table:table-cell>
          <table:table-cell table:style-name="ce24" table:formula="of:=&quot;Zulia&quot;" office:value-type="string" office:string-value="Zulia" calcext:value-type="string">
            <text:p>Zulia</text:p>
          </table:table-cell>
          <table:table-cell table:style-name="ce24" table:formula="of:=&quot;Maracaibo&quot;" office:value-type="string" office:string-value="Maracaibo" calcext:value-type="string">
            <text:p>Maracaibo</text:p>
          </table:table-cell>
          <table:table-cell table:style-name="ce24" table:formula="of:=&quot;4002&quot;" office:value-type="string" office:string-value="4002" calcext:value-type="string">
            <text:p>4002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Av. 3F entre 66 y 67&quot;" office:value-type="string" office:string-value="Av. 3F entre 66 y 67" calcext:value-type="string">
            <text:p>Av. 3F entre 66 y 67</text:p>
          </table:table-cell>
          <table:table-cell table:style-name="ce24" table:formula="of:=&quot;Edificio Montecelo, Piso 11.&quot;" office:value-type="string" office:string-value="Edificio Montecelo, Piso 11." calcext:value-type="string">
            <text:p>Edificio Montecelo, Piso 11.</text:p>
          </table:table-cell>
          <table:table-cell table:style-name="ce24" table:formula="of:=&quot;Zulia&quot;" office:value-type="string" office:string-value="Zulia" calcext:value-type="string">
            <text:p>Zulia</text:p>
          </table:table-cell>
          <table:table-cell table:style-name="ce24" table:formula="of:=&quot;Maracaibo&quot;" office:value-type="string" office:string-value="Maracaibo" calcext:value-type="string">
            <text:p>Maracaibo</text:p>
          </table:table-cell>
          <table:table-cell table:style-name="ce24" table:formula="of:=&quot;4002&quot;" office:value-type="string" office:string-value="4002" calcext:value-type="string">
            <text:p>4002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Antonella Anaclerio&quot;" office:value-type="string" office:string-value="Antonella Anaclerio" calcext:value-type="string">
            <text:p>Antonella Anaclerio</text:p>
          </table:table-cell>
          <table:table-cell table:style-name="ce24" table:formula="of:=&quot;Cell-(+58) 4123382831&quot;" office:value-type="string" office:string-value="Cell-(+58) 4123382831" calcext:value-type="string">
            <text:p>Cell-(+58) 4123382831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Accepted&quot;" office:value-type="string" office:string-value="Accepted" calcext:value-type="string">
            <text:p>Accepted</text:p>
          </table:table-cell>
          <table:table-cell table:style-name="ce24" table:formula="of:=&quot;ITP Charter Transportation&quot;" office:value-type="string" office:string-value="ITP Charter Transportation" calcext:value-type="string">
            <text:p>ITP Charter Transportation</text:p>
          </table:table-cell>
          <table:table-cell table:style-name="ce24" table:formula="of:=&quot;Bag Check&quot;" office:value-type="string" office:string-value="Bag Check" calcext:value-type="string">
            <text:p>Bag Check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944410&quot;" office:value-type="string" office:string-value="13944410" calcext:value-type="string">
            <text:p>13944410</text:p>
          </table:table-cell>
          <table:table-cell table:style-name="ce24" table:formula="of:=&quot;Joel&quot;" office:value-type="string" office:string-value="Joel" calcext:value-type="string">
            <text:p>Joel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Laib&quot;" office:value-type="string" office:string-value="Laib" calcext:value-type="string">
            <text:p>Laib</text:p>
          </table:table-cell>
          <table:table-cell table:style-name="ce24" table:formula="of:=&quot;laib.joel@gmail.com&quot;" office:value-type="string" office:string-value="laib.joel@gmail.com" calcext:value-type="string">
            <text:p>laib.joel@g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3/10/1994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58) 584142651472&quot;" office:value-type="string" office:string-value="Cell-(+58) 584142651472" calcext:value-type="string">
            <text:p>Cell-(+58) 584142651472</text:p>
          </table:table-cell>
          <table:table-cell table:style-name="ce24" table:formula="of:=&quot;Av san felipe 2da trasnv&quot;" office:value-type="string" office:string-value="Av san felipe 2da trasnv" calcext:value-type="string">
            <text:p>Av san felipe 2da trasnv</text:p>
          </table:table-cell>
          <table:table-cell table:style-name="ce24" table:formula="of:=&quot;la castellana&quot;" office:value-type="string" office:string-value="la castellana" calcext:value-type="string">
            <text:p>la castellana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70&quot;" office:value-type="string" office:string-value="1070" calcext:value-type="string">
            <text:p>107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Av san felipe 2da trasnv&quot;" office:value-type="string" office:string-value="Av san felipe 2da trasnv" calcext:value-type="string">
            <text:p>Av san felipe 2da trasnv</text:p>
          </table:table-cell>
          <table:table-cell table:style-name="ce24" table:formula="of:=&quot;la castellana&quot;" office:value-type="string" office:string-value="la castellana" calcext:value-type="string">
            <text:p>la castellana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70&quot;" office:value-type="string" office:string-value="1070" calcext:value-type="string">
            <text:p>107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nathalie flasz&quot;" office:value-type="string" office:string-value="nathalie flasz" calcext:value-type="string">
            <text:p>nathalie flasz</text:p>
          </table:table-cell>
          <table:table-cell table:style-name="ce24" table:formula="of:=&quot;Cell-(+58) 6462502284&quot;" office:value-type="string" office:string-value="Cell-(+58) 6462502284" calcext:value-type="string">
            <text:p>Cell-(+58) 6462502284</text:p>
          </table:table-cell>
          <table:table-cell table:style-name="ce24" table:formula="of:=&quot;English&quot;" office:value-type="string" office:string-value="English" calcext:value-type="string">
            <text:p>Engl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Accepted&quot;" office:value-type="string" office:string-value="Accepted" calcext:value-type="string">
            <text:p>Accepted</text:p>
          </table:table-cell>
          <table:table-cell table:style-name="ce24" table:formula="of:=&quot;ITP Charter Transportation&quot;" office:value-type="string" office:string-value="ITP Charter Transportation" calcext:value-type="string">
            <text:p>ITP Charter Transportation</text:p>
          </table:table-cell>
          <table:table-cell table:style-name="ce24" table:formula="of:=&quot;Bag Check&quot;" office:value-type="string" office:string-value="Bag Check" calcext:value-type="string">
            <text:p>Bag Check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xl&quot;" office:value-type="string" office:string-value="xl" calcext:value-type="string">
            <text:p>xl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156764&quot;" office:value-type="string" office:string-value="13156764" calcext:value-type="string">
            <text:p>13156764</text:p>
          </table:table-cell>
          <table:table-cell table:style-name="ce24" table:formula="of:=&quot;diego&quot;" office:value-type="string" office:string-value="diego" calcext:value-type="string">
            <text:p>diego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lepage&quot;" office:value-type="string" office:string-value="lepage" calcext:value-type="string">
            <text:p>lepage</text:p>
          </table:table-cell>
          <table:table-cell table:style-name="ce24" table:formula="of:=&quot;dlepage@gmail.com&quot;" office:value-type="string" office:string-value="dlepage@gmail.com" calcext:value-type="string">
            <text:p>dlepage@g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5/10/1976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58) 4143268989&quot;" office:value-type="string" office:string-value="Cell-(+58) 4143268989" calcext:value-type="string">
            <text:p>Cell-(+58) 4143268989</text:p>
          </table:table-cell>
          <table:table-cell table:style-name="ce24" table:formula="of:=&quot;av venezuela torre bod piso6&quot;" office:value-type="string" office:string-value="av venezuela torre bod piso6" calcext:value-type="string">
            <text:p>av venezuela torre bod piso6</text:p>
          </table:table-cell>
          <table:table-cell table:style-name="ce24" table:formula="of:=&quot;urbanizacion el rosal&quot;" office:value-type="string" office:string-value="urbanizacion el rosal" calcext:value-type="string">
            <text:p>urbanizacion el rosal</text:p>
          </table:table-cell>
          <table:table-cell table:style-name="ce24" table:formula="of:=&quot;baruta&quot;" office:value-type="string" office:string-value="baruta" calcext:value-type="string">
            <text:p>barut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0&quot;" office:value-type="string" office:string-value="1060" calcext:value-type="string">
            <text:p>106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av venezuela torre bod piso6&quot;" office:value-type="string" office:string-value="av venezuela torre bod piso6" calcext:value-type="string">
            <text:p>av venezuela torre bod piso6</text:p>
          </table:table-cell>
          <table:table-cell table:style-name="ce24" table:formula="of:=&quot;urbanizacion el rosal&quot;" office:value-type="string" office:string-value="urbanizacion el rosal" calcext:value-type="string">
            <text:p>urbanizacion el rosal</text:p>
          </table:table-cell>
          <table:table-cell table:style-name="ce24" table:formula="of:=&quot;baruta&quot;" office:value-type="string" office:string-value="baruta" calcext:value-type="string">
            <text:p>barut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0&quot;" office:value-type="string" office:string-value="1060" calcext:value-type="string">
            <text:p>106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caro chumaceiro&quot;" office:value-type="string" office:string-value="caro chumaceiro" calcext:value-type="string">
            <text:p>caro chumaceiro</text:p>
          </table:table-cell>
          <table:table-cell table:style-name="ce24" table:formula="of:=&quot;Cell-(+58) 3052067011&quot;" office:value-type="string" office:string-value="Cell-(+58) 3052067011" calcext:value-type="string">
            <text:p>Cell-(+58) 3052067011</text:p>
          </table:table-cell>
          <table:table-cell table:style-name="ce24" table:formula="of:=&quot;English&quot;" office:value-type="string" office:string-value="English" calcext:value-type="string">
            <text:p>Engl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Accepted&quot;" office:value-type="string" office:string-value="Accepted" calcext:value-type="string">
            <text:p>Accepted</text:p>
          </table:table-cell>
          <table:table-cell table:style-name="ce24" table:formula="of:=&quot;ITP Charter Transportation&quot;" office:value-type="string" office:string-value="ITP Charter Transportation" calcext:value-type="string">
            <text:p>ITP Charter Transportation</text:p>
          </table:table-cell>
          <table:table-cell table:style-name="ce24" table:formula="of:=&quot;Bag Check&quot;" office:value-type="string" office:string-value="Bag Check" calcext:value-type="string">
            <text:p>Bag Check</text:p>
          </table:table-cell>
          <table:table-cell table:style-name="ce24" table:formula="of:=&quot;00:08:33&quot;" office:value-type="string" office:string-value="00:08:33" calcext:value-type="string">
            <text:p>00:08:33</text:p>
          </table:table-cell>
          <table:table-cell table:style-name="ce24" table:formula="of:=&quot;l&quot;" office:value-type="string" office:string-value="l" calcext:value-type="string">
            <text:p>l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499191&quot;" office:value-type="string" office:string-value="13499191" calcext:value-type="string">
            <text:p>13499191</text:p>
          </table:table-cell>
          <table:table-cell table:style-name="ce24" table:formula="of:=&quot;Andres&quot;" office:value-type="string" office:string-value="Andres" calcext:value-type="string">
            <text:p>Andres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Mata&quot;" office:value-type="string" office:string-value="Mata" calcext:value-type="string">
            <text:p>Mata</text:p>
          </table:table-cell>
          <table:table-cell table:style-name="ce24" table:formula="of:=&quot;amata@manduca.com&quot;" office:value-type="string" office:string-value="amata@manduca.com" calcext:value-type="string">
            <text:p>amata@manduca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5/31/1955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Office-(+58) 2129937886&quot;" office:value-type="string" office:string-value="Office-(+58) 2129937886" calcext:value-type="string">
            <text:p>Office-(+58) 2129937886</text:p>
          </table:table-cell>
          <table:table-cell table:style-name="ce24" table:formula="of:=&quot;fin Av Mohedano edf castellana apto 10a&quot;" office:value-type="string" office:string-value="fin Av Mohedano edf castellana apto 10a" calcext:value-type="string">
            <text:p>fin Av Mohedano edf castellana apto 10a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1&quot;" office:value-type="string" office:string-value="1061" calcext:value-type="string">
            <text:p>1061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fin Av Mohedano edf castellana apto 10a&quot;" office:value-type="string" office:string-value="fin Av Mohedano edf castellana apto 10a" calcext:value-type="string">
            <text:p>fin Av Mohedano edf castellana apto 10a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1&quot;" office:value-type="string" office:string-value="1061" calcext:value-type="string">
            <text:p>1061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Tulio Carta&quot;" office:value-type="string" office:string-value="Tulio Carta" calcext:value-type="string">
            <text:p>Tulio Carta</text:p>
          </table:table-cell>
          <table:table-cell table:style-name="ce24" table:formula="of:=&quot;Cell-(+58) 4128181212&quot;" office:value-type="string" office:string-value="Cell-(+58) 4128181212" calcext:value-type="string">
            <text:p>Cell-(+58) 4128181212</text:p>
          </table:table-cell>
          <table:table-cell table:style-name="ce24" table:formula="of:=&quot;English&quot;" office:value-type="string" office:string-value="English" calcext:value-type="string">
            <text:p>Engl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16:29&quot;" office:value-type="string" office:string-value="00:16:29" calcext:value-type="string">
            <text:p>00:16:29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426646&quot;" office:value-type="string" office:string-value="13426646" calcext:value-type="string">
            <text:p>13426646</text:p>
          </table:table-cell>
          <table:table-cell table:style-name="ce24" table:formula="of:=&quot;Eduardo&quot;" office:value-type="string" office:string-value="Eduardo" calcext:value-type="string">
            <text:p>Eduardo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Medina Lavado&quot;" office:value-type="string" office:string-value="Medina Lavado" calcext:value-type="string">
            <text:p>Medina Lavado</text:p>
          </table:table-cell>
          <table:table-cell table:style-name="ce24" table:formula="of:=&quot;medinalavado@gmail.com&quot;" office:value-type="string" office:string-value="medinalavado@gmail.com" calcext:value-type="string">
            <text:p>medinalavado@g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4/30/1967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Home-(+58) 2129860613&quot;" office:value-type="string" office:string-value="Home-(+58) 2129860613" calcext:value-type="string">
            <text:p>Home-(+58) 2129860613</text:p>
          </table:table-cell>
          <table:table-cell table:style-name="ce24" table:formula="of:=&quot;CALLE AC-4 CASA 406&quot;" office:value-type="string" office:string-value="CALLE AC-4 CASA 406" calcext:value-type="string">
            <text:p>CALLE AC-4 CASA 406</text:p>
          </table:table-cell>
          <table:table-cell table:style-name="ce24" table:formula="of:=&quot;Caurimare&quot;" office:value-type="string" office:string-value="Caurimare" calcext:value-type="string">
            <text:p>Caurimare</text:p>
          </table:table-cell>
          <table:table-cell table:style-name="ce24" table:formula="of:=&quot;DC&quot;" office:value-type="string" office:string-value="DC" calcext:value-type="string">
            <text:p>DC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1&quot;" office:value-type="string" office:string-value="1061" calcext:value-type="string">
            <text:p>1061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CALLE AC-4 CASA 406&quot;" office:value-type="string" office:string-value="CALLE AC-4 CASA 406" calcext:value-type="string">
            <text:p>CALLE AC-4 CASA 406</text:p>
          </table:table-cell>
          <table:table-cell table:style-name="ce24" table:formula="of:=&quot;Caurimare&quot;" office:value-type="string" office:string-value="Caurimare" calcext:value-type="string">
            <text:p>Caurimare</text:p>
          </table:table-cell>
          <table:table-cell table:style-name="ce24" table:formula="of:=&quot;DC&quot;" office:value-type="string" office:string-value="DC" calcext:value-type="string">
            <text:p>DC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1&quot;" office:value-type="string" office:string-value="1061" calcext:value-type="string">
            <text:p>1061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NATALY APONTE&quot;" office:value-type="string" office:string-value="NATALY APONTE" calcext:value-type="string">
            <text:p>NATALY APONTE</text:p>
          </table:table-cell>
          <table:table-cell table:style-name="ce24" table:formula="of:=&quot;Cell-(+58) 4242358914&quot;" office:value-type="string" office:string-value="Cell-(+58) 4242358914" calcext:value-type="string">
            <text:p>Cell-(+58) 4242358914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Accepted&quot;" office:value-type="string" office:string-value="Accepted" calcext:value-type="string">
            <text:p>Accepted</text:p>
          </table:table-cell>
          <table:table-cell table:style-name="ce24" table:formula="of:=&quot;ITP Charter Transportation&quot;" office:value-type="string" office:string-value="ITP Charter Transportation" calcext:value-type="string">
            <text:p>ITP Charter Transportation</text:p>
          </table:table-cell>
          <table:table-cell table:style-name="ce24" table:formula="of:=&quot;Bag Check&quot;" office:value-type="string" office:string-value="Bag Check" calcext:value-type="string">
            <text:p>Bag Check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2864380&quot;" office:value-type="string" office:string-value="12864380" calcext:value-type="string">
            <text:p>12864380</text:p>
          </table:table-cell>
          <table:table-cell table:style-name="ce24" table:formula="of:=&quot;Honneex&quot;" office:value-type="string" office:string-value="Honneex" calcext:value-type="string">
            <text:p>Honneex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Mendoza&quot;" office:value-type="string" office:string-value="Mendoza" calcext:value-type="string">
            <text:p>Mendoza</text:p>
          </table:table-cell>
          <table:table-cell table:style-name="ce24" table:formula="of:=&quot;honneexm@hotmail.com&quot;" office:value-type="string" office:string-value="honneexm@hotmail.com" calcext:value-type="string">
            <text:p>honneexm@hot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7/04/1979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Home-(+58) 2126724119&quot;" office:value-type="string" office:string-value="Home-(+58) 2126724119" calcext:value-type="string">
            <text:p>Home-(+58) 2126724119</text:p>
          </table:table-cell>
          <table:table-cell table:style-name="ce24" table:formula="of:=&quot;Av santa fe 443 interior 3315&quot;" office:value-type="string" office:string-value="Av santa fe 443 interior 3315" calcext:value-type="string">
            <text:p>Av santa fe 443 interior 3315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DF&quot;" office:value-type="string" office:string-value="DF" calcext:value-type="string">
            <text:p>DF</text:p>
          </table:table-cell>
          <table:table-cell table:style-name="ce24" table:formula="of:=&quot;Mexico city&quot;" office:value-type="string" office:string-value="Mexico city" calcext:value-type="string">
            <text:p>Mexico city</text:p>
          </table:table-cell>
          <table:table-cell table:style-name="ce24" table:formula="of:=&quot;05348&quot;" office:value-type="string" office:string-value="05348" calcext:value-type="string">
            <text:p>05348</text:p>
          </table:table-cell>
          <table:table-cell table:style-name="ce24" table:formula="of:=&quot;MX&quot;" office:value-type="string" office:string-value="MX" calcext:value-type="string">
            <text:p>MX</text:p>
          </table:table-cell>
          <table:table-cell table:style-name="ce24" table:formula="of:=&quot;Av santa fe 443 interior 3315&quot;" office:value-type="string" office:string-value="Av santa fe 443 interior 3315" calcext:value-type="string">
            <text:p>Av santa fe 443 interior 3315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DF&quot;" office:value-type="string" office:string-value="DF" calcext:value-type="string">
            <text:p>DF</text:p>
          </table:table-cell>
          <table:table-cell table:style-name="ce24" table:formula="of:=&quot;Mexico city&quot;" office:value-type="string" office:string-value="Mexico city" calcext:value-type="string">
            <text:p>Mexico city</text:p>
          </table:table-cell>
          <table:table-cell table:style-name="ce24" table:formula="of:=&quot;05348&quot;" office:value-type="string" office:string-value="05348" calcext:value-type="string">
            <text:p>05348</text:p>
          </table:table-cell>
          <table:table-cell table:style-name="ce24" table:formula="of:=&quot;MX&quot;" office:value-type="string" office:string-value="MX" calcext:value-type="string">
            <text:p>MX</text:p>
          </table:table-cell>
          <table:table-cell table:style-name="ce24" table:formula="of:=&quot;Olida Ramirez&quot;" office:value-type="string" office:string-value="Olida Ramirez" calcext:value-type="string">
            <text:p>Olida Ramirez</text:p>
          </table:table-cell>
          <table:table-cell table:style-name="ce24" table:formula="of:=&quot;Cell-(+58) 5215574368097&quot;" office:value-type="string" office:string-value="Cell-(+58) 5215574368097" calcext:value-type="string">
            <text:p>Cell-(+58) 5215574368097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Accepted&quot;" office:value-type="string" office:string-value="Accepted" calcext:value-type="string">
            <text:p>Accepted</text:p>
          </table:table-cell>
          <table:table-cell table:style-name="ce24" table:formula="of:=&quot;ITP Charter Transportation&quot;" office:value-type="string" office:string-value="ITP Charter Transportation" calcext:value-type="string">
            <text:p>ITP Charter Transportation</text:p>
          </table:table-cell>
          <table:table-cell table:style-name="ce24" table:formula="of:=&quot;Bag Check&quot;" office:value-type="string" office:string-value="Bag Check" calcext:value-type="string">
            <text:p>Bag Check</text:p>
          </table:table-cell>
          <table:table-cell table:style-name="ce24" table:formula="of:=&quot;00:08:56&quot;" office:value-type="string" office:string-value="00:08:56" calcext:value-type="string">
            <text:p>00:08:56</text:p>
          </table:table-cell>
          <table:table-cell table:style-name="ce24" table:formula="of:=&quot;s&quot;" office:value-type="string" office:string-value="s" calcext:value-type="string">
            <text:p>s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4112497&quot;" office:value-type="string" office:string-value="14112497" calcext:value-type="string">
            <text:p>14112497</text:p>
          </table:table-cell>
          <table:table-cell table:style-name="ce24" table:formula="of:=&quot;Miguel&quot;" office:value-type="string" office:string-value="Miguel" calcext:value-type="string">
            <text:p>Miguel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Monaco&quot;" office:value-type="string" office:string-value="Monaco" calcext:value-type="string">
            <text:p>Monaco</text:p>
          </table:table-cell>
          <table:table-cell table:style-name="ce24" table:formula="of:=&quot;mmonaco@ghm.com.ve&quot;" office:value-type="string" office:string-value="mmonaco@ghm.com.ve" calcext:value-type="string">
            <text:p>mmonaco@ghm.com.ve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11/26/1971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58) 0584242409111&quot;" office:value-type="string" office:string-value="Cell-(+58) 0584242409111" calcext:value-type="string">
            <text:p>Cell-(+58) 0584242409111</text:p>
          </table:table-cell>
          <table:table-cell table:style-name="ce24" table:formula="of:=&quot;Qta. La Sapita Calle Maracaibo&quot;" office:value-type="string" office:string-value="Qta. La Sapita Calle Maracaibo" calcext:value-type="string">
            <text:p>Qta. La Sapita Calle Maracaibo</text:p>
          </table:table-cell>
          <table:table-cell table:style-name="ce24" table:formula="of:=&quot;Urb. Prados del Este&quot;" office:value-type="string" office:string-value="Urb. Prados del Este" calcext:value-type="string">
            <text:p>Urb. Prados del Este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80&quot;" office:value-type="string" office:string-value="1080" calcext:value-type="string">
            <text:p>108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Qta. La Sapita Calle Maracaibo&quot;" office:value-type="string" office:string-value="Qta. La Sapita Calle Maracaibo" calcext:value-type="string">
            <text:p>Qta. La Sapita Calle Maracaibo</text:p>
          </table:table-cell>
          <table:table-cell table:style-name="ce24" table:formula="of:=&quot;Urb. Prados del Este&quot;" office:value-type="string" office:string-value="Urb. Prados del Este" calcext:value-type="string">
            <text:p>Urb. Prados del Este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80&quot;" office:value-type="string" office:string-value="1080" calcext:value-type="string">
            <text:p>108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Petra Suarez&quot;" office:value-type="string" office:string-value="Petra Suarez" calcext:value-type="string">
            <text:p>Petra Suarez</text:p>
          </table:table-cell>
          <table:table-cell table:style-name="ce24" table:formula="of:=&quot;Cell-(+58) 0584122250614&quot;" office:value-type="string" office:string-value="Cell-(+58) 0584122250614" calcext:value-type="string">
            <text:p>Cell-(+58) 0584122250614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Accepted&quot;" office:value-type="string" office:string-value="Accepted" calcext:value-type="string">
            <text:p>Accepte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08:19&quot;" office:value-type="string" office:string-value="00:08:19" calcext:value-type="string">
            <text:p>00:08:19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-&quot;" office:value-type="string" office:string-value="-" calcext:value-type="string">
            <text:p>-</text:p>
          </table:table-cell>
          <table:table-cell table:style-name="ce24" table:formula="of:=&quot;Raimundo&quot;" office:value-type="string" office:string-value="Raimundo" calcext:value-type="string">
            <text:p>Raimundo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Moscato&quot;" office:value-type="string" office:string-value="Moscato" calcext:value-type="string">
            <text:p>Moscato</text:p>
          </table:table-cell>
          <table:table-cell table:style-name="ce24" table:formula="of:=&quot;rm@criteriagroup.net&quot;" office:value-type="string" office:string-value="rm@criteriagroup.net" calcext:value-type="string">
            <text:p>rm@criteriagroup.net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32" office:value-type="string" calcext:value-type="string">
            <text:p>10/04/1973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Non Registered&quot;" office:value-type="string" office:string-value="Non Registered" calcext:value-type="string">
            <text:p>Non Registere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757564&quot;" office:value-type="string" office:string-value="13757564" calcext:value-type="string">
            <text:p>13757564</text:p>
          </table:table-cell>
          <table:table-cell table:style-name="ce24" table:formula="of:=&quot;maria&quot;" office:value-type="string" office:string-value="maria" calcext:value-type="string">
            <text:p>maria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muller&quot;" office:value-type="string" office:string-value="muller" calcext:value-type="string">
            <text:p>muller</text:p>
          </table:table-cell>
          <table:table-cell table:style-name="ce24" table:formula="of:=&quot;mullersofi@hotmail.com&quot;" office:value-type="string" office:string-value="mullersofi@hotmail.com" calcext:value-type="string">
            <text:p>mullersofi@hotmail.com</text:p>
          </table:table-cell>
          <table:table-cell table:style-name="ce24" table:formula="of:=&quot;Female&quot;" office:value-type="string" office:string-value="Female" calcext:value-type="string">
            <text:p>Female</text:p>
          </table:table-cell>
          <table:table-cell table:style-name="ce32" office:value-type="string" calcext:value-type="string">
            <text:p>05/25/1996</text:p>
          </table:table-cell>
          <table:table-cell table:style-name="ce24" table:formula="of:=&quot;Argentina&quot;" office:value-type="string" office:string-value="Argentina" calcext:value-type="string">
            <text:p>Argentina</text:p>
          </table:table-cell>
          <table:table-cell table:style-name="ce24" table:formula="of:=&quot;Cell-(+1) 3057993017&quot;" office:value-type="string" office:string-value="Cell-(+1) 3057993017" calcext:value-type="string">
            <text:p>Cell-(+1) 3057993017</text:p>
          </table:table-cell>
          <table:table-cell table:style-name="ce24" table:formula="of:=&quot;22 grand bay estates circle&quot;" office:value-type="string" office:string-value="22 grand bay estates circle" calcext:value-type="string">
            <text:p>22 grand bay estates circle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Key Biscayne&quot;" office:value-type="string" office:string-value="Key Biscayne" calcext:value-type="string">
            <text:p>Key Biscayne</text:p>
          </table:table-cell>
          <table:table-cell table:style-name="ce24" table:formula="of:=&quot;33149&quot;" office:value-type="string" office:string-value="33149" calcext:value-type="string">
            <text:p>33149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22 grand bay estates circle&quot;" office:value-type="string" office:string-value="22 grand bay estates circle" calcext:value-type="string">
            <text:p>22 grand bay estates circle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Key Biscayne&quot;" office:value-type="string" office:string-value="Key Biscayne" calcext:value-type="string">
            <text:p>Key Biscayne</text:p>
          </table:table-cell>
          <table:table-cell table:style-name="ce24" table:formula="of:=&quot;33149&quot;" office:value-type="string" office:string-value="33149" calcext:value-type="string">
            <text:p>33149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susana alvarez&quot;" office:value-type="string" office:string-value="susana alvarez" calcext:value-type="string">
            <text:p>susana alvarez</text:p>
          </table:table-cell>
          <table:table-cell table:style-name="ce24" table:formula="of:=&quot;Cell-(+1) 7862861275&quot;" office:value-type="string" office:string-value="Cell-(+1) 7862861275" calcext:value-type="string">
            <text:p>Cell-(+1) 7862861275</text:p>
          </table:table-cell>
          <table:table-cell table:style-name="ce24" table:formula="of:=&quot;English&quot;" office:value-type="string" office:string-value="English" calcext:value-type="string">
            <text:p>Engl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Bag Check&quot;" office:value-type="string" office:string-value="Bag Check" calcext:value-type="string">
            <text:p>Bag Check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s&quot;" office:value-type="string" office:string-value="s" calcext:value-type="string">
            <text:p>s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339320&quot;" office:value-type="string" office:string-value="13339320" calcext:value-type="string">
            <text:p>13339320</text:p>
          </table:table-cell>
          <table:table-cell table:style-name="ce24" table:formula="of:=&quot;santiago&quot;" office:value-type="string" office:string-value="santiago" calcext:value-type="string">
            <text:p>santiago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ocampo&quot;" office:value-type="string" office:string-value="ocampo" calcext:value-type="string">
            <text:p>ocampo</text:p>
          </table:table-cell>
          <table:table-cell table:style-name="ce24" table:formula="of:=&quot;ocampo.santiago@gmail.com&quot;" office:value-type="string" office:string-value="ocampo.santiago@gmail.com" calcext:value-type="string">
            <text:p>ocampo.santiago@g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6/02/1977</text:p>
          </table:table-cell>
          <table:table-cell table:style-name="ce24" table:formula="of:=&quot;Argentina&quot;" office:value-type="string" office:string-value="Argentina" calcext:value-type="string">
            <text:p>Argentina</text:p>
          </table:table-cell>
          <table:table-cell table:style-name="ce24" table:formula="of:=&quot;Cell-(+1) 3056068979&quot;" office:value-type="string" office:string-value="Cell-(+1) 3056068979" calcext:value-type="string">
            <text:p>Cell-(+1) 3056068979</text:p>
          </table:table-cell>
          <table:table-cell table:style-name="ce24" table:formula="of:=&quot;201 CRANDON BLVD #175&quot;" office:value-type="string" office:string-value="201 CRANDON BLVD #175" calcext:value-type="string">
            <text:p>201 CRANDON BLVD #175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Key Biscayne&quot;" office:value-type="string" office:string-value="Key Biscayne" calcext:value-type="string">
            <text:p>Key Biscayne</text:p>
          </table:table-cell>
          <table:table-cell table:style-name="ce24" table:formula="of:=&quot;33149&quot;" office:value-type="string" office:string-value="33149" calcext:value-type="string">
            <text:p>33149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201 CRANDON BLVD #175&quot;" office:value-type="string" office:string-value="201 CRANDON BLVD #175" calcext:value-type="string">
            <text:p>201 CRANDON BLVD #175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Key Biscayne&quot;" office:value-type="string" office:string-value="Key Biscayne" calcext:value-type="string">
            <text:p>Key Biscayne</text:p>
          </table:table-cell>
          <table:table-cell table:style-name="ce24" table:formula="of:=&quot;33149&quot;" office:value-type="string" office:string-value="33149" calcext:value-type="string">
            <text:p>33149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LUCIA BALLESTRIN&quot;" office:value-type="string" office:string-value="LUCIA BALLESTRIN" calcext:value-type="string">
            <text:p>LUCIA BALLESTRIN</text:p>
          </table:table-cell>
          <table:table-cell table:style-name="ce24" table:formula="of:=&quot;Cell-(+1) 3056063705&quot;" office:value-type="string" office:string-value="Cell-(+1) 3056063705" calcext:value-type="string">
            <text:p>Cell-(+1) 3056063705</text:p>
          </table:table-cell>
          <table:table-cell table:style-name="ce24" table:formula="of:=&quot;English&quot;" office:value-type="string" office:string-value="English" calcext:value-type="string">
            <text:p>Engl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Accepted&quot;" office:value-type="string" office:string-value="Accepted" calcext:value-type="string">
            <text:p>Accepted</text:p>
          </table:table-cell>
          <table:table-cell table:style-name="ce24" table:formula="of:=&quot;ITP Charter Transportation&quot;" office:value-type="string" office:string-value="ITP Charter Transportation" calcext:value-type="string">
            <text:p>ITP Charter Transportation</text:p>
          </table:table-cell>
          <table:table-cell table:style-name="ce24" table:formula="of:=&quot;Bag Check&quot;" office:value-type="string" office:string-value="Bag Check" calcext:value-type="string">
            <text:p>Bag Check</text:p>
          </table:table-cell>
          <table:table-cell table:style-name="ce24" table:formula="of:=&quot;00:07:08&quot;" office:value-type="string" office:string-value="00:07:08" calcext:value-type="string">
            <text:p>00:07:08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809153&quot;" office:value-type="string" office:string-value="13809153" calcext:value-type="string">
            <text:p>13809153</text:p>
          </table:table-cell>
          <table:table-cell table:style-name="ce24" table:formula="of:=&quot;Celia&quot;" office:value-type="string" office:string-value="Celia" calcext:value-type="string">
            <text:p>Celia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rdomo&quot;" office:value-type="string" office:string-value="Perdomo" calcext:value-type="string">
            <text:p>Perdomo</text:p>
          </table:table-cell>
          <table:table-cell table:style-name="ce24" table:formula="of:=&quot;perdomocorredor@gmail.com&quot;" office:value-type="string" office:string-value="perdomocorredor@gmail.com" calcext:value-type="string">
            <text:p>perdomocorredor@gmail.com</text:p>
          </table:table-cell>
          <table:table-cell table:style-name="ce24" table:formula="of:=&quot;Female&quot;" office:value-type="string" office:string-value="Female" calcext:value-type="string">
            <text:p>Female</text:p>
          </table:table-cell>
          <table:table-cell table:style-name="ce32" office:value-type="string" calcext:value-type="string">
            <text:p>03/01/1969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1) 5166731693&quot;" office:value-type="string" office:string-value="Cell-(+1) 5166731693" calcext:value-type="string">
            <text:p>Cell-(+1) 5166731693</text:p>
          </table:table-cell>
          <table:table-cell table:style-name="ce24" table:formula="of:=&quot;137 Colonial Road&quot;" office:value-type="string" office:string-value="137 Colonial Road" calcext:value-type="string">
            <text:p>137 Colonial Roa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New York&quot;" office:value-type="string" office:string-value="New York" calcext:value-type="string">
            <text:p>New York</text:p>
          </table:table-cell>
          <table:table-cell table:style-name="ce24" table:formula="of:=&quot;Great Neck&quot;" office:value-type="string" office:string-value="Great Neck" calcext:value-type="string">
            <text:p>Great Neck</text:p>
          </table:table-cell>
          <table:table-cell table:style-name="ce24" table:formula="of:=&quot;11021&quot;" office:value-type="string" office:string-value="11021" calcext:value-type="string">
            <text:p>11021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137 Colonial Road&quot;" office:value-type="string" office:string-value="137 Colonial Road" calcext:value-type="string">
            <text:p>137 Colonial Roa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New York&quot;" office:value-type="string" office:string-value="New York" calcext:value-type="string">
            <text:p>New York</text:p>
          </table:table-cell>
          <table:table-cell table:style-name="ce24" table:formula="of:=&quot;Great Neck&quot;" office:value-type="string" office:string-value="Great Neck" calcext:value-type="string">
            <text:p>Great Neck</text:p>
          </table:table-cell>
          <table:table-cell table:style-name="ce24" table:formula="of:=&quot;11021&quot;" office:value-type="string" office:string-value="11021" calcext:value-type="string">
            <text:p>11021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Tomas Coredor&quot;" office:value-type="string" office:string-value="Tomas Coredor" calcext:value-type="string">
            <text:p>Tomas Coredor</text:p>
          </table:table-cell>
          <table:table-cell table:style-name="ce24" table:formula="of:=&quot;Cell-(+1) 5166663955&quot;" office:value-type="string" office:string-value="Cell-(+1) 5166663955" calcext:value-type="string">
            <text:p>Cell-(+1) 5166663955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11:50&quot;" office:value-type="string" office:string-value="00:11:50" calcext:value-type="string">
            <text:p>00:11:50</text:p>
          </table:table-cell>
          <table:table-cell table:style-name="ce24" table:formula="of:=&quot;s&quot;" office:value-type="string" office:string-value="s" calcext:value-type="string">
            <text:p>s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944527&quot;" office:value-type="string" office:string-value="13944527" calcext:value-type="string">
            <text:p>13944527</text:p>
          </table:table-cell>
          <table:table-cell table:style-name="ce24" table:formula="of:=&quot;JUAN&quot;" office:value-type="string" office:string-value="JUAN" calcext:value-type="string">
            <text:p>JUAN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REZ WULFF&quot;" office:value-type="string" office:string-value="PEREZ WULFF" calcext:value-type="string">
            <text:p>PEREZ WULFF</text:p>
          </table:table-cell>
          <table:table-cell table:style-name="ce24" table:formula="of:=&quot;japerezwulff@hotmail.com&quot;" office:value-type="string" office:string-value="japerezwulff@hotmail.com" calcext:value-type="string">
            <text:p>japerezwulff@hot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2/22/1970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58) 584142747612&quot;" office:value-type="string" office:string-value="Cell-(+58) 584142747612" calcext:value-type="string">
            <text:p>Cell-(+58) 584142747612</text:p>
          </table:table-cell>
          <table:table-cell table:style-name="ce24" table:formula="of:=&quot;URBANIZACION PRADOS DEL ESTE&quot;" office:value-type="string" office:string-value="URBANIZACION PRADOS DEL ESTE" calcext:value-type="string">
            <text:p>URBANIZACION PRADOS DEL ESTE</text:p>
          </table:table-cell>
          <table:table-cell table:style-name="ce24" table:formula="of:=&quot;RESIDENCIAS PARQUE PRADO&quot;" office:value-type="string" office:string-value="RESIDENCIAS PARQUE PRADO" calcext:value-type="string">
            <text:p>RESIDENCIAS PARQUE PRADO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0&quot;" office:value-type="string" office:string-value="1060" calcext:value-type="string">
            <text:p>106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URBANIZACION PRADOS DEL ESTE&quot;" office:value-type="string" office:string-value="URBANIZACION PRADOS DEL ESTE" calcext:value-type="string">
            <text:p>URBANIZACION PRADOS DEL ESTE</text:p>
          </table:table-cell>
          <table:table-cell table:style-name="ce24" table:formula="of:=&quot;RESIDENCIAS PARQUE PRADO&quot;" office:value-type="string" office:string-value="RESIDENCIAS PARQUE PRADO" calcext:value-type="string">
            <text:p>RESIDENCIAS PARQUE PRADO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0&quot;" office:value-type="string" office:string-value="1060" calcext:value-type="string">
            <text:p>106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MARIA AVILA RAMIREZ&quot;" office:value-type="string" office:string-value="MARIA AVILA RAMIREZ" calcext:value-type="string">
            <text:p>MARIA AVILA RAMIREZ</text:p>
          </table:table-cell>
          <table:table-cell table:style-name="ce24" table:formula="of:=&quot;Cell-(+58) 584142702257&quot;" office:value-type="string" office:string-value="Cell-(+58) 584142702257" calcext:value-type="string">
            <text:p>Cell-(+58) 584142702257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Accepted&quot;" office:value-type="string" office:string-value="Accepted" calcext:value-type="string">
            <text:p>Accepted</text:p>
          </table:table-cell>
          <table:table-cell table:style-name="ce24" table:formula="of:=&quot;ITP Charter Transportation&quot;" office:value-type="string" office:string-value="ITP Charter Transportation" calcext:value-type="string">
            <text:p>ITP Charter Transportation</text:p>
          </table:table-cell>
          <table:table-cell table:style-name="ce24" table:formula="of:=&quot;Bag Check&quot;" office:value-type="string" office:string-value="Bag Check" calcext:value-type="string">
            <text:p>Bag Check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154473&quot;" office:value-type="string" office:string-value="13154473" calcext:value-type="string">
            <text:p>13154473</text:p>
          </table:table-cell>
          <table:table-cell table:style-name="ce24" table:formula="of:=&quot;Joaquin&quot;" office:value-type="string" office:string-value="Joaquin" calcext:value-type="string">
            <text:p>Joaquin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randi&quot;" office:value-type="string" office:string-value="Prandi" calcext:value-type="string">
            <text:p>Prandi</text:p>
          </table:table-cell>
          <table:table-cell table:style-name="ce24" table:formula="of:=&quot;joaquin.prandi@investecmail.com&quot;" office:value-type="string" office:string-value="joaquin.prandi@investecmail.com" calcext:value-type="string">
            <text:p>joaquin.prandi@investec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1/27/1986</text:p>
          </table:table-cell>
          <table:table-cell table:style-name="ce24" table:formula="of:=&quot;United States&quot;" office:value-type="string" office:string-value="United States" calcext:value-type="string">
            <text:p>United States</text:p>
          </table:table-cell>
          <table:table-cell table:style-name="ce24" table:formula="of:=&quot;Cell-(+1) 8452822086&quot;" office:value-type="string" office:string-value="Cell-(+1) 8452822086" calcext:value-type="string">
            <text:p>Cell-(+1) 8452822086</text:p>
          </table:table-cell>
          <table:table-cell table:style-name="ce24" table:formula="of:=&quot;22 River Rd&quot;" office:value-type="string" office:string-value="22 River Rd" calcext:value-type="string">
            <text:p>22 River R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New York&quot;" office:value-type="string" office:string-value="New York" calcext:value-type="string">
            <text:p>New York</text:p>
          </table:table-cell>
          <table:table-cell table:style-name="ce24" table:formula="of:=&quot;Suffern&quot;" office:value-type="string" office:string-value="Suffern" calcext:value-type="string">
            <text:p>Suffern</text:p>
          </table:table-cell>
          <table:table-cell table:style-name="ce24" table:formula="of:=&quot;10901&quot;" office:value-type="string" office:string-value="10901" calcext:value-type="string">
            <text:p>10901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22 River Rd&quot;" office:value-type="string" office:string-value="22 River Rd" calcext:value-type="string">
            <text:p>22 River R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New York&quot;" office:value-type="string" office:string-value="New York" calcext:value-type="string">
            <text:p>New York</text:p>
          </table:table-cell>
          <table:table-cell table:style-name="ce24" table:formula="of:=&quot;Suffern&quot;" office:value-type="string" office:string-value="Suffern" calcext:value-type="string">
            <text:p>Suffern</text:p>
          </table:table-cell>
          <table:table-cell table:style-name="ce24" table:formula="of:=&quot;10901&quot;" office:value-type="string" office:string-value="10901" calcext:value-type="string">
            <text:p>10901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Emily Arouth&quot;" office:value-type="string" office:string-value="Emily Arouth" calcext:value-type="string">
            <text:p>Emily Arouth</text:p>
          </table:table-cell>
          <table:table-cell table:style-name="ce24" table:formula="of:=&quot;Cell-(+1) 4012639766&quot;" office:value-type="string" office:string-value="Cell-(+1) 4012639766" calcext:value-type="string">
            <text:p>Cell-(+1) 4012639766</text:p>
          </table:table-cell>
          <table:table-cell table:style-name="ce24" table:formula="of:=&quot;English&quot;" office:value-type="string" office:string-value="English" calcext:value-type="string">
            <text:p>Engl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Accepted&quot;" office:value-type="string" office:string-value="Accepted" calcext:value-type="string">
            <text:p>Accepted</text:p>
          </table:table-cell>
          <table:table-cell table:style-name="ce24" table:formula="of:=&quot;ITP Charter Transportation&quot;" office:value-type="string" office:string-value="ITP Charter Transportation" calcext:value-type="string">
            <text:p>ITP Charter Transportation</text:p>
          </table:table-cell>
          <table:table-cell table:style-name="ce24" table:formula="of:=&quot;Bag Check&quot;" office:value-type="string" office:string-value="Bag Check" calcext:value-type="string">
            <text:p>Bag Check</text:p>
          </table:table-cell>
          <table:table-cell table:style-name="ce24" table:formula="of:=&quot;00:09:27&quot;" office:value-type="string" office:string-value="00:09:27" calcext:value-type="string">
            <text:p>00:09:27</text:p>
          </table:table-cell>
          <table:table-cell table:style-name="ce24" table:formula="of:=&quot;l&quot;" office:value-type="string" office:string-value="l" calcext:value-type="string">
            <text:p>l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-&quot;" office:value-type="string" office:string-value="-" calcext:value-type="string">
            <text:p>-</text:p>
          </table:table-cell>
          <table:table-cell table:style-name="ce24" table:formula="of:=&quot;Leonardo&quot;" office:value-type="string" office:string-value="Leonardo" calcext:value-type="string">
            <text:p>Leonardo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Quintero&quot;" office:value-type="string" office:string-value="Quintero" calcext:value-type="string">
            <text:p>Quintero</text:p>
          </table:table-cell>
          <table:table-cell table:style-name="ce24" table:formula="of:=&quot;lq@criteriagroup.net&quot;" office:value-type="string" office:string-value="lq@criteriagroup.net" calcext:value-type="string">
            <text:p>lq@criteriagroup.net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32" office:value-type="string" calcext:value-type="string">
            <text:p>12/19/1970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Non Registered&quot;" office:value-type="string" office:string-value="Non Registered" calcext:value-type="string">
            <text:p>Non Registere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464096&quot;" office:value-type="string" office:string-value="13464096" calcext:value-type="string">
            <text:p>13464096</text:p>
          </table:table-cell>
          <table:table-cell table:style-name="ce24" table:formula="of:=&quot;Adrian&quot;" office:value-type="string" office:string-value="Adrian" calcext:value-type="string">
            <text:p>Adrian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Quinteros&quot;" office:value-type="string" office:string-value="Quinteros" calcext:value-type="string">
            <text:p>Quinteros</text:p>
          </table:table-cell>
          <table:table-cell table:style-name="ce24" table:formula="of:=&quot;quinteros.adrian@yahoo.com&quot;" office:value-type="string" office:string-value="quinteros.adrian@yahoo.com" calcext:value-type="string">
            <text:p>quinteros.adrian@yahoo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10/30/1973</text:p>
          </table:table-cell>
          <table:table-cell table:style-name="ce24" table:formula="of:=&quot;Argentina&quot;" office:value-type="string" office:string-value="Argentina" calcext:value-type="string">
            <text:p>Argentina</text:p>
          </table:table-cell>
          <table:table-cell table:style-name="ce24" table:formula="of:=&quot;Cell-(+1) 3059874118&quot;" office:value-type="string" office:string-value="Cell-(+1) 3059874118" calcext:value-type="string">
            <text:p>Cell-(+1) 3059874118</text:p>
          </table:table-cell>
          <table:table-cell table:style-name="ce24" table:formula="of:=&quot;1915 Brickell Ave. Apt. 1510&quot;" office:value-type="string" office:string-value="1915 Brickell Ave. Apt. 1510" calcext:value-type="string">
            <text:p>1915 Brickell Ave. Apt. 1510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Miami&quot;" office:value-type="string" office:string-value="Miami" calcext:value-type="string">
            <text:p>Miami</text:p>
          </table:table-cell>
          <table:table-cell table:style-name="ce24" table:formula="of:=&quot;33129&quot;" office:value-type="string" office:string-value="33129" calcext:value-type="string">
            <text:p>33129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1915 Brickell Ave. Apt. 1510&quot;" office:value-type="string" office:string-value="1915 Brickell Ave. Apt. 1510" calcext:value-type="string">
            <text:p>1915 Brickell Ave. Apt. 1510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Miami&quot;" office:value-type="string" office:string-value="Miami" calcext:value-type="string">
            <text:p>Miami</text:p>
          </table:table-cell>
          <table:table-cell table:style-name="ce24" table:formula="of:=&quot;33129&quot;" office:value-type="string" office:string-value="33129" calcext:value-type="string">
            <text:p>33129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Veronica Greco&quot;" office:value-type="string" office:string-value="Veronica Greco" calcext:value-type="string">
            <text:p>Veronica Greco</text:p>
          </table:table-cell>
          <table:table-cell table:style-name="ce24" table:formula="of:=&quot;Cell-(+1) 3059872155&quot;" office:value-type="string" office:string-value="Cell-(+1) 3059872155" calcext:value-type="string">
            <text:p>Cell-(+1) 3059872155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Bag Check&quot;" office:value-type="string" office:string-value="Bag Check" calcext:value-type="string">
            <text:p>Bag Check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s&quot;" office:value-type="string" office:string-value="s" calcext:value-type="string">
            <text:p>s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2656845&quot;" office:value-type="string" office:string-value="12656845" calcext:value-type="string">
            <text:p>12656845</text:p>
          </table:table-cell>
          <table:table-cell table:style-name="ce24" table:formula="of:=&quot;Mikhail&quot;" office:value-type="string" office:string-value="Mikhail" calcext:value-type="string">
            <text:p>Mikhail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Rodriguez&quot;" office:value-type="string" office:string-value="Rodriguez" calcext:value-type="string">
            <text:p>Rodriguez</text:p>
          </table:table-cell>
          <table:table-cell table:style-name="ce24" table:formula="of:=&quot;mikhailr@gmail.com&quot;" office:value-type="string" office:string-value="mikhailr@gmail.com" calcext:value-type="string">
            <text:p>mikhailr@g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4/05/1967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Home-(+58) 582129773125&quot;" office:value-type="string" office:string-value="Home-(+58) 582129773125" calcext:value-type="string">
            <text:p>Home-(+58) 582129773125</text:p>
          </table:table-cell>
          <table:table-cell table:style-name="ce24" table:formula="of:=&quot;Calle Acueducto Qta. Alejandra&quot;" office:value-type="string" office:string-value="Calle Acueducto Qta. Alejandra" calcext:value-type="string">
            <text:p>Calle Acueducto Qta. Alejandra</text:p>
          </table:table-cell>
          <table:table-cell table:style-name="ce24" table:formula="of:=&quot;Urb. El Pe?on Baruta&quot;" office:value-type="string" office:string-value="Urb. El Pe?on Baruta" calcext:value-type="string">
            <text:p>Urb. El Pe?on Baruta</text:p>
          </table:table-cell>
          <table:table-cell table:style-name="ce24" table:formula="of:=&quot; &quot;" office:value-type="string" office:string-value=" " calcext:value-type="string">
            <text:p><text:s/>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80&quot;" office:value-type="string" office:string-value="1080" calcext:value-type="string">
            <text:p>108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Calle Acueducto Qta. Alejandra&quot;" office:value-type="string" office:string-value="Calle Acueducto Qta. Alejandra" calcext:value-type="string">
            <text:p>Calle Acueducto Qta. Alejandra</text:p>
          </table:table-cell>
          <table:table-cell table:style-name="ce24" table:formula="of:=&quot;Urb. El Pe?on Baruta&quot;" office:value-type="string" office:string-value="Urb. El Pe?on Baruta" calcext:value-type="string">
            <text:p>Urb. El Pe?on Baruta</text:p>
          </table:table-cell>
          <table:table-cell table:style-name="ce24" table:formula="of:=&quot; &quot;" office:value-type="string" office:string-value=" " calcext:value-type="string">
            <text:p><text:s/>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80&quot;" office:value-type="string" office:string-value="1080" calcext:value-type="string">
            <text:p>108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Accepted&quot;" office:value-type="string" office:string-value="Accepted" calcext:value-type="string">
            <text:p>Accepted</text:p>
          </table:table-cell>
          <table:table-cell table:style-name="ce24" table:formula="of:=&quot;ITP Charter Transportation&quot;" office:value-type="string" office:string-value="ITP Charter Transportation" calcext:value-type="string">
            <text:p>ITP Charter Transportation</text:p>
          </table:table-cell>
          <table:table-cell table:style-name="ce24" table:formula="of:=&quot;Bag Check&quot;" office:value-type="string" office:string-value="Bag Check" calcext:value-type="string">
            <text:p>Bag Check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-&quot;" office:value-type="string" office:string-value="-" calcext:value-type="string">
            <text:p>-</text:p>
          </table:table-cell>
          <table:table-cell table:style-name="ce24" table:formula="of:=&quot;Julio&quot;" office:value-type="string" office:string-value="Julio" calcext:value-type="string">
            <text:p>Julio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Rodriguez&quot;" office:value-type="string" office:string-value="Rodriguez" calcext:value-type="string">
            <text:p>Rodriguez</text:p>
          </table:table-cell>
          <table:table-cell table:style-name="ce24" table:formula="of:=&quot;rodjulio18@gmail.com&quot;" office:value-type="string" office:string-value="rodjulio18@gmail.com" calcext:value-type="string">
            <text:p>rodjulio18@gmail.com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32" office:value-type="string" calcext:value-type="string">
            <text:p>01/17/1971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Non Registered&quot;" office:value-type="string" office:string-value="Non Registered" calcext:value-type="string">
            <text:p>Non Registere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2534181&quot;" office:value-type="string" office:string-value="12534181" calcext:value-type="string">
            <text:p>12534181</text:p>
          </table:table-cell>
          <table:table-cell table:style-name="ce24" table:formula="of:=&quot;GUILLERMO&quot;" office:value-type="string" office:string-value="GUILLERMO" calcext:value-type="string">
            <text:p>GUILLERMO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SANCHEZ&quot;" office:value-type="string" office:string-value="SANCHEZ" calcext:value-type="string">
            <text:p>SANCHEZ</text:p>
          </table:table-cell>
          <table:table-cell table:style-name="ce24" table:formula="of:=&quot;GUILLERMOSD@HOTMAIL.COM&quot;" office:value-type="string" office:string-value="GUILLERMOSD@HOTMAIL.COM" calcext:value-type="string">
            <text:p>GUILLERMOSD@HOT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7/15/1980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Office-(+1) 3055767516&quot;" office:value-type="string" office:string-value="Office-(+1) 3055767516" calcext:value-type="string">
            <text:p>Office-(+1) 3055767516</text:p>
          </table:table-cell>
          <table:table-cell table:style-name="ce24" table:formula="of:=&quot;3071 orange street&quot;" office:value-type="string" office:string-value="3071 orange street" calcext:value-type="string">
            <text:p>3071 orange street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Miami&quot;" office:value-type="string" office:string-value="Miami" calcext:value-type="string">
            <text:p>Miami</text:p>
          </table:table-cell>
          <table:table-cell table:style-name="ce24" table:formula="of:=&quot;33133&quot;" office:value-type="string" office:string-value="33133" calcext:value-type="string">
            <text:p>33133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3071 orange street&quot;" office:value-type="string" office:string-value="3071 orange street" calcext:value-type="string">
            <text:p>3071 orange street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Miami&quot;" office:value-type="string" office:string-value="Miami" calcext:value-type="string">
            <text:p>Miami</text:p>
          </table:table-cell>
          <table:table-cell table:style-name="ce24" table:formula="of:=&quot;33133&quot;" office:value-type="string" office:string-value="33133" calcext:value-type="string">
            <text:p>33133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raul sanchez&quot;" office:value-type="string" office:string-value="raul sanchez" calcext:value-type="string">
            <text:p>raul sanchez</text:p>
          </table:table-cell>
          <table:table-cell table:style-name="ce24" table:formula="of:=&quot;Cell-(+1) +584143209694&quot;" office:value-type="string" office:string-value="Cell-(+1) +584143209694" calcext:value-type="string">
            <text:p>Cell-(+1) +584143209694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Accepted&quot;" office:value-type="string" office:string-value="Accepted" calcext:value-type="string">
            <text:p>Accepted</text:p>
          </table:table-cell>
          <table:table-cell table:style-name="ce24" table:formula="of:=&quot;ITP Charter Transportation&quot;" office:value-type="string" office:string-value="ITP Charter Transportation" calcext:value-type="string">
            <text:p>ITP Charter Transportation</text:p>
          </table:table-cell>
          <table:table-cell table:style-name="ce24" table:formula="of:=&quot;Bag Check&quot;" office:value-type="string" office:string-value="Bag Check" calcext:value-type="string">
            <text:p>Bag Check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158522&quot;" office:value-type="string" office:string-value="13158522" calcext:value-type="string">
            <text:p>13158522</text:p>
          </table:table-cell>
          <table:table-cell table:style-name="ce24" table:formula="of:=&quot;IVAN&quot;" office:value-type="string" office:string-value="IVAN" calcext:value-type="string">
            <text:p>IVAN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TRUJILLO&quot;" office:value-type="string" office:string-value="TRUJILLO" calcext:value-type="string">
            <text:p>TRUJILLO</text:p>
          </table:table-cell>
          <table:table-cell table:style-name="ce24" table:formula="of:=&quot;IVANTRUJI@OUTLOOK.COM&quot;" office:value-type="string" office:string-value="IVANTRUJI@OUTLOOK.COM" calcext:value-type="string">
            <text:p>IVANTRUJI@OUTLOOK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6/02/1959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58) 4142346650&quot;" office:value-type="string" office:string-value="Cell-(+58) 4142346650" calcext:value-type="string">
            <text:p>Cell-(+58) 4142346650</text:p>
          </table:table-cell>
          <table:table-cell table:style-name="ce24" table:formula="of:=&quot;EL CAFETAL CALLE CUMANA QTA XANA&quot;" office:value-type="string" office:string-value="EL CAFETAL CALLE CUMANA QTA XANA" calcext:value-type="string">
            <text:p>EL CAFETAL CALLE CUMANA QTA XANA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BARUTA&quot;" office:value-type="string" office:string-value="BARUTA" calcext:value-type="string">
            <text:p>BARUT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1&quot;" office:value-type="string" office:string-value="1061" calcext:value-type="string">
            <text:p>1061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EL CAFETAL CALLE CUMANA QTA XANA&quot;" office:value-type="string" office:string-value="EL CAFETAL CALLE CUMANA QTA XANA" calcext:value-type="string">
            <text:p>EL CAFETAL CALLE CUMANA QTA XANA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BARUTA&quot;" office:value-type="string" office:string-value="BARUTA" calcext:value-type="string">
            <text:p>BARUT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1&quot;" office:value-type="string" office:string-value="1061" calcext:value-type="string">
            <text:p>1061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DIEGO CORTIULA&quot;" office:value-type="string" office:string-value="DIEGO CORTIULA" calcext:value-type="string">
            <text:p>DIEGO CORTIULA</text:p>
          </table:table-cell>
          <table:table-cell table:style-name="ce24" table:formula="of:=&quot;Cell-(+58) 7862942233&quot;" office:value-type="string" office:string-value="Cell-(+58) 7862942233" calcext:value-type="string">
            <text:p>Cell-(+58) 7862942233</text:p>
          </table:table-cell>
          <table:table-cell table:style-name="ce24" table:formula="of:=&quot;English&quot;" office:value-type="string" office:string-value="English" calcext:value-type="string">
            <text:p>Engl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Accepted&quot;" office:value-type="string" office:string-value="Accepted" calcext:value-type="string">
            <text:p>Accepted</text:p>
          </table:table-cell>
          <table:table-cell table:style-name="ce24" table:formula="of:=&quot;ITP Charter Transportation&quot;" office:value-type="string" office:string-value="ITP Charter Transportation" calcext:value-type="string">
            <text:p>ITP Charter Transportation</text:p>
          </table:table-cell>
          <table:table-cell table:style-name="ce24" table:formula="of:=&quot;Bag Check&quot;" office:value-type="string" office:string-value="Bag Check" calcext:value-type="string">
            <text:p>Bag Check</text:p>
          </table:table-cell>
          <table:table-cell table:style-name="ce24" table:formula="of:=&quot;00:11:47&quot;" office:value-type="string" office:string-value="00:11:47" calcext:value-type="string">
            <text:p>00:11:47</text:p>
          </table:table-cell>
          <table:table-cell table:style-name="ce24" table:formula="of:=&quot;xl&quot;" office:value-type="string" office:string-value="xl" calcext:value-type="string">
            <text:p>xl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582157&quot;" office:value-type="string" office:string-value="13582157" calcext:value-type="string">
            <text:p>13582157</text:p>
          </table:table-cell>
          <table:table-cell table:style-name="ce24" table:formula="of:=&quot;Katiuska&quot;" office:value-type="string" office:string-value="Katiuska" calcext:value-type="string">
            <text:p>Katiuska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Vegas&quot;" office:value-type="string" office:string-value="Vegas" calcext:value-type="string">
            <text:p>Vegas</text:p>
          </table:table-cell>
          <table:table-cell table:style-name="ce24" table:formula="of:=&quot;katiuska.vegas@gmail.com&quot;" office:value-type="string" office:string-value="katiuska.vegas@gmail.com" calcext:value-type="string">
            <text:p>katiuska.vegas@gmail.com</text:p>
          </table:table-cell>
          <table:table-cell table:style-name="ce24" table:formula="of:=&quot;Female&quot;" office:value-type="string" office:string-value="Female" calcext:value-type="string">
            <text:p>Female</text:p>
          </table:table-cell>
          <table:table-cell table:style-name="ce32" office:value-type="string" calcext:value-type="string">
            <text:p>05/17/1973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1) 9545051627&quot;" office:value-type="string" office:string-value="Cell-(+1) 9545051627" calcext:value-type="string">
            <text:p>Cell-(+1) 9545051627</text:p>
          </table:table-cell>
          <table:table-cell table:style-name="ce24" table:formula="of:=&quot;2527 BAY POINTE CT&quot;" office:value-type="string" office:string-value="2527 BAY POINTE CT" calcext:value-type="string">
            <text:p>2527 BAY POINTE CT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Fort Lauderdale&quot;" office:value-type="string" office:string-value="Fort Lauderdale" calcext:value-type="string">
            <text:p>Fort Lauderdale</text:p>
          </table:table-cell>
          <table:table-cell table:style-name="ce24" table:formula="of:=&quot;33327&quot;" office:value-type="string" office:string-value="33327" calcext:value-type="string">
            <text:p>33327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2527 BAY POINTE CT&quot;" office:value-type="string" office:string-value="2527 BAY POINTE CT" calcext:value-type="string">
            <text:p>2527 BAY POINTE CT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Fort Lauderdale&quot;" office:value-type="string" office:string-value="Fort Lauderdale" calcext:value-type="string">
            <text:p>Fort Lauderdale</text:p>
          </table:table-cell>
          <table:table-cell table:style-name="ce24" table:formula="of:=&quot;33327&quot;" office:value-type="string" office:string-value="33327" calcext:value-type="string">
            <text:p>33327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ROBERTO MAURANT&quot;" office:value-type="string" office:string-value="ROBERTO MAURANT" calcext:value-type="string">
            <text:p>ROBERTO MAURANT</text:p>
          </table:table-cell>
          <table:table-cell table:style-name="ce24" table:formula="of:=&quot;Cell-(+1) 9547017992&quot;" office:value-type="string" office:string-value="Cell-(+1) 9547017992" calcext:value-type="string">
            <text:p>Cell-(+1) 9547017992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Accepted&quot;" office:value-type="string" office:string-value="Accepted" calcext:value-type="string">
            <text:p>Accepted</text:p>
          </table:table-cell>
          <table:table-cell table:style-name="ce24" table:formula="of:=&quot;ITP Charter Transportation&quot;" office:value-type="string" office:string-value="ITP Charter Transportation" calcext:value-type="string">
            <text:p>ITP Charter Transportation</text:p>
          </table:table-cell>
          <table:table-cell table:style-name="ce24" table:formula="of:=&quot;Bag Check&quot;" office:value-type="string" office:string-value="Bag Check" calcext:value-type="string">
            <text:p>Bag Check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xs&quot;" office:value-type="string" office:string-value="xs" calcext:value-type="string">
            <text:p>xs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1" table:formula="of:=&quot;13968266&quot;" office:value-type="string" office:string-value="13968266" calcext:value-type="string">
            <text:p>13968266</text:p>
          </table:table-cell>
          <table:table-cell table:style-name="ce25" table:formula="of:=&quot;Rafael&quot;" office:value-type="string" office:string-value="Rafael" calcext:value-type="string">
            <text:p>Rafael</text:p>
          </table:table-cell>
          <table:table-cell table:style-name="ce25" table:formula="of:=&quot;-&quot;" office:value-type="string" office:string-value="-" calcext:value-type="string">
            <text:p>-</text:p>
          </table:table-cell>
          <table:table-cell table:style-name="ce25" table:formula="of:=&quot;Velazco&quot;" office:value-type="string" office:string-value="Velazco" calcext:value-type="string">
            <text:p>Velazco</text:p>
          </table:table-cell>
          <table:table-cell table:style-name="ce25" table:formula="of:=&quot;rafaelvelazco@hotmail.com&quot;" office:value-type="string" office:string-value="rafaelvelazco@hotmail.com" calcext:value-type="string">
            <text:p>rafaelvelazco@hotmail.com</text:p>
          </table:table-cell>
          <table:table-cell table:style-name="ce25" table:formula="of:=&quot;Male&quot;" office:value-type="string" office:string-value="Male" calcext:value-type="string">
            <text:p>Male</text:p>
          </table:table-cell>
          <table:table-cell table:style-name="ce33" office:value-type="string" calcext:value-type="string">
            <text:p>11/02/1976</text:p>
          </table:table-cell>
          <table:table-cell table:style-name="ce25" table:formula="of:=&quot;Venezuela&quot;" office:value-type="string" office:string-value="Venezuela" calcext:value-type="string">
            <text:p>Venezuela</text:p>
          </table:table-cell>
          <table:table-cell table:style-name="ce25" table:formula="of:=&quot;Cell-(+1) 7862005743&quot;" office:value-type="string" office:string-value="Cell-(+1) 7862005743" calcext:value-type="string">
            <text:p>Cell-(+1) 7862005743</text:p>
          </table:table-cell>
          <table:table-cell table:style-name="ce25" table:formula="of:=&quot;2333 brickel Av&quot;" office:value-type="string" office:string-value="2333 brickel Av" calcext:value-type="string">
            <text:p>2333 brickel Av</text:p>
          </table:table-cell>
          <table:table-cell table:style-name="ce25" table:formula="of:=&quot;-&quot;" office:value-type="string" office:string-value="-" calcext:value-type="string">
            <text:p>-</text:p>
          </table:table-cell>
          <table:table-cell table:style-name="ce25" table:formula="of:=&quot;Florida&quot;" office:value-type="string" office:string-value="Florida" calcext:value-type="string">
            <text:p>Florida</text:p>
          </table:table-cell>
          <table:table-cell table:style-name="ce25" table:formula="of:=&quot;Miami&quot;" office:value-type="string" office:string-value="Miami" calcext:value-type="string">
            <text:p>Miami</text:p>
          </table:table-cell>
          <table:table-cell table:style-name="ce25" table:formula="of:=&quot;33131&quot;" office:value-type="string" office:string-value="33131" calcext:value-type="string">
            <text:p>33131</text:p>
          </table:table-cell>
          <table:table-cell table:style-name="ce25" table:formula="of:=&quot;US&quot;" office:value-type="string" office:string-value="US" calcext:value-type="string">
            <text:p>US</text:p>
          </table:table-cell>
          <table:table-cell table:style-name="ce25" table:formula="of:=&quot;2333 brickel Av&quot;" office:value-type="string" office:string-value="2333 brickel Av" calcext:value-type="string">
            <text:p>2333 brickel Av</text:p>
          </table:table-cell>
          <table:table-cell table:style-name="ce25" table:formula="of:=&quot;-&quot;" office:value-type="string" office:string-value="-" calcext:value-type="string">
            <text:p>-</text:p>
          </table:table-cell>
          <table:table-cell table:style-name="ce25" table:formula="of:=&quot;Florida&quot;" office:value-type="string" office:string-value="Florida" calcext:value-type="string">
            <text:p>Florida</text:p>
          </table:table-cell>
          <table:table-cell table:style-name="ce25" table:formula="of:=&quot;Miami&quot;" office:value-type="string" office:string-value="Miami" calcext:value-type="string">
            <text:p>Miami</text:p>
          </table:table-cell>
          <table:table-cell table:style-name="ce25" table:formula="of:=&quot;33131&quot;" office:value-type="string" office:string-value="33131" calcext:value-type="string">
            <text:p>33131</text:p>
          </table:table-cell>
          <table:table-cell table:style-name="ce25" table:formula="of:=&quot;US&quot;" office:value-type="string" office:string-value="US" calcext:value-type="string">
            <text:p>US</text:p>
          </table:table-cell>
          <table:table-cell table:style-name="ce25" table:formula="of:=&quot;Ana Prieto&quot;" office:value-type="string" office:string-value="Ana Prieto" calcext:value-type="string">
            <text:p>Ana Prieto</text:p>
          </table:table-cell>
          <table:table-cell table:style-name="ce25" table:formula="of:=&quot;Cell-(+1) 584141560161&quot;" office:value-type="string" office:string-value="Cell-(+1) 584141560161" calcext:value-type="string">
            <text:p>Cell-(+1) 584141560161</text:p>
          </table:table-cell>
          <table:table-cell table:style-name="ce25" table:formula="of:=&quot;Spanish&quot;" office:value-type="string" office:string-value="Spanish" calcext:value-type="string">
            <text:p>Spanish</text:p>
          </table:table-cell>
          <table:table-cell table:style-name="ce25" table:formula="of:=&quot;-&quot;" office:value-type="string" office:string-value="-" calcext:value-type="string">
            <text:p>-</text:p>
          </table:table-cell>
          <table:table-cell table:style-name="ce25" table:formula="of:=&quot;Accepted&quot;" office:value-type="string" office:string-value="Accepted" calcext:value-type="string">
            <text:p>Accepted</text:p>
          </table:table-cell>
          <table:table-cell table:style-name="ce25" table:formula="of:=&quot;ITP Charter Transportation&quot;" office:value-type="string" office:string-value="ITP Charter Transportation" calcext:value-type="string">
            <text:p>ITP Charter Transportation</text:p>
          </table:table-cell>
          <table:table-cell table:style-name="ce25" table:formula="of:=&quot;Bag Check&quot;" office:value-type="string" office:string-value="Bag Check" calcext:value-type="string">
            <text:p>Bag Check</text:p>
          </table:table-cell>
          <table:table-cell table:style-name="ce25" table:formula="of:=&quot;00:08:29&quot;" office:value-type="string" office:string-value="00:08:29" calcext:value-type="string">
            <text:p>00:08:29</text:p>
          </table:table-cell>
          <table:table-cell table:style-name="ce25" table:formula="of:=&quot;s&quot;" office:value-type="string" office:string-value="s" calcext:value-type="string">
            <text:p>s</text:p>
          </table:table-cell>
          <table:table-cell table:style-name="ce36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30" office:value-type="string" calcext:value-type="string">
            <text:p>Filanizado</text:p>
          </table:table-cell>
          <table:table-cell table:style-name="ce30" office:value-type="string" calcext:value-type="string">
            <text:p>Pendiente</text:p>
          </table:table-cell>
          <table:table-cell table:style-name="ce30" office:value-type="string" calcext:value-type="string">
            <text:p>No reg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1" table:formula="of:=COUNT([.F37:.F66])" office:value-type="float" office:value="20" calcext:value-type="float">
            <text:p>20</text:p>
          </table:table-cell>
          <table:table-cell table:style-name="ce31" table:formula="of:=COUNT([.G37:.G66])" office:value-type="float" office:value="4" calcext:value-type="float">
            <text:p>4</text:p>
          </table:table-cell>
          <table:table-cell table:style-name="ce31" table:formula="of:=COUNT([.H37:.H66]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24" table:formula="of:=&quot;oscarbelloso@icloud.com&quot;" office:value-type="string" office:string-value="oscarbelloso@icloud.com" calcext:value-type="string">
            <text:p>oscarbelloso@icloud.com</text:p>
          </table:table-cell>
          <table:table-cell table:style-name="ce24" table:formula="of:=&quot;OSCAR&quot;" office:value-type="string" office:string-value="OSCAR" calcext:value-type="string">
            <text:p>OSCAR</text:p>
          </table:table-cell>
          <table:table-cell table:style-name="ce27" table:formula="of:=&quot;BELLOSO&quot;" office:value-type="string" office:string-value="BELLOSO" calcext:value-type="string">
            <text:p>BELLOSO</text:p>
          </table:table-cell>
          <table:table-cell table:style-name="ce27" table:formula="of:=&quot;Accepted&quot;" office:value-type="string" office:string-value="Accepted" calcext:value-type="string">
            <text:p>Accepte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aceptado : 14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carobonillap@gmail.com&quot;" office:value-type="string" office:string-value="carobonillap@gmail.com" calcext:value-type="string">
            <text:p>carobonillap@gmail.com</text:p>
          </table:table-cell>
          <table:table-cell table:style-name="ce24" table:formula="of:=&quot;Carolina&quot;" office:value-type="string" office:string-value="Carolina" calcext:value-type="string">
            <text:p>Carolina</text:p>
          </table:table-cell>
          <table:table-cell table:style-name="ce24" table:formula="of:=&quot;Bonilla Perez&quot;" office:value-type="string" office:string-value="Bonilla Perez" calcext:value-type="string">
            <text:p>Bonilla Perez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endiente : 2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pazcarracedo@hotmail.com&quot;" office:value-type="string" office:string-value="pazcarracedo@hotmail.com" calcext:value-type="string">
            <text:p>pazcarracedo@hotmail.com</text:p>
          </table:table-cell>
          <table:table-cell table:style-name="ce24" table:formula="of:=&quot;Paz&quot;" office:value-type="string" office:string-value="Paz" calcext:value-type="string">
            <text:p>Paz</text:p>
          </table:table-cell>
          <table:table-cell table:style-name="ce27" table:formula="of:=&quot;Carracedo&quot;" office:value-type="string" office:string-value="Carracedo" calcext:value-type="string">
            <text:p>Carracedo</text:p>
          </table:table-cell>
          <table:table-cell table:style-name="ce27" table:formula="of:=&quot;Accepted&quot;" office:value-type="string" office:string-value="Accepted" calcext:value-type="string">
            <text:p>Accepte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noReg : 0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matiascavalieri@morganstanley.com&quot;" office:value-type="string" office:string-value="matiascavalieri@morganstanley.com" calcext:value-type="string">
            <text:p>matiascavalieri@morganstanley.com</text:p>
          </table:table-cell>
          <table:table-cell table:style-name="ce24" table:formula="of:=&quot;Matias&quot;" office:value-type="string" office:string-value="Matias" calcext:value-type="string">
            <text:p>Matias</text:p>
          </table:table-cell>
          <table:table-cell table:style-name="ce24" table:formula="of:=&quot;Cavalieri&quot;" office:value-type="string" office:string-value="Cavalieri" calcext:value-type="string">
            <text:p>Cavalieri</text:p>
          </table:table-cell>
          <table:table-cell table:style-name="ce24" table:formula="of:=&quot;Non Registered&quot;" office:value-type="string" office:string-value="Non Registered" calcext:value-type="string">
            <text:p>Non Register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aiver : 0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tcorredor73@gmail.com&quot;" office:value-type="string" office:string-value="tcorredor73@gmail.com" calcext:value-type="string">
            <text:p>tcorredor73@gmail.com</text:p>
          </table:table-cell>
          <table:table-cell table:style-name="ce24" table:formula="of:=&quot;Tomas&quot;" office:value-type="string" office:string-value="Tomas" calcext:value-type="string">
            <text:p>Tomas</text:p>
          </table:table-cell>
          <table:table-cell table:style-name="ce27" table:formula="of:=&quot;Corredor&quot;" office:value-type="string" office:string-value="Corredor" calcext:value-type="string">
            <text:p>Corredor</text:p>
          </table:table-cell>
          <table:table-cell table:style-name="ce27" table:formula="of:=&quot;Accepted&quot;" office:value-type="string" office:string-value="Accepted" calcext:value-type="string">
            <text:p>Accepted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noEnviados : 0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Nicholascou@hotmail.com&quot;" office:value-type="string" office:string-value="Nicholascou@hotmail.com" calcext:value-type="string">
            <text:p>Nicholascou@hotmail.com</text:p>
          </table:table-cell>
          <table:table-cell table:style-name="ce24" table:formula="of:=&quot;Nicholas&quot;" office:value-type="string" office:string-value="Nicholas" calcext:value-type="string">
            <text:p>Nicholas</text:p>
          </table:table-cell>
          <table:table-cell table:style-name="ce24" table:formula="of:=&quot;Coubrough&quot;" office:value-type="string" office:string-value="Coubrough" calcext:value-type="string">
            <text:p>Coubrough</text:p>
          </table:table-cell>
          <table:table-cell table:style-name="ce24" table:formula="of:=&quot;Non Registered&quot;" office:value-type="string" office:string-value="Non Registered" calcext:value-type="string">
            <text:p>Non Register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errores : 13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Juridicoluiscruz@gmail.com&quot;" office:value-type="string" office:string-value="Juridicoluiscruz@gmail.com" calcext:value-type="string">
            <text:p>Juridicoluiscruz@gmail.com</text:p>
          </table:table-cell>
          <table:table-cell table:style-name="ce24" table:formula="of:=&quot;Luis&quot;" office:value-type="string" office:string-value="Luis" calcext:value-type="string">
            <text:p>Luis</text:p>
          </table:table-cell>
          <table:table-cell table:style-name="ce27" table:formula="of:=&quot;Cruz&quot;" office:value-type="string" office:string-value="Cruz" calcext:value-type="string">
            <text:p>Cruz</text:p>
          </table:table-cell>
          <table:table-cell table:style-name="ce27" table:formula="of:=&quot;Accepted&quot;" office:value-type="string" office:string-value="Accepted" calcext:value-type="string">
            <text:p>Accepted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total : 29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emarianagarcia@yahoo.com&quot;" office:value-type="string" office:string-value="emarianagarcia@yahoo.com" calcext:value-type="string">
            <text:p>emarianagarcia@yahoo.com</text:p>
          </table:table-cell>
          <table:table-cell table:style-name="ce24" table:formula="of:=&quot;Elda&quot;" office:value-type="string" office:string-value="Elda" calcext:value-type="string">
            <text:p>Elda</text:p>
          </table:table-cell>
          <table:table-cell table:style-name="ce27" table:formula="of:=&quot;Garcia&quot;" office:value-type="string" office:string-value="Garcia" calcext:value-type="string">
            <text:p>Garcia</text:p>
          </table:table-cell>
          <table:table-cell table:style-name="ce27" table:formula="of:=&quot;Accepted&quot;" office:value-type="string" office:string-value="Accepted" calcext:value-type="string">
            <text:p>Accept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style-name="ce24" table:formula="of:=&quot;gomezemu@gmail.com&quot;" office:value-type="string" office:string-value="gomezemu@gmail.com" calcext:value-type="string">
            <text:p>gomezemu@gmail.com</text:p>
          </table:table-cell>
          <table:table-cell table:style-name="ce24" table:formula="of:=&quot;EUCLYMAR&quot;" office:value-type="string" office:string-value="EUCLYMAR" calcext:value-type="string">
            <text:p>EUCLYMAR</text:p>
          </table:table-cell>
          <table:table-cell table:style-name="ce27" table:formula="of:=&quot;GOMEZ&quot;" office:value-type="string" office:string-value="GOMEZ" calcext:value-type="string">
            <text:p>GOMEZ</text:p>
          </table:table-cell>
          <table:table-cell table:style-name="ce27" table:formula="of:=&quot;Accepted&quot;" office:value-type="string" office:string-value="Accepted" calcext:value-type="string">
            <text:p>Accepted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aceptado : 10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juankochg@gmail.com&quot;" office:value-type="string" office:string-value="juankochg@gmail.com" calcext:value-type="string">
            <text:p>juankochg@gmail.com</text:p>
          </table:table-cell>
          <table:table-cell table:style-name="ce24" table:formula="of:=&quot;Juan&quot;" office:value-type="string" office:string-value="Juan" calcext:value-type="string">
            <text:p>Juan</text:p>
          </table:table-cell>
          <table:table-cell table:style-name="ce27" table:formula="of:=&quot;Koch&quot;" office:value-type="string" office:string-value="Koch" calcext:value-type="string">
            <text:p>Koch</text:p>
          </table:table-cell>
          <table:table-cell table:style-name="ce27" table:formula="of:=&quot;Accepted&quot;" office:value-type="string" office:string-value="Accepted" calcext:value-type="string">
            <text:p>Accepted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pendiente : 2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laib.joel@gmail.com&quot;" office:value-type="string" office:string-value="laib.joel@gmail.com" calcext:value-type="string">
            <text:p>laib.joel@gmail.com</text:p>
          </table:table-cell>
          <table:table-cell table:style-name="ce24" table:formula="of:=&quot;Joel&quot;" office:value-type="string" office:string-value="Joel" calcext:value-type="string">
            <text:p>Joel</text:p>
          </table:table-cell>
          <table:table-cell table:style-name="ce27" table:formula="of:=&quot;Laib&quot;" office:value-type="string" office:string-value="Laib" calcext:value-type="string">
            <text:p>Laib</text:p>
          </table:table-cell>
          <table:table-cell table:style-name="ce27" table:formula="of:=&quot;Accepted&quot;" office:value-type="string" office:string-value="Accepted" calcext:value-type="string">
            <text:p>Accepted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noReg : 5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dlepage@gmail.com&quot;" office:value-type="string" office:string-value="dlepage@gmail.com" calcext:value-type="string">
            <text:p>dlepage@gmail.com</text:p>
          </table:table-cell>
          <table:table-cell table:style-name="ce24" table:formula="of:=&quot;diego&quot;" office:value-type="string" office:string-value="diego" calcext:value-type="string">
            <text:p>diego</text:p>
          </table:table-cell>
          <table:table-cell table:style-name="ce27" table:formula="of:=&quot;lepage&quot;" office:value-type="string" office:string-value="lepage" calcext:value-type="string">
            <text:p>lepage</text:p>
          </table:table-cell>
          <table:table-cell table:style-name="ce27" table:formula="of:=&quot;Accepted&quot;" office:value-type="string" office:string-value="Accepted" calcext:value-type="string">
            <text:p>Accepted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waiver : 0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amata@manduca.com&quot;" office:value-type="string" office:string-value="amata@manduca.com" calcext:value-type="string">
            <text:p>amata@manduca.com</text:p>
          </table:table-cell>
          <table:table-cell table:style-name="ce24" table:formula="of:=&quot;Andres&quot;" office:value-type="string" office:string-value="Andres" calcext:value-type="string">
            <text:p>Andres</text:p>
          </table:table-cell>
          <table:table-cell table:style-name="ce24" table:formula="of:=&quot;Mata&quot;" office:value-type="string" office:string-value="Mata" calcext:value-type="string">
            <text:p>Mata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noEnviados : 12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medinalavado@gmail.com&quot;" office:value-type="string" office:string-value="medinalavado@gmail.com" calcext:value-type="string">
            <text:p>medinalavado@gmail.com</text:p>
          </table:table-cell>
          <table:table-cell table:style-name="ce24" table:formula="of:=&quot;Eduardo&quot;" office:value-type="string" office:string-value="Eduardo" calcext:value-type="string">
            <text:p>Eduardo</text:p>
          </table:table-cell>
          <table:table-cell table:style-name="ce27" table:formula="of:=&quot;Medina Lavado&quot;" office:value-type="string" office:string-value="Medina Lavado" calcext:value-type="string">
            <text:p>Medina Lavado</text:p>
          </table:table-cell>
          <table:table-cell table:style-name="ce27" table:formula="of:=&quot;Accepted&quot;" office:value-type="string" office:string-value="Accepted" calcext:value-type="string">
            <text:p>Accepted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errores : 0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honneexm@hotmail.com&quot;" office:value-type="string" office:string-value="honneexm@hotmail.com" calcext:value-type="string">
            <text:p>honneexm@hotmail.com</text:p>
          </table:table-cell>
          <table:table-cell table:style-name="ce24" table:formula="of:=&quot;Honneex&quot;" office:value-type="string" office:string-value="Honneex" calcext:value-type="string">
            <text:p>Honneex</text:p>
          </table:table-cell>
          <table:table-cell table:style-name="ce27" table:formula="of:=&quot;Mendoza&quot;" office:value-type="string" office:string-value="Mendoza" calcext:value-type="string">
            <text:p>Mendoza</text:p>
          </table:table-cell>
          <table:table-cell table:style-name="ce27" table:formula="of:=&quot;Accepted&quot;" office:value-type="string" office:string-value="Accepted" calcext:value-type="string">
            <text:p>Accepted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total : 29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mmonaco@ghm.com.ve&quot;" office:value-type="string" office:string-value="mmonaco@ghm.com.ve" calcext:value-type="string">
            <text:p>mmonaco@ghm.com.ve</text:p>
          </table:table-cell>
          <table:table-cell table:style-name="ce24" table:formula="of:=&quot;Miguel&quot;" office:value-type="string" office:string-value="Miguel" calcext:value-type="string">
            <text:p>Miguel</text:p>
          </table:table-cell>
          <table:table-cell table:style-name="ce27" table:formula="of:=&quot;Monaco&quot;" office:value-type="string" office:string-value="Monaco" calcext:value-type="string">
            <text:p>Monaco</text:p>
          </table:table-cell>
          <table:table-cell table:style-name="ce27" table:formula="of:=&quot;Accepted&quot;" office:value-type="string" office:string-value="Accepted" calcext:value-type="string">
            <text:p>Accepted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style-name="ce24" table:formula="of:=&quot;rm@criteriagroup.net&quot;" office:value-type="string" office:string-value="rm@criteriagroup.net" calcext:value-type="string">
            <text:p>rm@criteriagroup.net</text:p>
          </table:table-cell>
          <table:table-cell table:style-name="ce24" table:formula="of:=&quot;Raimundo&quot;" office:value-type="string" office:string-value="Raimundo" calcext:value-type="string">
            <text:p>Raimundo</text:p>
          </table:table-cell>
          <table:table-cell table:style-name="ce24" table:formula="of:=&quot;Moscato&quot;" office:value-type="string" office:string-value="Moscato" calcext:value-type="string">
            <text:p>Moscato</text:p>
          </table:table-cell>
          <table:table-cell table:style-name="ce24" table:formula="of:=&quot;Non Registered&quot;" office:value-type="string" office:string-value="Non Registered" calcext:value-type="string">
            <text:p>Non Register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ceptado : 2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mullersofi@hotmail.com&quot;" office:value-type="string" office:string-value="mullersofi@hotmail.com" calcext:value-type="string">
            <text:p>mullersofi@hotmail.com</text:p>
          </table:table-cell>
          <table:table-cell table:style-name="ce24" table:formula="of:=&quot;maria&quot;" office:value-type="string" office:string-value="maria" calcext:value-type="string">
            <text:p>maria</text:p>
          </table:table-cell>
          <table:table-cell table:style-name="ce24" table:formula="of:=&quot;muller&quot;" office:value-type="string" office:string-value="muller" calcext:value-type="string">
            <text:p>muller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endiente : 1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ocampo.santiago@gmail.com&quot;" office:value-type="string" office:string-value="ocampo.santiago@gmail.com" calcext:value-type="string">
            <text:p>ocampo.santiago@gmail.com</text:p>
          </table:table-cell>
          <table:table-cell table:style-name="ce24" table:formula="of:=&quot;santiago&quot;" office:value-type="string" office:string-value="santiago" calcext:value-type="string">
            <text:p>santiago</text:p>
          </table:table-cell>
          <table:table-cell table:style-name="ce28" table:formula="of:=&quot;ocampo&quot;" office:value-type="string" office:string-value="ocampo" calcext:value-type="string">
            <text:p>ocampo</text:p>
          </table:table-cell>
          <table:table-cell table:style-name="ce28" table:formula="of:=&quot;Accepted&quot;" office:value-type="string" office:string-value="Accepted" calcext:value-type="string">
            <text:p>Accepted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noReg : 2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perdomocorredor@gmail.com&quot;" office:value-type="string" office:string-value="perdomocorredor@gmail.com" calcext:value-type="string">
            <text:p>perdomocorredor@gmail.com</text:p>
          </table:table-cell>
          <table:table-cell table:style-name="ce26" table:formula="of:=&quot;Celia&quot;" office:value-type="string" office:string-value="Celia" calcext:value-type="string">
            <text:p>Celia</text:p>
          </table:table-cell>
          <table:table-cell table:style-name="ce26" table:formula="of:=&quot;Perdomo&quot;" office:value-type="string" office:string-value="Perdomo" calcext:value-type="string">
            <text:p>Perdomo</text:p>
          </table:table-cell>
          <table:table-cell table:style-name="ce26" table:formula="of:=&quot;Pending Customer&quot;" office:value-type="string" office:string-value="Pending Customer" calcext:value-type="string">
            <text:p>Pending Customer</text:p>
          </table:table-cell>
          <table:table-cell table:number-columns-repeated="6"/>
          <table:table-cell office:value-type="string" calcext:value-type="string">
            <text:p>waiver : 0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japerezwulff@hotmail.com&quot;" office:value-type="string" office:string-value="japerezwulff@hotmail.com" calcext:value-type="string">
            <text:p>japerezwulff@hotmail.com</text:p>
          </table:table-cell>
          <table:table-cell table:style-name="ce24" table:formula="of:=&quot;JUAN&quot;" office:value-type="string" office:string-value="JUAN" calcext:value-type="string">
            <text:p>JUAN</text:p>
          </table:table-cell>
          <table:table-cell table:style-name="ce28" table:formula="of:=&quot;PEREZ WULFF&quot;" office:value-type="string" office:string-value="PEREZ WULFF" calcext:value-type="string">
            <text:p>PEREZ WULFF</text:p>
          </table:table-cell>
          <table:table-cell table:style-name="ce28" table:formula="of:=&quot;Accepted&quot;" office:value-type="string" office:string-value="Accepted" calcext:value-type="string">
            <text:p>Accepted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noEnviados : 24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joaquin.prandi@investecmail.com&quot;" office:value-type="string" office:string-value="joaquin.prandi@investecmail.com" calcext:value-type="string">
            <text:p>joaquin.prandi@investecmail.com</text:p>
          </table:table-cell>
          <table:table-cell table:style-name="ce24" table:formula="of:=&quot;Joaquin&quot;" office:value-type="string" office:string-value="Joaquin" calcext:value-type="string">
            <text:p>Joaquin</text:p>
          </table:table-cell>
          <table:table-cell table:style-name="ce28" table:formula="of:=&quot;Prandi&quot;" office:value-type="string" office:string-value="Prandi" calcext:value-type="string">
            <text:p>Prandi</text:p>
          </table:table-cell>
          <table:table-cell table:style-name="ce28" table:formula="of:=&quot;Accepted&quot;" office:value-type="string" office:string-value="Accepted" calcext:value-type="string">
            <text:p>Accepted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errores : 0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lq@criteriagroup.net&quot;" office:value-type="string" office:string-value="lq@criteriagroup.net" calcext:value-type="string">
            <text:p>lq@criteriagroup.net</text:p>
          </table:table-cell>
          <table:table-cell table:style-name="ce24" table:formula="of:=&quot;Leonardo&quot;" office:value-type="string" office:string-value="Leonardo" calcext:value-type="string">
            <text:p>Leonardo</text:p>
          </table:table-cell>
          <table:table-cell table:style-name="ce24" table:formula="of:=&quot;Quintero&quot;" office:value-type="string" office:string-value="Quintero" calcext:value-type="string">
            <text:p>Quintero</text:p>
          </table:table-cell>
          <table:table-cell table:style-name="ce24" table:formula="of:=&quot;Non Registered&quot;" office:value-type="string" office:string-value="Non Registered" calcext:value-type="string">
            <text:p>Non Register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otal : 29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quinteros.adrian@yahoo.com&quot;" office:value-type="string" office:string-value="quinteros.adrian@yahoo.com" calcext:value-type="string">
            <text:p>quinteros.adrian@yahoo.com</text:p>
          </table:table-cell>
          <table:table-cell table:style-name="ce24" table:formula="of:=&quot;Adrian&quot;" office:value-type="string" office:string-value="Adrian" calcext:value-type="string">
            <text:p>Adrian</text:p>
          </table:table-cell>
          <table:table-cell table:style-name="ce24" table:formula="of:=&quot;Quinteros&quot;" office:value-type="string" office:string-value="Quinteros" calcext:value-type="string">
            <text:p>Quinteros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24" table:formula="of:=&quot;mikhailr@gmail.com&quot;" office:value-type="string" office:string-value="mikhailr@gmail.com" calcext:value-type="string">
            <text:p>mikhailr@gmail.com</text:p>
          </table:table-cell>
          <table:table-cell table:style-name="ce24" table:formula="of:=&quot;Mikhail&quot;" office:value-type="string" office:string-value="Mikhail" calcext:value-type="string">
            <text:p>Mikhail</text:p>
          </table:table-cell>
          <table:table-cell table:style-name="ce28" table:formula="of:=&quot;Rodriguez&quot;" office:value-type="string" office:string-value="Rodriguez" calcext:value-type="string">
            <text:p>Rodriguez</text:p>
          </table:table-cell>
          <table:table-cell table:style-name="ce28" table:formula="of:=&quot;Accepted&quot;" office:value-type="string" office:string-value="Accepted" calcext:value-type="string">
            <text:p>Accepted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[.K37]+[.K45]+[.K53]" office:value-type="float" office:value="26" calcext:value-type="float">
            <text:p>26</text:p>
          </table:table-cell>
          <table:table-cell office:value-type="string" calcext:value-type="string">
            <text:p>aceptado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rodjulio18@gmail.com&quot;" office:value-type="string" office:string-value="rodjulio18@gmail.com" calcext:value-type="string">
            <text:p>rodjulio18@gmail.com</text:p>
          </table:table-cell>
          <table:table-cell table:style-name="ce24" table:formula="of:=&quot;Julio&quot;" office:value-type="string" office:string-value="Julio" calcext:value-type="string">
            <text:p>Julio</text:p>
          </table:table-cell>
          <table:table-cell table:style-name="ce24" table:formula="of:=&quot;Rodriguez&quot;" office:value-type="string" office:string-value="Rodriguez" calcext:value-type="string">
            <text:p>Rodriguez</text:p>
          </table:table-cell>
          <table:table-cell table:style-name="ce24" table:formula="of:=&quot;Non Registered&quot;" office:value-type="string" office:string-value="Non Registered" calcext:value-type="string">
            <text:p>Non Register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formula="of:=[.K38]+[.K46]+[.K54]" office:value-type="float" office:value="5" calcext:value-type="float">
            <text:p>5</text:p>
          </table:table-cell>
          <table:table-cell office:value-type="string" calcext:value-type="string">
            <text:p>pendiente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GUILLERMOSD@HOTMAIL.COM&quot;" office:value-type="string" office:string-value="GUILLERMOSD@HOTMAIL.COM" calcext:value-type="string">
            <text:p>GUILLERMOSD@HOTMAIL.COM</text:p>
          </table:table-cell>
          <table:table-cell table:style-name="ce24" table:formula="of:=&quot;GUILLERMO&quot;" office:value-type="string" office:string-value="GUILLERMO" calcext:value-type="string">
            <text:p>GUILLERMO</text:p>
          </table:table-cell>
          <table:table-cell table:style-name="ce28" table:formula="of:=&quot;SANCHEZ&quot;" office:value-type="string" office:string-value="SANCHEZ" calcext:value-type="string">
            <text:p>SANCHEZ</text:p>
          </table:table-cell>
          <table:table-cell table:style-name="ce28" table:formula="of:=&quot;Accepted&quot;" office:value-type="string" office:string-value="Accepted" calcext:value-type="string">
            <text:p>Accepted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formula="of:=[.K39]+[.K47]+[.K55]" office:value-type="float" office:value="7" calcext:value-type="float">
            <text:p>7</text:p>
          </table:table-cell>
          <table:table-cell office:value-type="string" calcext:value-type="string">
            <text:p>noReg</text:p>
          </table:table-cell>
          <table:table-cell table:number-columns-repeated="1012"/>
        </table:table-row>
        <table:table-row table:style-name="ro1">
          <table:table-cell/>
          <table:table-cell table:style-name="ce24" table:formula="of:=&quot;IVANTRUJI@OUTLOOK.COM&quot;" office:value-type="string" office:string-value="IVANTRUJI@OUTLOOK.COM" calcext:value-type="string">
            <text:p>IVANTRUJI@OUTLOOK.COM</text:p>
          </table:table-cell>
          <table:table-cell table:style-name="ce24" table:formula="of:=&quot;IVAN&quot;" office:value-type="string" office:string-value="IVAN" calcext:value-type="string">
            <text:p>IVAN</text:p>
          </table:table-cell>
          <table:table-cell table:style-name="ce28" table:formula="of:=&quot;TRUJILLO&quot;" office:value-type="string" office:string-value="TRUJILLO" calcext:value-type="string">
            <text:p>TRUJILLO</text:p>
          </table:table-cell>
          <table:table-cell table:style-name="ce28" table:formula="of:=&quot;Accepted&quot;" office:value-type="string" office:string-value="Accepted" calcext:value-type="string">
            <text:p>Accepted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table:style-name="ce24" table:formula="of:=&quot;katiuska.vegas@gmail.com&quot;" office:value-type="string" office:string-value="katiuska.vegas@gmail.com" calcext:value-type="string">
            <text:p>katiuska.vegas@gmail.com</text:p>
          </table:table-cell>
          <table:table-cell table:style-name="ce24" table:formula="of:=&quot;Katiuska&quot;" office:value-type="string" office:string-value="Katiuska" calcext:value-type="string">
            <text:p>Katiuska</text:p>
          </table:table-cell>
          <table:table-cell table:style-name="ce28" table:formula="of:=&quot;Vegas&quot;" office:value-type="string" office:string-value="Vegas" calcext:value-type="string">
            <text:p>Vegas</text:p>
          </table:table-cell>
          <table:table-cell table:style-name="ce28" table:formula="of:=&quot;Accepted&quot;" office:value-type="string" office:string-value="Accepted" calcext:value-type="string">
            <text:p>Accepted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/>
          <table:table-cell table:style-name="ce25" table:formula="of:=&quot;rafaelvelazco@hotmail.com&quot;" office:value-type="string" office:string-value="rafaelvelazco@hotmail.com" calcext:value-type="string">
            <text:p>rafaelvelazco@hotmail.com</text:p>
          </table:table-cell>
          <table:table-cell table:style-name="ce25" table:formula="of:=&quot;Rafael&quot;" office:value-type="string" office:string-value="Rafael" calcext:value-type="string">
            <text:p>Rafael</text:p>
          </table:table-cell>
          <table:table-cell table:style-name="ce29" table:formula="of:=&quot;Velazco&quot;" office:value-type="string" office:string-value="Velazco" calcext:value-type="string">
            <text:p>Velazco</text:p>
          </table:table-cell>
          <table:table-cell table:style-name="ce29" table:formula="of:=&quot;Accepted&quot;" office:value-type="string" office:string-value="Accepted" calcext:value-type="string">
            <text:p>Accepted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*pendiente : 4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*aceptado : 20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Matías</text:p>
          </table:table-cell>
          <table:table-cell office:value-type="string" calcext:value-type="string">
            <text:p>noReg : 1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*noReg : 4</text:p>
          </table:table-cell>
          <table:table-cell table:number-columns-repeated="101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mer_Lote" table:style-name="ta1">
        <table:table-column table:style-name="co1" table:number-columns-repeated="31" table:default-cell-style-name="ce22"/>
        <table:table-column table:style-name="co2" table:number-columns-repeated="993" table:default-cell-style-name="ce22"/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19" office:value-type="string" calcext:value-type="string">
            <text:p>CUSTOMER ID</text:p>
          </table:table-cell>
          <table:table-cell table:style-name="ce23" office:value-type="string" calcext:value-type="string">
            <text:p>FIRST NAME</text:p>
          </table:table-cell>
          <table:table-cell table:style-name="ce23" office:value-type="string" calcext:value-type="string">
            <text:p>MIDDLE NAME</text:p>
          </table:table-cell>
          <table:table-cell table:style-name="ce23" office:value-type="string" calcext:value-type="string">
            <text:p>LAST NAME</text:p>
          </table:table-cell>
          <table:table-cell table:style-name="ce23" office:value-type="string" calcext:value-type="string">
            <text:p>EMAIL ID</text:p>
          </table:table-cell>
          <table:table-cell table:style-name="ce23" office:value-type="string" calcext:value-type="string">
            <text:p>GENDER</text:p>
          </table:table-cell>
          <table:table-cell table:style-name="ce23" office:value-type="string" calcext:value-type="string">
            <text:p>DOB</text:p>
          </table:table-cell>
          <table:table-cell table:style-name="ce23" office:value-type="string" calcext:value-type="string">
            <text:p>CITIZENSHIP</text:p>
          </table:table-cell>
          <table:table-cell table:style-name="ce23" office:value-type="string" calcext:value-type="string">
            <text:p>PRIMARY CONTACT NO</text:p>
          </table:table-cell>
          <table:table-cell table:style-name="ce23" office:value-type="string" calcext:value-type="string">
            <text:p>ADDRESS LINE 1</text:p>
          </table:table-cell>
          <table:table-cell table:style-name="ce23" office:value-type="string" calcext:value-type="string">
            <text:p>ADDRESS LINE 2</text:p>
          </table:table-cell>
          <table:table-cell table:style-name="ce23" office:value-type="string" calcext:value-type="string">
            <text:p>STATE</text:p>
          </table:table-cell>
          <table:table-cell table:style-name="ce23" office:value-type="string" calcext:value-type="string">
            <text:p>CITY</text:p>
          </table:table-cell>
          <table:table-cell table:style-name="ce23" office:value-type="string" calcext:value-type="string">
            <text:p>POSTAL CODE</text:p>
          </table:table-cell>
          <table:table-cell table:style-name="ce23" office:value-type="string" calcext:value-type="string">
            <text:p>COUNTRY</text:p>
          </table:table-cell>
          <table:table-cell table:style-name="ce23" office:value-type="string" calcext:value-type="string">
            <text:p>MAILING ADDRESS LINE 1</text:p>
          </table:table-cell>
          <table:table-cell table:style-name="ce23" office:value-type="string" calcext:value-type="string">
            <text:p>MAILING ADDRESS LINE 2</text:p>
          </table:table-cell>
          <table:table-cell table:style-name="ce23" office:value-type="string" calcext:value-type="string">
            <text:p>MAILING ADDRESS STATE</text:p>
          </table:table-cell>
          <table:table-cell table:style-name="ce23" office:value-type="string" calcext:value-type="string">
            <text:p>MAILING ADDRESS CITY</text:p>
          </table:table-cell>
          <table:table-cell table:style-name="ce23" office:value-type="string" calcext:value-type="string">
            <text:p>MAILING ADDRESS POSTAL CODE</text:p>
          </table:table-cell>
          <table:table-cell table:style-name="ce23" office:value-type="string" calcext:value-type="string">
            <text:p>MAILING COUNTRY</text:p>
          </table:table-cell>
          <table:table-cell table:style-name="ce23" office:value-type="string" calcext:value-type="string">
            <text:p>EMG CONTACT NAME</text:p>
          </table:table-cell>
          <table:table-cell table:style-name="ce23" office:value-type="string" calcext:value-type="string">
            <text:p>EMG CONTACT NO</text:p>
          </table:table-cell>
          <table:table-cell table:style-name="ce23" office:value-type="string" calcext:value-type="string">
            <text:p>LANGUAGE PREFERENCE</text:p>
          </table:table-cell>
          <table:table-cell table:style-name="ce23" office:value-type="string" calcext:value-type="string">
            <text:p>BIB NUMBER</text:p>
          </table:table-cell>
          <table:table-cell table:style-name="ce23" office:value-type="string" calcext:value-type="string">
            <text:p>STATUS</text:p>
          </table:table-cell>
          <table:table-cell table:style-name="ce23" office:value-type="string" calcext:value-type="string">
            <text:p>TRANSPORTATION OPTION</text:p>
          </table:table-cell>
          <table:table-cell table:style-name="ce23" office:value-type="string" calcext:value-type="string">
            <text:p>BAGGAGE OPTION</text:p>
          </table:table-cell>
          <table:table-cell table:style-name="ce23" office:value-type="string" calcext:value-type="string">
            <text:p>BEST PACE PER MILE</text:p>
          </table:table-cell>
          <table:table-cell table:style-name="ce23" office:value-type="string" calcext:value-type="string">
            <text:p>SHIRT SIZE</text:p>
          </table:table-cell>
          <table:table-cell table:style-name="ce34" office:value-type="string" calcext:value-type="string">
            <text:p>DISABILITY</text:p>
          </table:table-cell>
          <table:table-cell table:number-columns-repeated="993"/>
        </table:table-row>
        <table:table-row table:style-name="ro1">
          <table:table-cell table:style-name="ce20" table:formula="of:=&quot;13564975&quot;" office:value-type="string" office:string-value="13564975" calcext:value-type="string">
            <text:p>13564975</text:p>
          </table:table-cell>
          <table:table-cell table:style-name="ce24" table:formula="of:=&quot;OSCAR&quot;" office:value-type="string" office:string-value="OSCAR" calcext:value-type="string">
            <text:p>OSCA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BELLOSO&quot;" office:value-type="string" office:string-value="BELLOSO" calcext:value-type="string">
            <text:p>BELLOSO</text:p>
          </table:table-cell>
          <table:table-cell table:style-name="ce24" table:formula="of:=&quot;oscarbelloso@icloud.com&quot;" office:value-type="string" office:string-value="oscarbelloso@icloud.com" calcext:value-type="string">
            <text:p>oscarbelloso@icloud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7/18/1970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58) 4122601317&quot;" office:value-type="string" office:string-value="Cell-(+58) 4122601317" calcext:value-type="string">
            <text:p>Cell-(+58) 4122601317</text:p>
          </table:table-cell>
          <table:table-cell table:style-name="ce24" table:formula="of:=&quot;Ave. 10 C 64A #10-84&quot;" office:value-type="string" office:string-value="Ave. 10 C 64A #10-84" calcext:value-type="string">
            <text:p>Ave. 10 C 64A #10-84</text:p>
          </table:table-cell>
          <table:table-cell table:style-name="ce24" table:formula="of:=&quot;Urb. La Estrella&quot;" office:value-type="string" office:string-value="Urb. La Estrella" calcext:value-type="string">
            <text:p>Urb. La Estrella</text:p>
          </table:table-cell>
          <table:table-cell table:style-name="ce24" table:formula="of:=&quot;Zulia&quot;" office:value-type="string" office:string-value="Zulia" calcext:value-type="string">
            <text:p>Zulia</text:p>
          </table:table-cell>
          <table:table-cell table:style-name="ce24" table:formula="of:=&quot;Maracaibo&quot;" office:value-type="string" office:string-value="Maracaibo" calcext:value-type="string">
            <text:p>Maracaibo</text:p>
          </table:table-cell>
          <table:table-cell table:style-name="ce24" table:formula="of:=&quot;4002&quot;" office:value-type="string" office:string-value="4002" calcext:value-type="string">
            <text:p>4002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Claudia Leon de Belloso&quot;" office:value-type="string" office:string-value="Claudia Leon de Belloso" calcext:value-type="string">
            <text:p>Claudia Leon de Belloso</text:p>
          </table:table-cell>
          <table:table-cell table:style-name="ce24" table:formula="of:=&quot;Cell-(+58) 4146326143&quot;" office:value-type="string" office:string-value="Cell-(+58) 4146326143" calcext:value-type="string">
            <text:p>Cell-(+58) 4146326143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580085&quot;" office:value-type="string" office:string-value="13580085" calcext:value-type="string">
            <text:p>13580085</text:p>
          </table:table-cell>
          <table:table-cell table:style-name="ce24" table:formula="of:=&quot;Carolina&quot;" office:value-type="string" office:string-value="Carolina" calcext:value-type="string">
            <text:p>Carolina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Bonilla Perez&quot;" office:value-type="string" office:string-value="Bonilla Perez" calcext:value-type="string">
            <text:p>Bonilla Perez</text:p>
          </table:table-cell>
          <table:table-cell table:style-name="ce24" table:formula="of:=&quot;carobonillap@gmail.com&quot;" office:value-type="string" office:string-value="carobonillap@gmail.com" calcext:value-type="string">
            <text:p>carobonillap@gmail.com</text:p>
          </table:table-cell>
          <table:table-cell table:style-name="ce24" table:formula="of:=&quot;Female&quot;" office:value-type="string" office:string-value="Female" calcext:value-type="string">
            <text:p>Female</text:p>
          </table:table-cell>
          <table:table-cell table:style-name="ce32" office:value-type="string" calcext:value-type="string">
            <text:p>09/20/1970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58) 0584143956180&quot;" office:value-type="string" office:string-value="Cell-(+58) 0584143956180" calcext:value-type="string">
            <text:p>Cell-(+58) 0584143956180</text:p>
          </table:table-cell>
          <table:table-cell table:style-name="ce24" table:formula="of:=&quot;Calle Orinoco&quot;" office:value-type="string" office:string-value="Calle Orinoco" calcext:value-type="string">
            <text:p>Calle Orinoco</text:p>
          </table:table-cell>
          <table:table-cell table:style-name="ce24" table:formula="of:=&quot;Quinta Los Pequenos&quot;" office:value-type="string" office:string-value="Quinta Los Pequenos" calcext:value-type="string">
            <text:p>Quinta Los Pequenos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50&quot;" office:value-type="string" office:string-value="1050" calcext:value-type="string">
            <text:p>105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Calle Orinoco&quot;" office:value-type="string" office:string-value="Calle Orinoco" calcext:value-type="string">
            <text:p>Calle Orinoco</text:p>
          </table:table-cell>
          <table:table-cell table:style-name="ce24" table:formula="of:=&quot;Quinta Los Pequenos&quot;" office:value-type="string" office:string-value="Quinta Los Pequenos" calcext:value-type="string">
            <text:p>Quinta Los Pequenos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50&quot;" office:value-type="string" office:string-value="1050" calcext:value-type="string">
            <text:p>105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Ilya Perdomo Bazan&quot;" office:value-type="string" office:string-value="Ilya Perdomo Bazan" calcext:value-type="string">
            <text:p>Ilya Perdomo Bazan</text:p>
          </table:table-cell>
          <table:table-cell table:style-name="ce24" table:formula="of:=&quot;Cell-(+58) 0584241141401&quot;" office:value-type="string" office:string-value="Cell-(+58) 0584241141401" calcext:value-type="string">
            <text:p>Cell-(+58) 0584241141401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765982&quot;" office:value-type="string" office:string-value="13765982" calcext:value-type="string">
            <text:p>13765982</text:p>
          </table:table-cell>
          <table:table-cell table:style-name="ce24" table:formula="of:=&quot;Paz&quot;" office:value-type="string" office:string-value="Paz" calcext:value-type="string">
            <text:p>Paz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Carracedo&quot;" office:value-type="string" office:string-value="Carracedo" calcext:value-type="string">
            <text:p>Carracedo</text:p>
          </table:table-cell>
          <table:table-cell table:style-name="ce24" table:formula="of:=&quot;pazcarracedo@hotmail.com&quot;" office:value-type="string" office:string-value="pazcarracedo@hotmail.com" calcext:value-type="string">
            <text:p>pazcarracedo@hotmail.com</text:p>
          </table:table-cell>
          <table:table-cell table:style-name="ce24" table:formula="of:=&quot;Female&quot;" office:value-type="string" office:string-value="Female" calcext:value-type="string">
            <text:p>Female</text:p>
          </table:table-cell>
          <table:table-cell table:style-name="ce32" office:value-type="string" calcext:value-type="string">
            <text:p>07/27/1975</text:p>
          </table:table-cell>
          <table:table-cell table:style-name="ce24" table:formula="of:=&quot;Argentina&quot;" office:value-type="string" office:string-value="Argentina" calcext:value-type="string">
            <text:p>Argentina</text:p>
          </table:table-cell>
          <table:table-cell table:style-name="ce24" table:formula="of:=&quot;Cell-(+1) 3052054099&quot;" office:value-type="string" office:string-value="Cell-(+1) 3052054099" calcext:value-type="string">
            <text:p>Cell-(+1) 3052054099</text:p>
          </table:table-cell>
          <table:table-cell table:style-name="ce24" table:formula="of:=&quot;749 Glenridge Rd&quot;" office:value-type="string" office:string-value="749 Glenridge Rd" calcext:value-type="string">
            <text:p>749 Glenridge R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Key Biscayne&quot;" office:value-type="string" office:string-value="Key Biscayne" calcext:value-type="string">
            <text:p>Key Biscayne</text:p>
          </table:table-cell>
          <table:table-cell table:style-name="ce24" table:formula="of:=&quot;33149&quot;" office:value-type="string" office:string-value="33149" calcext:value-type="string">
            <text:p>33149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749 Glenridge Rd&quot;" office:value-type="string" office:string-value="749 Glenridge Rd" calcext:value-type="string">
            <text:p>749 Glenridge R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Key Biscayne&quot;" office:value-type="string" office:string-value="Key Biscayne" calcext:value-type="string">
            <text:p>Key Biscayne</text:p>
          </table:table-cell>
          <table:table-cell table:style-name="ce24" table:formula="of:=&quot;33149&quot;" office:value-type="string" office:string-value="33149" calcext:value-type="string">
            <text:p>33149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Ezequiel Olivero&quot;" office:value-type="string" office:string-value="Ezequiel Olivero" calcext:value-type="string">
            <text:p>Ezequiel Olivero</text:p>
          </table:table-cell>
          <table:table-cell table:style-name="ce24" table:formula="of:=&quot;Cell-(+1) 9546098375&quot;" office:value-type="string" office:string-value="Cell-(+1) 9546098375" calcext:value-type="string">
            <text:p>Cell-(+1) 9546098375</text:p>
          </table:table-cell>
          <table:table-cell table:style-name="ce24" table:formula="of:=&quot;English&quot;" office:value-type="string" office:string-value="English" calcext:value-type="string">
            <text:p>Engl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10:00&quot;" office:value-type="string" office:string-value="00:10:00" calcext:value-type="string">
            <text:p>00:10:00</text:p>
          </table:table-cell>
          <table:table-cell table:style-name="ce24" table:formula="of:=&quot;s&quot;" office:value-type="string" office:string-value="s" calcext:value-type="string">
            <text:p>s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-&quot;" office:value-type="string" office:string-value="-" calcext:value-type="string">
            <text:p>-</text:p>
          </table:table-cell>
          <table:table-cell table:style-name="ce24" table:formula="of:=&quot;Matias&quot;" office:value-type="string" office:string-value="Matias" calcext:value-type="string">
            <text:p>Matias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Cavalieri&quot;" office:value-type="string" office:string-value="Cavalieri" calcext:value-type="string">
            <text:p>Cavalieri</text:p>
          </table:table-cell>
          <table:table-cell table:style-name="ce24" table:formula="of:=&quot;matiascavalieri@morganstanley.com&quot;" office:value-type="string" office:string-value="matiascavalieri@morganstanley.com" calcext:value-type="string">
            <text:p>matiascavalieri@morganstanley.com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32" office:value-type="string" calcext:value-type="string">
            <text:p>08/15/1973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Non Registered&quot;" office:value-type="string" office:string-value="Non Registered" calcext:value-type="string">
            <text:p>Non Registere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788576&quot;" office:value-type="string" office:string-value="13788576" calcext:value-type="string">
            <text:p>13788576</text:p>
          </table:table-cell>
          <table:table-cell table:style-name="ce24" table:formula="of:=&quot;Tomas&quot;" office:value-type="string" office:string-value="Tomas" calcext:value-type="string">
            <text:p>Tomas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Corredor&quot;" office:value-type="string" office:string-value="Corredor" calcext:value-type="string">
            <text:p>Corredor</text:p>
          </table:table-cell>
          <table:table-cell table:style-name="ce24" table:formula="of:=&quot;tcorredor73@gmail.com&quot;" office:value-type="string" office:string-value="tcorredor73@gmail.com" calcext:value-type="string">
            <text:p>tcorredor73@g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1/12/1973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58) 584166663955&quot;" office:value-type="string" office:string-value="Cell-(+58) 584166663955" calcext:value-type="string">
            <text:p>Cell-(+58) 584166663955</text:p>
          </table:table-cell>
          <table:table-cell table:style-name="ce24" table:formula="of:=&quot;Calle El Limon, Qta San Rafael&quot;" office:value-type="string" office:string-value="Calle El Limon, Qta San Rafael" calcext:value-type="string">
            <text:p>Calle El Limon, Qta San Rafael</text:p>
          </table:table-cell>
          <table:table-cell table:style-name="ce24" table:formula="of:=&quot;El Cafetal&quot;" office:value-type="string" office:string-value="El Cafetal" calcext:value-type="string">
            <text:p>El Cafetal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0&quot;" office:value-type="string" office:string-value="1060" calcext:value-type="string">
            <text:p>106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Calle El Limon, Qta San Rafael&quot;" office:value-type="string" office:string-value="Calle El Limon, Qta San Rafael" calcext:value-type="string">
            <text:p>Calle El Limon, Qta San Rafael</text:p>
          </table:table-cell>
          <table:table-cell table:style-name="ce24" table:formula="of:=&quot;El Cafetal&quot;" office:value-type="string" office:string-value="El Cafetal" calcext:value-type="string">
            <text:p>El Cafetal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0&quot;" office:value-type="string" office:string-value="1060" calcext:value-type="string">
            <text:p>106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Celia Perdomo&quot;" office:value-type="string" office:string-value="Celia Perdomo" calcext:value-type="string">
            <text:p>Celia Perdomo</text:p>
          </table:table-cell>
          <table:table-cell table:style-name="ce24" table:formula="of:=&quot;Cell-(+58) 584166731693&quot;" office:value-type="string" office:string-value="Cell-(+58) 584166731693" calcext:value-type="string">
            <text:p>Cell-(+58) 584166731693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08:24&quot;" office:value-type="string" office:string-value="00:08:24" calcext:value-type="string">
            <text:p>00:08:24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-&quot;" office:value-type="string" office:string-value="-" calcext:value-type="string">
            <text:p>-</text:p>
          </table:table-cell>
          <table:table-cell table:style-name="ce24" table:formula="of:=&quot;Nicholas&quot;" office:value-type="string" office:string-value="Nicholas" calcext:value-type="string">
            <text:p>Nicholas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Coubrough&quot;" office:value-type="string" office:string-value="Coubrough" calcext:value-type="string">
            <text:p>Coubrough</text:p>
          </table:table-cell>
          <table:table-cell table:style-name="ce24" table:formula="of:=&quot;Nicholascou@hotmail.com&quot;" office:value-type="string" office:string-value="Nicholascou@hotmail.com" calcext:value-type="string">
            <text:p>Nicholascou@hotmail.com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32" office:value-type="string" calcext:value-type="string">
            <text:p>07/31/1979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Non Registered&quot;" office:value-type="string" office:string-value="Non Registered" calcext:value-type="string">
            <text:p>Non Registere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720585&quot;" office:value-type="string" office:string-value="13720585" calcext:value-type="string">
            <text:p>13720585</text:p>
          </table:table-cell>
          <table:table-cell table:style-name="ce24" table:formula="of:=&quot;Luis&quot;" office:value-type="string" office:string-value="Luis" calcext:value-type="string">
            <text:p>Luis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Cruz&quot;" office:value-type="string" office:string-value="Cruz" calcext:value-type="string">
            <text:p>Cruz</text:p>
          </table:table-cell>
          <table:table-cell table:style-name="ce24" table:formula="of:=&quot;Juridicoluiscruz@gmail.com&quot;" office:value-type="string" office:string-value="Juridicoluiscruz@gmail.com" calcext:value-type="string">
            <text:p>Juridicoluiscruz@g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5/15/1969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58) 584143265662&quot;" office:value-type="string" office:string-value="Cell-(+58) 584143265662" calcext:value-type="string">
            <text:p>Cell-(+58) 584143265662</text:p>
          </table:table-cell>
          <table:table-cell table:style-name="ce24" table:formula="of:=&quot;Urbe los naranjos res quizanda&quot;" office:value-type="string" office:string-value="Urbe los naranjos res quizanda" calcext:value-type="string">
            <text:p>Urbe los naranjos res quizanda</text:p>
          </table:table-cell>
          <table:table-cell table:style-name="ce24" table:formula="of:=&quot;Apto 8.3 el hatillo&quot;" office:value-type="string" office:string-value="Apto 8.3 el hatillo" calcext:value-type="string">
            <text:p>Apto 8.3 el hatillo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83&quot;" office:value-type="string" office:string-value="1083" calcext:value-type="string">
            <text:p>1083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Urbe los naranjos res quizanda&quot;" office:value-type="string" office:string-value="Urbe los naranjos res quizanda" calcext:value-type="string">
            <text:p>Urbe los naranjos res quizanda</text:p>
          </table:table-cell>
          <table:table-cell table:style-name="ce24" table:formula="of:=&quot;Apto 8.3 el hatillo&quot;" office:value-type="string" office:string-value="Apto 8.3 el hatillo" calcext:value-type="string">
            <text:p>Apto 8.3 el hatillo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83&quot;" office:value-type="string" office:string-value="1083" calcext:value-type="string">
            <text:p>1083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Andreina parada&quot;" office:value-type="string" office:string-value="Andreina parada" calcext:value-type="string">
            <text:p>Andreina parada</text:p>
          </table:table-cell>
          <table:table-cell table:style-name="ce24" table:formula="of:=&quot;Cell-(+58) 584143265662&quot;" office:value-type="string" office:string-value="Cell-(+58) 584143265662" calcext:value-type="string">
            <text:p>Cell-(+58) 584143265662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2697168&quot;" office:value-type="string" office:string-value="12697168" calcext:value-type="string">
            <text:p>12697168</text:p>
          </table:table-cell>
          <table:table-cell table:style-name="ce24" table:formula="of:=&quot;Elda&quot;" office:value-type="string" office:string-value="Elda" calcext:value-type="string">
            <text:p>Elda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Garcia&quot;" office:value-type="string" office:string-value="Garcia" calcext:value-type="string">
            <text:p>Garcia</text:p>
          </table:table-cell>
          <table:table-cell table:style-name="ce24" table:formula="of:=&quot;emarianagarcia@yahoo.com&quot;" office:value-type="string" office:string-value="emarianagarcia@yahoo.com" calcext:value-type="string">
            <text:p>emarianagarcia@yahoo.com</text:p>
          </table:table-cell>
          <table:table-cell table:style-name="ce24" table:formula="of:=&quot;Female&quot;" office:value-type="string" office:string-value="Female" calcext:value-type="string">
            <text:p>Female</text:p>
          </table:table-cell>
          <table:table-cell table:style-name="ce32" office:value-type="string" calcext:value-type="string">
            <text:p>02/03/1983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Office-(+58) 584122370637&quot;" office:value-type="string" office:string-value="Office-(+58) 584122370637" calcext:value-type="string">
            <text:p>Office-(+58) 584122370637</text:p>
          </table:table-cell>
          <table:table-cell table:style-name="ce24" table:formula="of:=&quot;Av. PPal alto HatiLlo&quot;" office:value-type="string" office:string-value="Av. PPal alto HatiLlo" calcext:value-type="string">
            <text:p>Av. PPal alto HatiLlo</text:p>
          </table:table-cell>
          <table:table-cell table:style-name="ce24" table:formula="of:=&quot;Res. Cima Avila apto. 361&quot;" office:value-type="string" office:string-value="Res. Cima Avila apto. 361" calcext:value-type="string">
            <text:p>Res. Cima Avila apto. 361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83&quot;" office:value-type="string" office:string-value="1083" calcext:value-type="string">
            <text:p>1083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Av. PPal alto HatiLlo&quot;" office:value-type="string" office:string-value="Av. PPal alto HatiLlo" calcext:value-type="string">
            <text:p>Av. PPal alto HatiLlo</text:p>
          </table:table-cell>
          <table:table-cell table:style-name="ce24" table:formula="of:=&quot;Res. Cima Avila apto. 361&quot;" office:value-type="string" office:string-value="Res. Cima Avila apto. 361" calcext:value-type="string">
            <text:p>Res. Cima Avila apto. 361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83&quot;" office:value-type="string" office:string-value="1083" calcext:value-type="string">
            <text:p>1083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Doris Ruiz&quot;" office:value-type="string" office:string-value="Doris Ruiz" calcext:value-type="string">
            <text:p>Doris Ruiz</text:p>
          </table:table-cell>
          <table:table-cell table:style-name="ce24" table:formula="of:=&quot;Cell-(+58) 584122302797&quot;" office:value-type="string" office:string-value="Cell-(+58) 584122302797" calcext:value-type="string">
            <text:p>Cell-(+58) 584122302797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s&quot;" office:value-type="string" office:string-value="s" calcext:value-type="string">
            <text:p>s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744017&quot;" office:value-type="string" office:string-value="13744017" calcext:value-type="string">
            <text:p>13744017</text:p>
          </table:table-cell>
          <table:table-cell table:style-name="ce24" table:formula="of:=&quot;EUCLYMAR&quot;" office:value-type="string" office:string-value="EUCLYMAR" calcext:value-type="string">
            <text:p>EUCLYMA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GOMEZ&quot;" office:value-type="string" office:string-value="GOMEZ" calcext:value-type="string">
            <text:p>GOMEZ</text:p>
          </table:table-cell>
          <table:table-cell table:style-name="ce24" table:formula="of:=&quot;gomezemu@gmail.com&quot;" office:value-type="string" office:string-value="gomezemu@gmail.com" calcext:value-type="string">
            <text:p>gomezemu@gmail.com</text:p>
          </table:table-cell>
          <table:table-cell table:style-name="ce24" table:formula="of:=&quot;Female&quot;" office:value-type="string" office:string-value="Female" calcext:value-type="string">
            <text:p>Female</text:p>
          </table:table-cell>
          <table:table-cell table:style-name="ce32" office:value-type="string" calcext:value-type="string">
            <text:p>04/01/1978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58) 584249726012&quot;" office:value-type="string" office:string-value="Cell-(+58) 584249726012" calcext:value-type="string">
            <text:p>Cell-(+58) 584249726012</text:p>
          </table:table-cell>
          <table:table-cell table:style-name="ce24" table:formula="of:=&quot;URB LOMA REAL TH 26&quot;" office:value-type="string" office:string-value="URB LOMA REAL TH 26" calcext:value-type="string">
            <text:p>URB LOMA REAL TH 26</text:p>
          </table:table-cell>
          <table:table-cell table:style-name="ce24" table:formula="of:=&quot;URB PALMA REAL&quot;" office:value-type="string" office:string-value="URB PALMA REAL" calcext:value-type="string">
            <text:p>URB PALMA REAL</text:p>
          </table:table-cell>
          <table:table-cell table:style-name="ce24" table:formula="of:=&quot;MONAGAS&quot;" office:value-type="string" office:string-value="MONAGAS" calcext:value-type="string">
            <text:p>MONAGAS</text:p>
          </table:table-cell>
          <table:table-cell table:style-name="ce24" table:formula="of:=&quot;MATURIN&quot;" office:value-type="string" office:string-value="MATURIN" calcext:value-type="string">
            <text:p>MATURIN</text:p>
          </table:table-cell>
          <table:table-cell table:style-name="ce24" table:formula="of:=&quot;06201&quot;" office:value-type="string" office:string-value="06201" calcext:value-type="string">
            <text:p>06201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URB LOMA REAL TH 26&quot;" office:value-type="string" office:string-value="URB LOMA REAL TH 26" calcext:value-type="string">
            <text:p>URB LOMA REAL TH 26</text:p>
          </table:table-cell>
          <table:table-cell table:style-name="ce24" table:formula="of:=&quot;URB PALMA REAL&quot;" office:value-type="string" office:string-value="URB PALMA REAL" calcext:value-type="string">
            <text:p>URB PALMA REAL</text:p>
          </table:table-cell>
          <table:table-cell table:style-name="ce24" table:formula="of:=&quot;MONAGAS&quot;" office:value-type="string" office:string-value="MONAGAS" calcext:value-type="string">
            <text:p>MONAGAS</text:p>
          </table:table-cell>
          <table:table-cell table:style-name="ce24" table:formula="of:=&quot;MATURIN&quot;" office:value-type="string" office:string-value="MATURIN" calcext:value-type="string">
            <text:p>MATURIN</text:p>
          </table:table-cell>
          <table:table-cell table:style-name="ce24" table:formula="of:=&quot;06201&quot;" office:value-type="string" office:string-value="06201" calcext:value-type="string">
            <text:p>06201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RODOLFO PEREZ&quot;" office:value-type="string" office:string-value="RODOLFO PEREZ" calcext:value-type="string">
            <text:p>RODOLFO PEREZ</text:p>
          </table:table-cell>
          <table:table-cell table:style-name="ce24" table:formula="of:=&quot;Cell-(+58) 584149885661&quot;" office:value-type="string" office:string-value="Cell-(+58) 584149885661" calcext:value-type="string">
            <text:p>Cell-(+58) 584149885661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s&quot;" office:value-type="string" office:string-value="s" calcext:value-type="string">
            <text:p>s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534349&quot;" office:value-type="string" office:string-value="13534349" calcext:value-type="string">
            <text:p>13534349</text:p>
          </table:table-cell>
          <table:table-cell table:style-name="ce24" table:formula="of:=&quot;Juan&quot;" office:value-type="string" office:string-value="Juan" calcext:value-type="string">
            <text:p>Juan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Koch&quot;" office:value-type="string" office:string-value="Koch" calcext:value-type="string">
            <text:p>Koch</text:p>
          </table:table-cell>
          <table:table-cell table:style-name="ce24" table:formula="of:=&quot;juankochg@gmail.com&quot;" office:value-type="string" office:string-value="juankochg@gmail.com" calcext:value-type="string">
            <text:p>juankochg@g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8/21/1971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58) 4126407996&quot;" office:value-type="string" office:string-value="Cell-(+58) 4126407996" calcext:value-type="string">
            <text:p>Cell-(+58) 4126407996</text:p>
          </table:table-cell>
          <table:table-cell table:style-name="ce24" table:formula="of:=&quot;Av. 3F entre 66 y 67&quot;" office:value-type="string" office:string-value="Av. 3F entre 66 y 67" calcext:value-type="string">
            <text:p>Av. 3F entre 66 y 67</text:p>
          </table:table-cell>
          <table:table-cell table:style-name="ce24" table:formula="of:=&quot;Edificio Montecelo, Piso 11.&quot;" office:value-type="string" office:string-value="Edificio Montecelo, Piso 11." calcext:value-type="string">
            <text:p>Edificio Montecelo, Piso 11.</text:p>
          </table:table-cell>
          <table:table-cell table:style-name="ce24" table:formula="of:=&quot;Zulia&quot;" office:value-type="string" office:string-value="Zulia" calcext:value-type="string">
            <text:p>Zulia</text:p>
          </table:table-cell>
          <table:table-cell table:style-name="ce24" table:formula="of:=&quot;Maracaibo&quot;" office:value-type="string" office:string-value="Maracaibo" calcext:value-type="string">
            <text:p>Maracaibo</text:p>
          </table:table-cell>
          <table:table-cell table:style-name="ce24" table:formula="of:=&quot;4002&quot;" office:value-type="string" office:string-value="4002" calcext:value-type="string">
            <text:p>4002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Av. 3F entre 66 y 67&quot;" office:value-type="string" office:string-value="Av. 3F entre 66 y 67" calcext:value-type="string">
            <text:p>Av. 3F entre 66 y 67</text:p>
          </table:table-cell>
          <table:table-cell table:style-name="ce24" table:formula="of:=&quot;Edificio Montecelo, Piso 11.&quot;" office:value-type="string" office:string-value="Edificio Montecelo, Piso 11." calcext:value-type="string">
            <text:p>Edificio Montecelo, Piso 11.</text:p>
          </table:table-cell>
          <table:table-cell table:style-name="ce24" table:formula="of:=&quot;Zulia&quot;" office:value-type="string" office:string-value="Zulia" calcext:value-type="string">
            <text:p>Zulia</text:p>
          </table:table-cell>
          <table:table-cell table:style-name="ce24" table:formula="of:=&quot;Maracaibo&quot;" office:value-type="string" office:string-value="Maracaibo" calcext:value-type="string">
            <text:p>Maracaibo</text:p>
          </table:table-cell>
          <table:table-cell table:style-name="ce24" table:formula="of:=&quot;4002&quot;" office:value-type="string" office:string-value="4002" calcext:value-type="string">
            <text:p>4002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Antonella Anaclerio&quot;" office:value-type="string" office:string-value="Antonella Anaclerio" calcext:value-type="string">
            <text:p>Antonella Anaclerio</text:p>
          </table:table-cell>
          <table:table-cell table:style-name="ce24" table:formula="of:=&quot;Cell-(+58) 4123382831&quot;" office:value-type="string" office:string-value="Cell-(+58) 4123382831" calcext:value-type="string">
            <text:p>Cell-(+58) 4123382831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944410&quot;" office:value-type="string" office:string-value="13944410" calcext:value-type="string">
            <text:p>13944410</text:p>
          </table:table-cell>
          <table:table-cell table:style-name="ce24" table:formula="of:=&quot;Joel&quot;" office:value-type="string" office:string-value="Joel" calcext:value-type="string">
            <text:p>Joel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Laib&quot;" office:value-type="string" office:string-value="Laib" calcext:value-type="string">
            <text:p>Laib</text:p>
          </table:table-cell>
          <table:table-cell table:style-name="ce24" table:formula="of:=&quot;laib.joel@gmail.com&quot;" office:value-type="string" office:string-value="laib.joel@gmail.com" calcext:value-type="string">
            <text:p>laib.joel@g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3/10/1994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58) 584142651472&quot;" office:value-type="string" office:string-value="Cell-(+58) 584142651472" calcext:value-type="string">
            <text:p>Cell-(+58) 584142651472</text:p>
          </table:table-cell>
          <table:table-cell table:style-name="ce24" table:formula="of:=&quot;Av san felipe 2da trasnv&quot;" office:value-type="string" office:string-value="Av san felipe 2da trasnv" calcext:value-type="string">
            <text:p>Av san felipe 2da trasnv</text:p>
          </table:table-cell>
          <table:table-cell table:style-name="ce24" table:formula="of:=&quot;la castellana&quot;" office:value-type="string" office:string-value="la castellana" calcext:value-type="string">
            <text:p>la castellana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70&quot;" office:value-type="string" office:string-value="1070" calcext:value-type="string">
            <text:p>107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Av san felipe 2da trasnv&quot;" office:value-type="string" office:string-value="Av san felipe 2da trasnv" calcext:value-type="string">
            <text:p>Av san felipe 2da trasnv</text:p>
          </table:table-cell>
          <table:table-cell table:style-name="ce24" table:formula="of:=&quot;la castellana&quot;" office:value-type="string" office:string-value="la castellana" calcext:value-type="string">
            <text:p>la castellana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70&quot;" office:value-type="string" office:string-value="1070" calcext:value-type="string">
            <text:p>107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nathalie flasz&quot;" office:value-type="string" office:string-value="nathalie flasz" calcext:value-type="string">
            <text:p>nathalie flasz</text:p>
          </table:table-cell>
          <table:table-cell table:style-name="ce24" table:formula="of:=&quot;Cell-(+58) 6462502284&quot;" office:value-type="string" office:string-value="Cell-(+58) 6462502284" calcext:value-type="string">
            <text:p>Cell-(+58) 6462502284</text:p>
          </table:table-cell>
          <table:table-cell table:style-name="ce24" table:formula="of:=&quot;English&quot;" office:value-type="string" office:string-value="English" calcext:value-type="string">
            <text:p>Engl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xl&quot;" office:value-type="string" office:string-value="xl" calcext:value-type="string">
            <text:p>xl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156764&quot;" office:value-type="string" office:string-value="13156764" calcext:value-type="string">
            <text:p>13156764</text:p>
          </table:table-cell>
          <table:table-cell table:style-name="ce24" table:formula="of:=&quot;diego&quot;" office:value-type="string" office:string-value="diego" calcext:value-type="string">
            <text:p>diego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lepage&quot;" office:value-type="string" office:string-value="lepage" calcext:value-type="string">
            <text:p>lepage</text:p>
          </table:table-cell>
          <table:table-cell table:style-name="ce24" table:formula="of:=&quot;dlepage@gmail.com&quot;" office:value-type="string" office:string-value="dlepage@gmail.com" calcext:value-type="string">
            <text:p>dlepage@g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5/10/1976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58) 4143268989&quot;" office:value-type="string" office:string-value="Cell-(+58) 4143268989" calcext:value-type="string">
            <text:p>Cell-(+58) 4143268989</text:p>
          </table:table-cell>
          <table:table-cell table:style-name="ce24" table:formula="of:=&quot;av venezuela torre bod piso6&quot;" office:value-type="string" office:string-value="av venezuela torre bod piso6" calcext:value-type="string">
            <text:p>av venezuela torre bod piso6</text:p>
          </table:table-cell>
          <table:table-cell table:style-name="ce24" table:formula="of:=&quot;urbanizacion el rosal&quot;" office:value-type="string" office:string-value="urbanizacion el rosal" calcext:value-type="string">
            <text:p>urbanizacion el rosal</text:p>
          </table:table-cell>
          <table:table-cell table:style-name="ce24" table:formula="of:=&quot;baruta&quot;" office:value-type="string" office:string-value="baruta" calcext:value-type="string">
            <text:p>barut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0&quot;" office:value-type="string" office:string-value="1060" calcext:value-type="string">
            <text:p>106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av venezuela torre bod piso6&quot;" office:value-type="string" office:string-value="av venezuela torre bod piso6" calcext:value-type="string">
            <text:p>av venezuela torre bod piso6</text:p>
          </table:table-cell>
          <table:table-cell table:style-name="ce24" table:formula="of:=&quot;urbanizacion el rosal&quot;" office:value-type="string" office:string-value="urbanizacion el rosal" calcext:value-type="string">
            <text:p>urbanizacion el rosal</text:p>
          </table:table-cell>
          <table:table-cell table:style-name="ce24" table:formula="of:=&quot;baruta&quot;" office:value-type="string" office:string-value="baruta" calcext:value-type="string">
            <text:p>barut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0&quot;" office:value-type="string" office:string-value="1060" calcext:value-type="string">
            <text:p>106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caro chumaceiro&quot;" office:value-type="string" office:string-value="caro chumaceiro" calcext:value-type="string">
            <text:p>caro chumaceiro</text:p>
          </table:table-cell>
          <table:table-cell table:style-name="ce24" table:formula="of:=&quot;Cell-(+58) 3052067011&quot;" office:value-type="string" office:string-value="Cell-(+58) 3052067011" calcext:value-type="string">
            <text:p>Cell-(+58) 3052067011</text:p>
          </table:table-cell>
          <table:table-cell table:style-name="ce24" table:formula="of:=&quot;English&quot;" office:value-type="string" office:string-value="English" calcext:value-type="string">
            <text:p>Engl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08:33&quot;" office:value-type="string" office:string-value="00:08:33" calcext:value-type="string">
            <text:p>00:08:33</text:p>
          </table:table-cell>
          <table:table-cell table:style-name="ce24" table:formula="of:=&quot;l&quot;" office:value-type="string" office:string-value="l" calcext:value-type="string">
            <text:p>l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499191&quot;" office:value-type="string" office:string-value="13499191" calcext:value-type="string">
            <text:p>13499191</text:p>
          </table:table-cell>
          <table:table-cell table:style-name="ce24" table:formula="of:=&quot;Andres&quot;" office:value-type="string" office:string-value="Andres" calcext:value-type="string">
            <text:p>Andres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Mata&quot;" office:value-type="string" office:string-value="Mata" calcext:value-type="string">
            <text:p>Mata</text:p>
          </table:table-cell>
          <table:table-cell table:style-name="ce24" table:formula="of:=&quot;amata@manduca.com&quot;" office:value-type="string" office:string-value="amata@manduca.com" calcext:value-type="string">
            <text:p>amata@manduca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5/31/1955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Office-(+58) 2129937886&quot;" office:value-type="string" office:string-value="Office-(+58) 2129937886" calcext:value-type="string">
            <text:p>Office-(+58) 2129937886</text:p>
          </table:table-cell>
          <table:table-cell table:style-name="ce24" table:formula="of:=&quot;fin Av Mohedano edf castellana apto 10a&quot;" office:value-type="string" office:string-value="fin Av Mohedano edf castellana apto 10a" calcext:value-type="string">
            <text:p>fin Av Mohedano edf castellana apto 10a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1&quot;" office:value-type="string" office:string-value="1061" calcext:value-type="string">
            <text:p>1061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fin Av Mohedano edf castellana apto 10a&quot;" office:value-type="string" office:string-value="fin Av Mohedano edf castellana apto 10a" calcext:value-type="string">
            <text:p>fin Av Mohedano edf castellana apto 10a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1&quot;" office:value-type="string" office:string-value="1061" calcext:value-type="string">
            <text:p>1061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Tulio Carta&quot;" office:value-type="string" office:string-value="Tulio Carta" calcext:value-type="string">
            <text:p>Tulio Carta</text:p>
          </table:table-cell>
          <table:table-cell table:style-name="ce24" table:formula="of:=&quot;Cell-(+58) 4128181212&quot;" office:value-type="string" office:string-value="Cell-(+58) 4128181212" calcext:value-type="string">
            <text:p>Cell-(+58) 4128181212</text:p>
          </table:table-cell>
          <table:table-cell table:style-name="ce24" table:formula="of:=&quot;English&quot;" office:value-type="string" office:string-value="English" calcext:value-type="string">
            <text:p>Engl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16:29&quot;" office:value-type="string" office:string-value="00:16:29" calcext:value-type="string">
            <text:p>00:16:29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426646&quot;" office:value-type="string" office:string-value="13426646" calcext:value-type="string">
            <text:p>13426646</text:p>
          </table:table-cell>
          <table:table-cell table:style-name="ce24" table:formula="of:=&quot;Eduardo&quot;" office:value-type="string" office:string-value="Eduardo" calcext:value-type="string">
            <text:p>Eduardo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Medina Lavado&quot;" office:value-type="string" office:string-value="Medina Lavado" calcext:value-type="string">
            <text:p>Medina Lavado</text:p>
          </table:table-cell>
          <table:table-cell table:style-name="ce24" table:formula="of:=&quot;medinalavado@gmail.com&quot;" office:value-type="string" office:string-value="medinalavado@gmail.com" calcext:value-type="string">
            <text:p>medinalavado@g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4/30/1967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Home-(+58) 2129860613&quot;" office:value-type="string" office:string-value="Home-(+58) 2129860613" calcext:value-type="string">
            <text:p>Home-(+58) 2129860613</text:p>
          </table:table-cell>
          <table:table-cell table:style-name="ce24" table:formula="of:=&quot;CALLE AC-4 CASA 406&quot;" office:value-type="string" office:string-value="CALLE AC-4 CASA 406" calcext:value-type="string">
            <text:p>CALLE AC-4 CASA 406</text:p>
          </table:table-cell>
          <table:table-cell table:style-name="ce24" table:formula="of:=&quot;Caurimare&quot;" office:value-type="string" office:string-value="Caurimare" calcext:value-type="string">
            <text:p>Caurimare</text:p>
          </table:table-cell>
          <table:table-cell table:style-name="ce24" table:formula="of:=&quot;DC&quot;" office:value-type="string" office:string-value="DC" calcext:value-type="string">
            <text:p>DC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1&quot;" office:value-type="string" office:string-value="1061" calcext:value-type="string">
            <text:p>1061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CALLE AC-4 CASA 406&quot;" office:value-type="string" office:string-value="CALLE AC-4 CASA 406" calcext:value-type="string">
            <text:p>CALLE AC-4 CASA 406</text:p>
          </table:table-cell>
          <table:table-cell table:style-name="ce24" table:formula="of:=&quot;Caurimare&quot;" office:value-type="string" office:string-value="Caurimare" calcext:value-type="string">
            <text:p>Caurimare</text:p>
          </table:table-cell>
          <table:table-cell table:style-name="ce24" table:formula="of:=&quot;DC&quot;" office:value-type="string" office:string-value="DC" calcext:value-type="string">
            <text:p>DC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1&quot;" office:value-type="string" office:string-value="1061" calcext:value-type="string">
            <text:p>1061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NATALY APONTE&quot;" office:value-type="string" office:string-value="NATALY APONTE" calcext:value-type="string">
            <text:p>NATALY APONTE</text:p>
          </table:table-cell>
          <table:table-cell table:style-name="ce24" table:formula="of:=&quot;Cell-(+58) 4242358914&quot;" office:value-type="string" office:string-value="Cell-(+58) 4242358914" calcext:value-type="string">
            <text:p>Cell-(+58) 4242358914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2864380&quot;" office:value-type="string" office:string-value="12864380" calcext:value-type="string">
            <text:p>12864380</text:p>
          </table:table-cell>
          <table:table-cell table:style-name="ce24" table:formula="of:=&quot;Honneex&quot;" office:value-type="string" office:string-value="Honneex" calcext:value-type="string">
            <text:p>Honneex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Mendoza&quot;" office:value-type="string" office:string-value="Mendoza" calcext:value-type="string">
            <text:p>Mendoza</text:p>
          </table:table-cell>
          <table:table-cell table:style-name="ce24" table:formula="of:=&quot;honneexm@hotmail.com&quot;" office:value-type="string" office:string-value="honneexm@hotmail.com" calcext:value-type="string">
            <text:p>honneexm@hot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7/04/1979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Home-(+58) 2126724119&quot;" office:value-type="string" office:string-value="Home-(+58) 2126724119" calcext:value-type="string">
            <text:p>Home-(+58) 2126724119</text:p>
          </table:table-cell>
          <table:table-cell table:style-name="ce24" table:formula="of:=&quot;Av santa fe 443 interior 3315&quot;" office:value-type="string" office:string-value="Av santa fe 443 interior 3315" calcext:value-type="string">
            <text:p>Av santa fe 443 interior 3315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DF&quot;" office:value-type="string" office:string-value="DF" calcext:value-type="string">
            <text:p>DF</text:p>
          </table:table-cell>
          <table:table-cell table:style-name="ce24" table:formula="of:=&quot;Mexico city&quot;" office:value-type="string" office:string-value="Mexico city" calcext:value-type="string">
            <text:p>Mexico city</text:p>
          </table:table-cell>
          <table:table-cell table:style-name="ce24" table:formula="of:=&quot;05348&quot;" office:value-type="string" office:string-value="05348" calcext:value-type="string">
            <text:p>05348</text:p>
          </table:table-cell>
          <table:table-cell table:style-name="ce24" table:formula="of:=&quot;MX&quot;" office:value-type="string" office:string-value="MX" calcext:value-type="string">
            <text:p>MX</text:p>
          </table:table-cell>
          <table:table-cell table:style-name="ce24" table:formula="of:=&quot;Av santa fe 443 interior 3315&quot;" office:value-type="string" office:string-value="Av santa fe 443 interior 3315" calcext:value-type="string">
            <text:p>Av santa fe 443 interior 3315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DF&quot;" office:value-type="string" office:string-value="DF" calcext:value-type="string">
            <text:p>DF</text:p>
          </table:table-cell>
          <table:table-cell table:style-name="ce24" table:formula="of:=&quot;Mexico city&quot;" office:value-type="string" office:string-value="Mexico city" calcext:value-type="string">
            <text:p>Mexico city</text:p>
          </table:table-cell>
          <table:table-cell table:style-name="ce24" table:formula="of:=&quot;05348&quot;" office:value-type="string" office:string-value="05348" calcext:value-type="string">
            <text:p>05348</text:p>
          </table:table-cell>
          <table:table-cell table:style-name="ce24" table:formula="of:=&quot;MX&quot;" office:value-type="string" office:string-value="MX" calcext:value-type="string">
            <text:p>MX</text:p>
          </table:table-cell>
          <table:table-cell table:style-name="ce24" table:formula="of:=&quot;Olida Ramirez&quot;" office:value-type="string" office:string-value="Olida Ramirez" calcext:value-type="string">
            <text:p>Olida Ramirez</text:p>
          </table:table-cell>
          <table:table-cell table:style-name="ce24" table:formula="of:=&quot;Cell-(+58) 5215574368097&quot;" office:value-type="string" office:string-value="Cell-(+58) 5215574368097" calcext:value-type="string">
            <text:p>Cell-(+58) 5215574368097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08:56&quot;" office:value-type="string" office:string-value="00:08:56" calcext:value-type="string">
            <text:p>00:08:56</text:p>
          </table:table-cell>
          <table:table-cell table:style-name="ce24" table:formula="of:=&quot;s&quot;" office:value-type="string" office:string-value="s" calcext:value-type="string">
            <text:p>s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-&quot;" office:value-type="string" office:string-value="-" calcext:value-type="string">
            <text:p>-</text:p>
          </table:table-cell>
          <table:table-cell table:style-name="ce24" table:formula="of:=&quot;Miguel&quot;" office:value-type="string" office:string-value="Miguel" calcext:value-type="string">
            <text:p>Miguel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Monaco&quot;" office:value-type="string" office:string-value="Monaco" calcext:value-type="string">
            <text:p>Monaco</text:p>
          </table:table-cell>
          <table:table-cell table:style-name="ce24" table:formula="of:=&quot;mmonaco@ghm.com.ve&quot;" office:value-type="string" office:string-value="mmonaco@ghm.com.ve" calcext:value-type="string">
            <text:p>mmonaco@ghm.com.ve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32" office:value-type="string" calcext:value-type="string">
            <text:p>11/26/1971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Non Registered&quot;" office:value-type="string" office:string-value="Non Registered" calcext:value-type="string">
            <text:p>Non Registere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-&quot;" office:value-type="string" office:string-value="-" calcext:value-type="string">
            <text:p>-</text:p>
          </table:table-cell>
          <table:table-cell table:style-name="ce24" table:formula="of:=&quot;Raimundo&quot;" office:value-type="string" office:string-value="Raimundo" calcext:value-type="string">
            <text:p>Raimundo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Moscato&quot;" office:value-type="string" office:string-value="Moscato" calcext:value-type="string">
            <text:p>Moscato</text:p>
          </table:table-cell>
          <table:table-cell table:style-name="ce24" table:formula="of:=&quot;rm@criteriagroup.net&quot;" office:value-type="string" office:string-value="rm@criteriagroup.net" calcext:value-type="string">
            <text:p>rm@criteriagroup.net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32" office:value-type="string" calcext:value-type="string">
            <text:p>10/04/1973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Non Registered&quot;" office:value-type="string" office:string-value="Non Registered" calcext:value-type="string">
            <text:p>Non Registere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757564&quot;" office:value-type="string" office:string-value="13757564" calcext:value-type="string">
            <text:p>13757564</text:p>
          </table:table-cell>
          <table:table-cell table:style-name="ce24" table:formula="of:=&quot;maria&quot;" office:value-type="string" office:string-value="maria" calcext:value-type="string">
            <text:p>maria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muller&quot;" office:value-type="string" office:string-value="muller" calcext:value-type="string">
            <text:p>muller</text:p>
          </table:table-cell>
          <table:table-cell table:style-name="ce24" table:formula="of:=&quot;mullersofi@hotmail.com&quot;" office:value-type="string" office:string-value="mullersofi@hotmail.com" calcext:value-type="string">
            <text:p>mullersofi@hotmail.com</text:p>
          </table:table-cell>
          <table:table-cell table:style-name="ce24" table:formula="of:=&quot;Female&quot;" office:value-type="string" office:string-value="Female" calcext:value-type="string">
            <text:p>Female</text:p>
          </table:table-cell>
          <table:table-cell table:style-name="ce32" office:value-type="string" calcext:value-type="string">
            <text:p>05/25/1996</text:p>
          </table:table-cell>
          <table:table-cell table:style-name="ce24" table:formula="of:=&quot;Argentina&quot;" office:value-type="string" office:string-value="Argentina" calcext:value-type="string">
            <text:p>Argentina</text:p>
          </table:table-cell>
          <table:table-cell table:style-name="ce24" table:formula="of:=&quot;Cell-(+1) 3057993017&quot;" office:value-type="string" office:string-value="Cell-(+1) 3057993017" calcext:value-type="string">
            <text:p>Cell-(+1) 3057993017</text:p>
          </table:table-cell>
          <table:table-cell table:style-name="ce24" table:formula="of:=&quot;22 grand bay estates circle&quot;" office:value-type="string" office:string-value="22 grand bay estates circle" calcext:value-type="string">
            <text:p>22 grand bay estates circle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Key Biscayne&quot;" office:value-type="string" office:string-value="Key Biscayne" calcext:value-type="string">
            <text:p>Key Biscayne</text:p>
          </table:table-cell>
          <table:table-cell table:style-name="ce24" table:formula="of:=&quot;33149&quot;" office:value-type="string" office:string-value="33149" calcext:value-type="string">
            <text:p>33149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22 grand bay estates circle&quot;" office:value-type="string" office:string-value="22 grand bay estates circle" calcext:value-type="string">
            <text:p>22 grand bay estates circle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Key Biscayne&quot;" office:value-type="string" office:string-value="Key Biscayne" calcext:value-type="string">
            <text:p>Key Biscayne</text:p>
          </table:table-cell>
          <table:table-cell table:style-name="ce24" table:formula="of:=&quot;33149&quot;" office:value-type="string" office:string-value="33149" calcext:value-type="string">
            <text:p>33149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susana alvarez&quot;" office:value-type="string" office:string-value="susana alvarez" calcext:value-type="string">
            <text:p>susana alvarez</text:p>
          </table:table-cell>
          <table:table-cell table:style-name="ce24" table:formula="of:=&quot;Cell-(+1) 7862861275&quot;" office:value-type="string" office:string-value="Cell-(+1) 7862861275" calcext:value-type="string">
            <text:p>Cell-(+1) 7862861275</text:p>
          </table:table-cell>
          <table:table-cell table:style-name="ce24" table:formula="of:=&quot;English&quot;" office:value-type="string" office:string-value="English" calcext:value-type="string">
            <text:p>Engl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s&quot;" office:value-type="string" office:string-value="s" calcext:value-type="string">
            <text:p>s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339320&quot;" office:value-type="string" office:string-value="13339320" calcext:value-type="string">
            <text:p>13339320</text:p>
          </table:table-cell>
          <table:table-cell table:style-name="ce24" table:formula="of:=&quot;santiago&quot;" office:value-type="string" office:string-value="santiago" calcext:value-type="string">
            <text:p>santiago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ocampo&quot;" office:value-type="string" office:string-value="ocampo" calcext:value-type="string">
            <text:p>ocampo</text:p>
          </table:table-cell>
          <table:table-cell table:style-name="ce24" table:formula="of:=&quot;ocampo.santiago@gmail.com&quot;" office:value-type="string" office:string-value="ocampo.santiago@gmail.com" calcext:value-type="string">
            <text:p>ocampo.santiago@g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6/02/1977</text:p>
          </table:table-cell>
          <table:table-cell table:style-name="ce24" table:formula="of:=&quot;Argentina&quot;" office:value-type="string" office:string-value="Argentina" calcext:value-type="string">
            <text:p>Argentina</text:p>
          </table:table-cell>
          <table:table-cell table:style-name="ce24" table:formula="of:=&quot;Cell-(+1) 3056068979&quot;" office:value-type="string" office:string-value="Cell-(+1) 3056068979" calcext:value-type="string">
            <text:p>Cell-(+1) 3056068979</text:p>
          </table:table-cell>
          <table:table-cell table:style-name="ce24" table:formula="of:=&quot;201 CRANDON BLVD #175&quot;" office:value-type="string" office:string-value="201 CRANDON BLVD #175" calcext:value-type="string">
            <text:p>201 CRANDON BLVD #175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Key Biscayne&quot;" office:value-type="string" office:string-value="Key Biscayne" calcext:value-type="string">
            <text:p>Key Biscayne</text:p>
          </table:table-cell>
          <table:table-cell table:style-name="ce24" table:formula="of:=&quot;33149&quot;" office:value-type="string" office:string-value="33149" calcext:value-type="string">
            <text:p>33149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201 CRANDON BLVD #175&quot;" office:value-type="string" office:string-value="201 CRANDON BLVD #175" calcext:value-type="string">
            <text:p>201 CRANDON BLVD #175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Key Biscayne&quot;" office:value-type="string" office:string-value="Key Biscayne" calcext:value-type="string">
            <text:p>Key Biscayne</text:p>
          </table:table-cell>
          <table:table-cell table:style-name="ce24" table:formula="of:=&quot;33149&quot;" office:value-type="string" office:string-value="33149" calcext:value-type="string">
            <text:p>33149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LUCIA BALLESTRIN&quot;" office:value-type="string" office:string-value="LUCIA BALLESTRIN" calcext:value-type="string">
            <text:p>LUCIA BALLESTRIN</text:p>
          </table:table-cell>
          <table:table-cell table:style-name="ce24" table:formula="of:=&quot;Cell-(+1) 3056063705&quot;" office:value-type="string" office:string-value="Cell-(+1) 3056063705" calcext:value-type="string">
            <text:p>Cell-(+1) 3056063705</text:p>
          </table:table-cell>
          <table:table-cell table:style-name="ce24" table:formula="of:=&quot;English&quot;" office:value-type="string" office:string-value="English" calcext:value-type="string">
            <text:p>Engl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07:08&quot;" office:value-type="string" office:string-value="00:07:08" calcext:value-type="string">
            <text:p>00:07:08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809153&quot;" office:value-type="string" office:string-value="13809153" calcext:value-type="string">
            <text:p>13809153</text:p>
          </table:table-cell>
          <table:table-cell table:style-name="ce24" table:formula="of:=&quot;Celia&quot;" office:value-type="string" office:string-value="Celia" calcext:value-type="string">
            <text:p>Celia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rdomo&quot;" office:value-type="string" office:string-value="Perdomo" calcext:value-type="string">
            <text:p>Perdomo</text:p>
          </table:table-cell>
          <table:table-cell table:style-name="ce24" table:formula="of:=&quot;perdomocorredor@gmail.com&quot;" office:value-type="string" office:string-value="perdomocorredor@gmail.com" calcext:value-type="string">
            <text:p>perdomocorredor@gmail.com</text:p>
          </table:table-cell>
          <table:table-cell table:style-name="ce24" table:formula="of:=&quot;Female&quot;" office:value-type="string" office:string-value="Female" calcext:value-type="string">
            <text:p>Female</text:p>
          </table:table-cell>
          <table:table-cell table:style-name="ce32" office:value-type="string" calcext:value-type="string">
            <text:p>03/01/1969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1) 5166731693&quot;" office:value-type="string" office:string-value="Cell-(+1) 5166731693" calcext:value-type="string">
            <text:p>Cell-(+1) 5166731693</text:p>
          </table:table-cell>
          <table:table-cell table:style-name="ce24" table:formula="of:=&quot;137 Colonial Road&quot;" office:value-type="string" office:string-value="137 Colonial Road" calcext:value-type="string">
            <text:p>137 Colonial Roa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New York&quot;" office:value-type="string" office:string-value="New York" calcext:value-type="string">
            <text:p>New York</text:p>
          </table:table-cell>
          <table:table-cell table:style-name="ce24" table:formula="of:=&quot;Great Neck&quot;" office:value-type="string" office:string-value="Great Neck" calcext:value-type="string">
            <text:p>Great Neck</text:p>
          </table:table-cell>
          <table:table-cell table:style-name="ce24" table:formula="of:=&quot;11021&quot;" office:value-type="string" office:string-value="11021" calcext:value-type="string">
            <text:p>11021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137 Colonial Road&quot;" office:value-type="string" office:string-value="137 Colonial Road" calcext:value-type="string">
            <text:p>137 Colonial Roa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New York&quot;" office:value-type="string" office:string-value="New York" calcext:value-type="string">
            <text:p>New York</text:p>
          </table:table-cell>
          <table:table-cell table:style-name="ce24" table:formula="of:=&quot;Great Neck&quot;" office:value-type="string" office:string-value="Great Neck" calcext:value-type="string">
            <text:p>Great Neck</text:p>
          </table:table-cell>
          <table:table-cell table:style-name="ce24" table:formula="of:=&quot;11021&quot;" office:value-type="string" office:string-value="11021" calcext:value-type="string">
            <text:p>11021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Tomas Coredor&quot;" office:value-type="string" office:string-value="Tomas Coredor" calcext:value-type="string">
            <text:p>Tomas Coredor</text:p>
          </table:table-cell>
          <table:table-cell table:style-name="ce24" table:formula="of:=&quot;Cell-(+1) 5166663955&quot;" office:value-type="string" office:string-value="Cell-(+1) 5166663955" calcext:value-type="string">
            <text:p>Cell-(+1) 5166663955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11:50&quot;" office:value-type="string" office:string-value="00:11:50" calcext:value-type="string">
            <text:p>00:11:50</text:p>
          </table:table-cell>
          <table:table-cell table:style-name="ce24" table:formula="of:=&quot;s&quot;" office:value-type="string" office:string-value="s" calcext:value-type="string">
            <text:p>s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944527&quot;" office:value-type="string" office:string-value="13944527" calcext:value-type="string">
            <text:p>13944527</text:p>
          </table:table-cell>
          <table:table-cell table:style-name="ce24" table:formula="of:=&quot;JUAN&quot;" office:value-type="string" office:string-value="JUAN" calcext:value-type="string">
            <text:p>JUAN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REZ WULFF&quot;" office:value-type="string" office:string-value="PEREZ WULFF" calcext:value-type="string">
            <text:p>PEREZ WULFF</text:p>
          </table:table-cell>
          <table:table-cell table:style-name="ce24" table:formula="of:=&quot;japerezwulff@hotmail.com&quot;" office:value-type="string" office:string-value="japerezwulff@hotmail.com" calcext:value-type="string">
            <text:p>japerezwulff@hot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2/22/1970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58) 584142747612&quot;" office:value-type="string" office:string-value="Cell-(+58) 584142747612" calcext:value-type="string">
            <text:p>Cell-(+58) 584142747612</text:p>
          </table:table-cell>
          <table:table-cell table:style-name="ce24" table:formula="of:=&quot;URBANIZACION PRADOS DEL ESTE&quot;" office:value-type="string" office:string-value="URBANIZACION PRADOS DEL ESTE" calcext:value-type="string">
            <text:p>URBANIZACION PRADOS DEL ESTE</text:p>
          </table:table-cell>
          <table:table-cell table:style-name="ce24" table:formula="of:=&quot;RESIDENCIAS PARQUE PRADO&quot;" office:value-type="string" office:string-value="RESIDENCIAS PARQUE PRADO" calcext:value-type="string">
            <text:p>RESIDENCIAS PARQUE PRADO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0&quot;" office:value-type="string" office:string-value="1060" calcext:value-type="string">
            <text:p>106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URBANIZACION PRADOS DEL ESTE&quot;" office:value-type="string" office:string-value="URBANIZACION PRADOS DEL ESTE" calcext:value-type="string">
            <text:p>URBANIZACION PRADOS DEL ESTE</text:p>
          </table:table-cell>
          <table:table-cell table:style-name="ce24" table:formula="of:=&quot;RESIDENCIAS PARQUE PRADO&quot;" office:value-type="string" office:string-value="RESIDENCIAS PARQUE PRADO" calcext:value-type="string">
            <text:p>RESIDENCIAS PARQUE PRADO</text:p>
          </table:table-cell>
          <table:table-cell table:style-name="ce24" table:formula="of:=&quot;MIRANDA&quot;" office:value-type="string" office:string-value="MIRANDA" calcext:value-type="string">
            <text:p>MIRAND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0&quot;" office:value-type="string" office:string-value="1060" calcext:value-type="string">
            <text:p>106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MARIA AVILA RAMIREZ&quot;" office:value-type="string" office:string-value="MARIA AVILA RAMIREZ" calcext:value-type="string">
            <text:p>MARIA AVILA RAMIREZ</text:p>
          </table:table-cell>
          <table:table-cell table:style-name="ce24" table:formula="of:=&quot;Cell-(+58) 584142702257&quot;" office:value-type="string" office:string-value="Cell-(+58) 584142702257" calcext:value-type="string">
            <text:p>Cell-(+58) 584142702257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154473&quot;" office:value-type="string" office:string-value="13154473" calcext:value-type="string">
            <text:p>13154473</text:p>
          </table:table-cell>
          <table:table-cell table:style-name="ce24" table:formula="of:=&quot;Joaquin&quot;" office:value-type="string" office:string-value="Joaquin" calcext:value-type="string">
            <text:p>Joaquin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randi&quot;" office:value-type="string" office:string-value="Prandi" calcext:value-type="string">
            <text:p>Prandi</text:p>
          </table:table-cell>
          <table:table-cell table:style-name="ce24" table:formula="of:=&quot;joaquin.prandi@investecmail.com&quot;" office:value-type="string" office:string-value="joaquin.prandi@investecmail.com" calcext:value-type="string">
            <text:p>joaquin.prandi@investec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1/27/1986</text:p>
          </table:table-cell>
          <table:table-cell table:style-name="ce24" table:formula="of:=&quot;United States&quot;" office:value-type="string" office:string-value="United States" calcext:value-type="string">
            <text:p>United States</text:p>
          </table:table-cell>
          <table:table-cell table:style-name="ce24" table:formula="of:=&quot;Cell-(+1) 8452822086&quot;" office:value-type="string" office:string-value="Cell-(+1) 8452822086" calcext:value-type="string">
            <text:p>Cell-(+1) 8452822086</text:p>
          </table:table-cell>
          <table:table-cell table:style-name="ce24" table:formula="of:=&quot;22 River Rd&quot;" office:value-type="string" office:string-value="22 River Rd" calcext:value-type="string">
            <text:p>22 River R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New York&quot;" office:value-type="string" office:string-value="New York" calcext:value-type="string">
            <text:p>New York</text:p>
          </table:table-cell>
          <table:table-cell table:style-name="ce24" table:formula="of:=&quot;Suffern&quot;" office:value-type="string" office:string-value="Suffern" calcext:value-type="string">
            <text:p>Suffern</text:p>
          </table:table-cell>
          <table:table-cell table:style-name="ce24" table:formula="of:=&quot;10901&quot;" office:value-type="string" office:string-value="10901" calcext:value-type="string">
            <text:p>10901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22 River Rd&quot;" office:value-type="string" office:string-value="22 River Rd" calcext:value-type="string">
            <text:p>22 River R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New York&quot;" office:value-type="string" office:string-value="New York" calcext:value-type="string">
            <text:p>New York</text:p>
          </table:table-cell>
          <table:table-cell table:style-name="ce24" table:formula="of:=&quot;Suffern&quot;" office:value-type="string" office:string-value="Suffern" calcext:value-type="string">
            <text:p>Suffern</text:p>
          </table:table-cell>
          <table:table-cell table:style-name="ce24" table:formula="of:=&quot;10901&quot;" office:value-type="string" office:string-value="10901" calcext:value-type="string">
            <text:p>10901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Emily Arouth&quot;" office:value-type="string" office:string-value="Emily Arouth" calcext:value-type="string">
            <text:p>Emily Arouth</text:p>
          </table:table-cell>
          <table:table-cell table:style-name="ce24" table:formula="of:=&quot;Cell-(+1) 4012639766&quot;" office:value-type="string" office:string-value="Cell-(+1) 4012639766" calcext:value-type="string">
            <text:p>Cell-(+1) 4012639766</text:p>
          </table:table-cell>
          <table:table-cell table:style-name="ce24" table:formula="of:=&quot;English&quot;" office:value-type="string" office:string-value="English" calcext:value-type="string">
            <text:p>Engl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09:27&quot;" office:value-type="string" office:string-value="00:09:27" calcext:value-type="string">
            <text:p>00:09:27</text:p>
          </table:table-cell>
          <table:table-cell table:style-name="ce24" table:formula="of:=&quot;l&quot;" office:value-type="string" office:string-value="l" calcext:value-type="string">
            <text:p>l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-&quot;" office:value-type="string" office:string-value="-" calcext:value-type="string">
            <text:p>-</text:p>
          </table:table-cell>
          <table:table-cell table:style-name="ce24" table:formula="of:=&quot;Leonardo&quot;" office:value-type="string" office:string-value="Leonardo" calcext:value-type="string">
            <text:p>Leonardo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Quintero&quot;" office:value-type="string" office:string-value="Quintero" calcext:value-type="string">
            <text:p>Quintero</text:p>
          </table:table-cell>
          <table:table-cell table:style-name="ce24" table:formula="of:=&quot;lq@criteriagroup.net&quot;" office:value-type="string" office:string-value="lq@criteriagroup.net" calcext:value-type="string">
            <text:p>lq@criteriagroup.net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32" office:value-type="string" calcext:value-type="string">
            <text:p>12/19/1970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Non Registered&quot;" office:value-type="string" office:string-value="Non Registered" calcext:value-type="string">
            <text:p>Non Registere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464096&quot;" office:value-type="string" office:string-value="13464096" calcext:value-type="string">
            <text:p>13464096</text:p>
          </table:table-cell>
          <table:table-cell table:style-name="ce24" table:formula="of:=&quot;Adrian&quot;" office:value-type="string" office:string-value="Adrian" calcext:value-type="string">
            <text:p>Adrian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Quinteros&quot;" office:value-type="string" office:string-value="Quinteros" calcext:value-type="string">
            <text:p>Quinteros</text:p>
          </table:table-cell>
          <table:table-cell table:style-name="ce24" table:formula="of:=&quot;quinteros.adrian@yahoo.com&quot;" office:value-type="string" office:string-value="quinteros.adrian@yahoo.com" calcext:value-type="string">
            <text:p>quinteros.adrian@yahoo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10/30/1973</text:p>
          </table:table-cell>
          <table:table-cell table:style-name="ce24" table:formula="of:=&quot;Argentina&quot;" office:value-type="string" office:string-value="Argentina" calcext:value-type="string">
            <text:p>Argentina</text:p>
          </table:table-cell>
          <table:table-cell table:style-name="ce24" table:formula="of:=&quot;Cell-(+1) 3059874118&quot;" office:value-type="string" office:string-value="Cell-(+1) 3059874118" calcext:value-type="string">
            <text:p>Cell-(+1) 3059874118</text:p>
          </table:table-cell>
          <table:table-cell table:style-name="ce24" table:formula="of:=&quot;1915 Brickell Ave. Apt. 1510&quot;" office:value-type="string" office:string-value="1915 Brickell Ave. Apt. 1510" calcext:value-type="string">
            <text:p>1915 Brickell Ave. Apt. 1510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Miami&quot;" office:value-type="string" office:string-value="Miami" calcext:value-type="string">
            <text:p>Miami</text:p>
          </table:table-cell>
          <table:table-cell table:style-name="ce24" table:formula="of:=&quot;33129&quot;" office:value-type="string" office:string-value="33129" calcext:value-type="string">
            <text:p>33129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1915 Brickell Ave. Apt. 1510&quot;" office:value-type="string" office:string-value="1915 Brickell Ave. Apt. 1510" calcext:value-type="string">
            <text:p>1915 Brickell Ave. Apt. 1510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Miami&quot;" office:value-type="string" office:string-value="Miami" calcext:value-type="string">
            <text:p>Miami</text:p>
          </table:table-cell>
          <table:table-cell table:style-name="ce24" table:formula="of:=&quot;33129&quot;" office:value-type="string" office:string-value="33129" calcext:value-type="string">
            <text:p>33129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Veronica Greco&quot;" office:value-type="string" office:string-value="Veronica Greco" calcext:value-type="string">
            <text:p>Veronica Greco</text:p>
          </table:table-cell>
          <table:table-cell table:style-name="ce24" table:formula="of:=&quot;Cell-(+1) 3059872155&quot;" office:value-type="string" office:string-value="Cell-(+1) 3059872155" calcext:value-type="string">
            <text:p>Cell-(+1) 3059872155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s&quot;" office:value-type="string" office:string-value="s" calcext:value-type="string">
            <text:p>s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2656845&quot;" office:value-type="string" office:string-value="12656845" calcext:value-type="string">
            <text:p>12656845</text:p>
          </table:table-cell>
          <table:table-cell table:style-name="ce24" table:formula="of:=&quot;Mikhail&quot;" office:value-type="string" office:string-value="Mikhail" calcext:value-type="string">
            <text:p>Mikhail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Rodriguez&quot;" office:value-type="string" office:string-value="Rodriguez" calcext:value-type="string">
            <text:p>Rodriguez</text:p>
          </table:table-cell>
          <table:table-cell table:style-name="ce24" table:formula="of:=&quot;mikhailr@gmail.com&quot;" office:value-type="string" office:string-value="mikhailr@gmail.com" calcext:value-type="string">
            <text:p>mikhailr@g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4/05/1967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Home-(+58) 582129773125&quot;" office:value-type="string" office:string-value="Home-(+58) 582129773125" calcext:value-type="string">
            <text:p>Home-(+58) 582129773125</text:p>
          </table:table-cell>
          <table:table-cell table:style-name="ce24" table:formula="of:=&quot;Calle Acueducto Qta. Alejandra&quot;" office:value-type="string" office:string-value="Calle Acueducto Qta. Alejandra" calcext:value-type="string">
            <text:p>Calle Acueducto Qta. Alejandra</text:p>
          </table:table-cell>
          <table:table-cell table:style-name="ce24" table:formula="of:=&quot;Urb. El Pe?on Baruta&quot;" office:value-type="string" office:string-value="Urb. El Pe?on Baruta" calcext:value-type="string">
            <text:p>Urb. El Pe?on Baruta</text:p>
          </table:table-cell>
          <table:table-cell table:style-name="ce24" table:formula="of:=&quot; &quot;" office:value-type="string" office:string-value=" " calcext:value-type="string">
            <text:p><text:s/>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80&quot;" office:value-type="string" office:string-value="1080" calcext:value-type="string">
            <text:p>108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Calle Acueducto Qta. Alejandra&quot;" office:value-type="string" office:string-value="Calle Acueducto Qta. Alejandra" calcext:value-type="string">
            <text:p>Calle Acueducto Qta. Alejandra</text:p>
          </table:table-cell>
          <table:table-cell table:style-name="ce24" table:formula="of:=&quot;Urb. El Pe?on Baruta&quot;" office:value-type="string" office:string-value="Urb. El Pe?on Baruta" calcext:value-type="string">
            <text:p>Urb. El Pe?on Baruta</text:p>
          </table:table-cell>
          <table:table-cell table:style-name="ce24" table:formula="of:=&quot; &quot;" office:value-type="string" office:string-value=" " calcext:value-type="string">
            <text:p><text:s/>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80&quot;" office:value-type="string" office:string-value="1080" calcext:value-type="string">
            <text:p>1080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-&quot;" office:value-type="string" office:string-value="-" calcext:value-type="string">
            <text:p>-</text:p>
          </table:table-cell>
          <table:table-cell table:style-name="ce24" table:formula="of:=&quot;Julio&quot;" office:value-type="string" office:string-value="Julio" calcext:value-type="string">
            <text:p>Julio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Rodriguez&quot;" office:value-type="string" office:string-value="Rodriguez" calcext:value-type="string">
            <text:p>Rodriguez</text:p>
          </table:table-cell>
          <table:table-cell table:style-name="ce24" table:formula="of:=&quot;rodjulio18@gmail.com&quot;" office:value-type="string" office:string-value="rodjulio18@gmail.com" calcext:value-type="string">
            <text:p>rodjulio18@gmail.com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32" office:value-type="string" calcext:value-type="string">
            <text:p>01/17/1971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Non Registered&quot;" office:value-type="string" office:string-value="Non Registered" calcext:value-type="string">
            <text:p>Non Registered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2534181&quot;" office:value-type="string" office:string-value="12534181" calcext:value-type="string">
            <text:p>12534181</text:p>
          </table:table-cell>
          <table:table-cell table:style-name="ce24" table:formula="of:=&quot;GUILLERMO&quot;" office:value-type="string" office:string-value="GUILLERMO" calcext:value-type="string">
            <text:p>GUILLERMO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SANCHEZ&quot;" office:value-type="string" office:string-value="SANCHEZ" calcext:value-type="string">
            <text:p>SANCHEZ</text:p>
          </table:table-cell>
          <table:table-cell table:style-name="ce24" table:formula="of:=&quot;GUILLERMOSD@HOTMAIL.COM&quot;" office:value-type="string" office:string-value="GUILLERMOSD@HOTMAIL.COM" calcext:value-type="string">
            <text:p>GUILLERMOSD@HOTMAIL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7/15/1980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Office-(+1) 3055767516&quot;" office:value-type="string" office:string-value="Office-(+1) 3055767516" calcext:value-type="string">
            <text:p>Office-(+1) 3055767516</text:p>
          </table:table-cell>
          <table:table-cell table:style-name="ce24" table:formula="of:=&quot;3071 orange street&quot;" office:value-type="string" office:string-value="3071 orange street" calcext:value-type="string">
            <text:p>3071 orange street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Miami&quot;" office:value-type="string" office:string-value="Miami" calcext:value-type="string">
            <text:p>Miami</text:p>
          </table:table-cell>
          <table:table-cell table:style-name="ce24" table:formula="of:=&quot;33133&quot;" office:value-type="string" office:string-value="33133" calcext:value-type="string">
            <text:p>33133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3071 orange street&quot;" office:value-type="string" office:string-value="3071 orange street" calcext:value-type="string">
            <text:p>3071 orange street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Miami&quot;" office:value-type="string" office:string-value="Miami" calcext:value-type="string">
            <text:p>Miami</text:p>
          </table:table-cell>
          <table:table-cell table:style-name="ce24" table:formula="of:=&quot;33133&quot;" office:value-type="string" office:string-value="33133" calcext:value-type="string">
            <text:p>33133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raul sanchez&quot;" office:value-type="string" office:string-value="raul sanchez" calcext:value-type="string">
            <text:p>raul sanchez</text:p>
          </table:table-cell>
          <table:table-cell table:style-name="ce24" table:formula="of:=&quot;Cell-(+1) +584143209694&quot;" office:value-type="string" office:string-value="Cell-(+1) +584143209694" calcext:value-type="string">
            <text:p>Cell-(+1) +584143209694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m&quot;" office:value-type="string" office:string-value="m" calcext:value-type="string">
            <text:p>m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158522&quot;" office:value-type="string" office:string-value="13158522" calcext:value-type="string">
            <text:p>13158522</text:p>
          </table:table-cell>
          <table:table-cell table:style-name="ce24" table:formula="of:=&quot;IVAN&quot;" office:value-type="string" office:string-value="IVAN" calcext:value-type="string">
            <text:p>IVAN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TRUJILLO&quot;" office:value-type="string" office:string-value="TRUJILLO" calcext:value-type="string">
            <text:p>TRUJILLO</text:p>
          </table:table-cell>
          <table:table-cell table:style-name="ce24" table:formula="of:=&quot;IVANTRUJI@OUTLOOK.COM&quot;" office:value-type="string" office:string-value="IVANTRUJI@OUTLOOK.COM" calcext:value-type="string">
            <text:p>IVANTRUJI@OUTLOOK.COM</text:p>
          </table:table-cell>
          <table:table-cell table:style-name="ce24" table:formula="of:=&quot;Male&quot;" office:value-type="string" office:string-value="Male" calcext:value-type="string">
            <text:p>Male</text:p>
          </table:table-cell>
          <table:table-cell table:style-name="ce32" office:value-type="string" calcext:value-type="string">
            <text:p>06/02/1959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58) 4142346650&quot;" office:value-type="string" office:string-value="Cell-(+58) 4142346650" calcext:value-type="string">
            <text:p>Cell-(+58) 4142346650</text:p>
          </table:table-cell>
          <table:table-cell table:style-name="ce24" table:formula="of:=&quot;EL CAFETAL CALLE CUMANA QTA XANA&quot;" office:value-type="string" office:string-value="EL CAFETAL CALLE CUMANA QTA XANA" calcext:value-type="string">
            <text:p>EL CAFETAL CALLE CUMANA QTA XANA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BARUTA&quot;" office:value-type="string" office:string-value="BARUTA" calcext:value-type="string">
            <text:p>BARUT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1&quot;" office:value-type="string" office:string-value="1061" calcext:value-type="string">
            <text:p>1061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EL CAFETAL CALLE CUMANA QTA XANA&quot;" office:value-type="string" office:string-value="EL CAFETAL CALLE CUMANA QTA XANA" calcext:value-type="string">
            <text:p>EL CAFETAL CALLE CUMANA QTA XANA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BARUTA&quot;" office:value-type="string" office:string-value="BARUTA" calcext:value-type="string">
            <text:p>BARUTA</text:p>
          </table:table-cell>
          <table:table-cell table:style-name="ce24" table:formula="of:=&quot;CARACAS&quot;" office:value-type="string" office:string-value="CARACAS" calcext:value-type="string">
            <text:p>CARACAS</text:p>
          </table:table-cell>
          <table:table-cell table:style-name="ce24" table:formula="of:=&quot;1061&quot;" office:value-type="string" office:string-value="1061" calcext:value-type="string">
            <text:p>1061</text:p>
          </table:table-cell>
          <table:table-cell table:style-name="ce24" table:formula="of:=&quot;VE&quot;" office:value-type="string" office:string-value="VE" calcext:value-type="string">
            <text:p>VE</text:p>
          </table:table-cell>
          <table:table-cell table:style-name="ce24" table:formula="of:=&quot;DIEGO CORTIULA&quot;" office:value-type="string" office:string-value="DIEGO CORTIULA" calcext:value-type="string">
            <text:p>DIEGO CORTIULA</text:p>
          </table:table-cell>
          <table:table-cell table:style-name="ce24" table:formula="of:=&quot;Cell-(+58) 7862942233&quot;" office:value-type="string" office:string-value="Cell-(+58) 7862942233" calcext:value-type="string">
            <text:p>Cell-(+58) 7862942233</text:p>
          </table:table-cell>
          <table:table-cell table:style-name="ce24" table:formula="of:=&quot;English&quot;" office:value-type="string" office:string-value="English" calcext:value-type="string">
            <text:p>Engl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11:47&quot;" office:value-type="string" office:string-value="00:11:47" calcext:value-type="string">
            <text:p>00:11:47</text:p>
          </table:table-cell>
          <table:table-cell table:style-name="ce24" table:formula="of:=&quot;xl&quot;" office:value-type="string" office:string-value="xl" calcext:value-type="string">
            <text:p>xl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0" table:formula="of:=&quot;13582157&quot;" office:value-type="string" office:string-value="13582157" calcext:value-type="string">
            <text:p>13582157</text:p>
          </table:table-cell>
          <table:table-cell table:style-name="ce24" table:formula="of:=&quot;Katiuska&quot;" office:value-type="string" office:string-value="Katiuska" calcext:value-type="string">
            <text:p>Katiuska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Vegas&quot;" office:value-type="string" office:string-value="Vegas" calcext:value-type="string">
            <text:p>Vegas</text:p>
          </table:table-cell>
          <table:table-cell table:style-name="ce24" table:formula="of:=&quot;katiuska.vegas@gmail.com&quot;" office:value-type="string" office:string-value="katiuska.vegas@gmail.com" calcext:value-type="string">
            <text:p>katiuska.vegas@gmail.com</text:p>
          </table:table-cell>
          <table:table-cell table:style-name="ce24" table:formula="of:=&quot;Female&quot;" office:value-type="string" office:string-value="Female" calcext:value-type="string">
            <text:p>Female</text:p>
          </table:table-cell>
          <table:table-cell table:style-name="ce32" office:value-type="string" calcext:value-type="string">
            <text:p>05/17/1973</text:p>
          </table:table-cell>
          <table:table-cell table:style-name="ce24" table:formula="of:=&quot;Venezuela&quot;" office:value-type="string" office:string-value="Venezuela" calcext:value-type="string">
            <text:p>Venezuela</text:p>
          </table:table-cell>
          <table:table-cell table:style-name="ce24" table:formula="of:=&quot;Cell-(+1) 9545051627&quot;" office:value-type="string" office:string-value="Cell-(+1) 9545051627" calcext:value-type="string">
            <text:p>Cell-(+1) 9545051627</text:p>
          </table:table-cell>
          <table:table-cell table:style-name="ce24" table:formula="of:=&quot;2527 BAY POINTE CT&quot;" office:value-type="string" office:string-value="2527 BAY POINTE CT" calcext:value-type="string">
            <text:p>2527 BAY POINTE CT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Fort Lauderdale&quot;" office:value-type="string" office:string-value="Fort Lauderdale" calcext:value-type="string">
            <text:p>Fort Lauderdale</text:p>
          </table:table-cell>
          <table:table-cell table:style-name="ce24" table:formula="of:=&quot;33327&quot;" office:value-type="string" office:string-value="33327" calcext:value-type="string">
            <text:p>33327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2527 BAY POINTE CT&quot;" office:value-type="string" office:string-value="2527 BAY POINTE CT" calcext:value-type="string">
            <text:p>2527 BAY POINTE CT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Florida&quot;" office:value-type="string" office:string-value="Florida" calcext:value-type="string">
            <text:p>Florida</text:p>
          </table:table-cell>
          <table:table-cell table:style-name="ce24" table:formula="of:=&quot;Fort Lauderdale&quot;" office:value-type="string" office:string-value="Fort Lauderdale" calcext:value-type="string">
            <text:p>Fort Lauderdale</text:p>
          </table:table-cell>
          <table:table-cell table:style-name="ce24" table:formula="of:=&quot;33327&quot;" office:value-type="string" office:string-value="33327" calcext:value-type="string">
            <text:p>33327</text:p>
          </table:table-cell>
          <table:table-cell table:style-name="ce24" table:formula="of:=&quot;US&quot;" office:value-type="string" office:string-value="US" calcext:value-type="string">
            <text:p>US</text:p>
          </table:table-cell>
          <table:table-cell table:style-name="ce24" table:formula="of:=&quot;ROBERTO MAURANT&quot;" office:value-type="string" office:string-value="ROBERTO MAURANT" calcext:value-type="string">
            <text:p>ROBERTO MAURANT</text:p>
          </table:table-cell>
          <table:table-cell table:style-name="ce24" table:formula="of:=&quot;Cell-(+1) 9547017992&quot;" office:value-type="string" office:string-value="Cell-(+1) 9547017992" calcext:value-type="string">
            <text:p>Cell-(+1) 9547017992</text:p>
          </table:table-cell>
          <table:table-cell table:style-name="ce24" table:formula="of:=&quot;Spanish&quot;" office:value-type="string" office:string-value="Spanish" calcext:value-type="string">
            <text:p>Spanish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Pending Customer&quot;" office:value-type="string" office:string-value="Pending Customer" calcext:value-type="string">
            <text:p>Pending Customer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-&quot;" office:value-type="string" office:string-value="-" calcext:value-type="string">
            <text:p>-</text:p>
          </table:table-cell>
          <table:table-cell table:style-name="ce24" table:formula="of:=&quot;00:08:29&quot;" office:value-type="string" office:string-value="00:08:29" calcext:value-type="string">
            <text:p>00:08:29</text:p>
          </table:table-cell>
          <table:table-cell table:style-name="ce24" table:formula="of:=&quot;xs&quot;" office:value-type="string" office:string-value="xs" calcext:value-type="string">
            <text:p>xs</text:p>
          </table:table-cell>
          <table:table-cell table:style-name="ce35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>
          <table:table-cell table:style-name="ce21" table:formula="of:=&quot;13968266&quot;" office:value-type="string" office:string-value="13968266" calcext:value-type="string">
            <text:p>13968266</text:p>
          </table:table-cell>
          <table:table-cell table:style-name="ce25" table:formula="of:=&quot;Rafael&quot;" office:value-type="string" office:string-value="Rafael" calcext:value-type="string">
            <text:p>Rafael</text:p>
          </table:table-cell>
          <table:table-cell table:style-name="ce25" table:formula="of:=&quot;-&quot;" office:value-type="string" office:string-value="-" calcext:value-type="string">
            <text:p>-</text:p>
          </table:table-cell>
          <table:table-cell table:style-name="ce25" table:formula="of:=&quot;Velazco&quot;" office:value-type="string" office:string-value="Velazco" calcext:value-type="string">
            <text:p>Velazco</text:p>
          </table:table-cell>
          <table:table-cell table:style-name="ce25" table:formula="of:=&quot;rafaelvelazco@hotmail.com&quot;" office:value-type="string" office:string-value="rafaelvelazco@hotmail.com" calcext:value-type="string">
            <text:p>rafaelvelazco@hotmail.com</text:p>
          </table:table-cell>
          <table:table-cell table:style-name="ce25" table:formula="of:=&quot;Male&quot;" office:value-type="string" office:string-value="Male" calcext:value-type="string">
            <text:p>Male</text:p>
          </table:table-cell>
          <table:table-cell table:style-name="ce33" office:value-type="string" calcext:value-type="string">
            <text:p>11/02/1976</text:p>
          </table:table-cell>
          <table:table-cell table:style-name="ce25" table:formula="of:=&quot;Venezuela&quot;" office:value-type="string" office:string-value="Venezuela" calcext:value-type="string">
            <text:p>Venezuela</text:p>
          </table:table-cell>
          <table:table-cell table:style-name="ce25" table:formula="of:=&quot;Cell-(+1) 7862005743&quot;" office:value-type="string" office:string-value="Cell-(+1) 7862005743" calcext:value-type="string">
            <text:p>Cell-(+1) 7862005743</text:p>
          </table:table-cell>
          <table:table-cell table:style-name="ce25" table:formula="of:=&quot;2333 brickel Av&quot;" office:value-type="string" office:string-value="2333 brickel Av" calcext:value-type="string">
            <text:p>2333 brickel Av</text:p>
          </table:table-cell>
          <table:table-cell table:style-name="ce25" table:formula="of:=&quot;-&quot;" office:value-type="string" office:string-value="-" calcext:value-type="string">
            <text:p>-</text:p>
          </table:table-cell>
          <table:table-cell table:style-name="ce25" table:formula="of:=&quot;Florida&quot;" office:value-type="string" office:string-value="Florida" calcext:value-type="string">
            <text:p>Florida</text:p>
          </table:table-cell>
          <table:table-cell table:style-name="ce25" table:formula="of:=&quot;Miami&quot;" office:value-type="string" office:string-value="Miami" calcext:value-type="string">
            <text:p>Miami</text:p>
          </table:table-cell>
          <table:table-cell table:style-name="ce25" table:formula="of:=&quot;33131&quot;" office:value-type="string" office:string-value="33131" calcext:value-type="string">
            <text:p>33131</text:p>
          </table:table-cell>
          <table:table-cell table:style-name="ce25" table:formula="of:=&quot;US&quot;" office:value-type="string" office:string-value="US" calcext:value-type="string">
            <text:p>US</text:p>
          </table:table-cell>
          <table:table-cell table:style-name="ce25" table:formula="of:=&quot;2333 brickel Av&quot;" office:value-type="string" office:string-value="2333 brickel Av" calcext:value-type="string">
            <text:p>2333 brickel Av</text:p>
          </table:table-cell>
          <table:table-cell table:style-name="ce25" table:formula="of:=&quot;-&quot;" office:value-type="string" office:string-value="-" calcext:value-type="string">
            <text:p>-</text:p>
          </table:table-cell>
          <table:table-cell table:style-name="ce25" table:formula="of:=&quot;Florida&quot;" office:value-type="string" office:string-value="Florida" calcext:value-type="string">
            <text:p>Florida</text:p>
          </table:table-cell>
          <table:table-cell table:style-name="ce25" table:formula="of:=&quot;Miami&quot;" office:value-type="string" office:string-value="Miami" calcext:value-type="string">
            <text:p>Miami</text:p>
          </table:table-cell>
          <table:table-cell table:style-name="ce25" table:formula="of:=&quot;33131&quot;" office:value-type="string" office:string-value="33131" calcext:value-type="string">
            <text:p>33131</text:p>
          </table:table-cell>
          <table:table-cell table:style-name="ce25" table:formula="of:=&quot;US&quot;" office:value-type="string" office:string-value="US" calcext:value-type="string">
            <text:p>US</text:p>
          </table:table-cell>
          <table:table-cell table:style-name="ce25" table:formula="of:=&quot;Ana Prieto&quot;" office:value-type="string" office:string-value="Ana Prieto" calcext:value-type="string">
            <text:p>Ana Prieto</text:p>
          </table:table-cell>
          <table:table-cell table:style-name="ce25" table:formula="of:=&quot;Cell-(+1) 584141560161&quot;" office:value-type="string" office:string-value="Cell-(+1) 584141560161" calcext:value-type="string">
            <text:p>Cell-(+1) 584141560161</text:p>
          </table:table-cell>
          <table:table-cell table:style-name="ce25" table:formula="of:=&quot;Spanish&quot;" office:value-type="string" office:string-value="Spanish" calcext:value-type="string">
            <text:p>Spanish</text:p>
          </table:table-cell>
          <table:table-cell table:style-name="ce25" table:formula="of:=&quot;-&quot;" office:value-type="string" office:string-value="-" calcext:value-type="string">
            <text:p>-</text:p>
          </table:table-cell>
          <table:table-cell table:style-name="ce25" table:formula="of:=&quot;Pending Customer&quot;" office:value-type="string" office:string-value="Pending Customer" calcext:value-type="string">
            <text:p>Pending Customer</text:p>
          </table:table-cell>
          <table:table-cell table:style-name="ce25" table:formula="of:=&quot;-&quot;" office:value-type="string" office:string-value="-" calcext:value-type="string">
            <text:p>-</text:p>
          </table:table-cell>
          <table:table-cell table:style-name="ce25" table:formula="of:=&quot;-&quot;" office:value-type="string" office:string-value="-" calcext:value-type="string">
            <text:p>-</text:p>
          </table:table-cell>
          <table:table-cell table:style-name="ce25" table:formula="of:=&quot;00:08:29&quot;" office:value-type="string" office:string-value="00:08:29" calcext:value-type="string">
            <text:p>00:08:29</text:p>
          </table:table-cell>
          <table:table-cell table:style-name="ce25" table:formula="of:=&quot;s&quot;" office:value-type="string" office:string-value="s" calcext:value-type="string">
            <text:p>s</text:p>
          </table:table-cell>
          <table:table-cell table:style-name="ce36" table:formula="of:=&quot;-&quot;" office:value-type="string" office:string-value="-" calcext:value-type="string">
            <text:p>-</text:p>
          </table:table-cell>
          <table:table-cell table:number-columns-repeated="99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25T10:06:40.105095616</dc:date>
    <meta:editing-cycles>2</meta:editing-cycles>
    <meta:editing-duration>PT6M50S</meta:editing-duration>
    <meta:document-statistic meta:table-count="2" meta:cell-count="2123" meta:object-count="0"/>
  </office:meta>
</office:document-meta>
</file>